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70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6.16pt"/>
    </style:style>
    <style:style style:name="co8" style:family="table-column">
      <style:table-column-properties fo:break-before="auto" style:column-width="163.9pt"/>
    </style:style>
    <style:style style:name="co9" style:family="table-column">
      <style:table-column-properties fo:break-before="auto" style:column-width="192.19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32.24pt"/>
    </style:style>
    <style:style style:name="co12" style:family="table-column">
      <style:table-column-properties fo:break-before="auto" style:column-width="172.35pt"/>
    </style:style>
    <style:style style:name="co13" style:family="table-column">
      <style:table-column-properties fo:break-before="auto" style:column-width="174.7pt"/>
    </style:style>
    <style:style style:name="co14" style:family="table-column">
      <style:table-column-properties fo:break-before="auto" style:column-width="199.39pt"/>
    </style:style>
    <style:style style:name="co15" style:family="table-column">
      <style:table-column-properties fo:break-before="auto" style:column-width="207.1pt"/>
    </style:style>
    <style:style style:name="co16" style:family="table-column">
      <style:table-column-properties fo:break-before="auto" style:column-width="140.71pt"/>
    </style:style>
    <style:style style:name="co17" style:family="table-column">
      <style:table-column-properties fo:break-before="auto" style:column-width="148.45pt"/>
    </style:style>
    <style:style style:name="co18" style:family="table-column">
      <style:table-column-properties fo:break-before="auto" style:column-width="196.3pt"/>
    </style:style>
    <style:style style:name="co19" style:family="table-column">
      <style:table-column-properties fo:break-before="auto" style:column-width="82.8pt"/>
    </style:style>
    <style:style style:name="co20" style:family="table-column">
      <style:table-column-properties fo:break-before="auto" style:column-width="95.7pt"/>
    </style:style>
    <style:style style:name="co21" style:family="table-column">
      <style:table-column-properties fo:break-before="auto" style:column-width="98.25pt"/>
    </style:style>
    <style:style style:name="co22" style:family="table-column">
      <style:table-column-properties fo:break-before="auto" style:column-width="115.74pt"/>
    </style:style>
    <style:style style:name="co23" style:family="table-column">
      <style:table-column-properties fo:break-before="auto" style:column-width="133.51pt"/>
    </style:style>
    <style:style style:name="co24" style:family="table-column">
      <style:table-column-properties fo:break-before="auto" style:column-width="131.19pt"/>
    </style:style>
    <style:style style:name="co25" style:family="table-column">
      <style:table-column-properties fo:break-before="auto" style:column-width="154.35pt"/>
    </style:style>
    <style:style style:name="co26" style:family="table-column">
      <style:table-column-properties fo:break-before="auto" style:column-width="139.69pt"/>
    </style:style>
    <style:style style:name="co27" style:family="table-column">
      <style:table-column-properties fo:break-before="auto" style:column-width="141.99pt"/>
    </style:style>
    <style:style style:name="co28" style:family="table-column">
      <style:table-column-properties fo:break-before="auto" style:column-width="137.4pt"/>
    </style:style>
    <style:style style:name="co29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fcc79b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fo:background-color="#fcc79b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cc79b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0.06pt solid #000000" fo:background-color="#fcc79b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fo:border-left="0.06pt solid #000000" fo:border-right="none" fo:border-top="none"/>
      <style:map style:condition="cell-content()=MAX([.$C$3:.$H$24])" style:apply-style-name="Good" style:base-cell-address="combine_all.C3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map style:condition="cell-content()=MAX([.$C$3:.$H$24])" style:apply-style-name="Good" style:base-cell-address="combine_all.C3"/>
    </style:style>
    <style:style style:name="ce17" style:family="table-cell" style:parent-style-name="Default">
      <style:table-cell-properties fo:border-bottom="none" fo:border-left="none" fo:border-right="none" fo:border-top="0.06pt solid #000000"/>
      <style:map style:condition="cell-content()=MAX([.$C$25:.$H$46])" style:apply-style-name="Good" style:base-cell-address="combine_all.C25"/>
    </style:style>
    <style:style style:name="ce18" style:family="table-cell" style:parent-style-name="Default">
      <style:map style:condition="cell-content()=MAX([.$C$25:.$H$46])" style:apply-style-name="Good" style:base-cell-address="combine_all.C25"/>
    </style:style>
    <style:style style:name="ce19" style:family="table-cell" style:parent-style-name="Default">
      <style:table-cell-properties fo:border-bottom="0.06pt solid #000000" fo:border-left="none" fo:border-right="none" fo:border-top="none"/>
      <style:map style:condition="cell-content()=MAX([.$C$25:.$H$46])" style:apply-style-name="Good" style:base-cell-address="combine_all.C25"/>
    </style:style>
    <style:style style:name="ce20" style:family="table-cell" style:parent-style-name="Default">
      <style:table-cell-properties fo:border-bottom="none" fo:background-color="#fcc79b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fcc79b" fo:border-left="none" fo:border-right="none" fo:border-top="none"/>
    </style:style>
    <style:style style:name="ce22" style:family="table-cell" style:parent-style-name="Default">
      <style:map style:condition="cell-content()=MAX([.$C$3:.$H$24])" style:apply-style-name="Good" style:base-cell-address="combine_all.C3"/>
    </style:style>
    <style:style style:name="ce23" style:family="table-cell" style:parent-style-name="Default">
      <style:table-cell-properties fo:border-bottom="0.06pt solid #000000" fo:border-left="none" fo:border-right="none" fo:border-top="none"/>
      <style:map style:condition="cell-content()=MAX([.$C$3:.$H$24])" style:apply-style-name="Good" style:base-cell-address="combine_all.C3"/>
    </style:style>
    <style:style style:name="ce24" style:family="table-cell" style:parent-style-name="Default">
      <style:table-cell-properties fo:border-bottom="none" fo:background-color="#fcc79b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  <style:map style:condition="cell-content()=MAX([.$C$3:.$H$24])" style:apply-style-name="Good" style:base-cell-address="combine_all.C3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map style:condition="cell-content()=MAX([.$C$3:.$H$24])" style:apply-style-name="Good" style:base-cell-address="combine_all.C3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49" style:family="table-cell" style:parent-style-name="Default">
      <style:table-cell-properties fo:border-bottom="none" fo:border-left="0.06pt solid #000000" fo:border-right="none" fo:border-top="none"/>
      <style:map style:condition="cell-content()=MAX([.$C$3:.$H$24])" style:apply-style-name="Good" style:base-cell-address="'Another version_taking_avg_of_all_embedding'.C3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map style:condition="cell-content()=MAX([.$C$3:.$H$24])" style:apply-style-name="Good" style:base-cell-address="'Another version_taking_avg_of_all_embedding'.C3"/>
    </style:style>
    <style:style style:name="ce51" style:family="table-cell" style:parent-style-name="Default">
      <style:map style:condition="cell-content()=MAX([.$C$25:.$H$46])" style:apply-style-name="Good" style:base-cell-address="'Another version_taking_avg_of_all_embedding'.I25"/>
    </style:style>
    <style:style style:name="ce52" style:family="table-cell" style:parent-style-name="Default">
      <style:table-cell-properties fo:border-bottom="0.06pt solid #000000" fo:border-left="none" fo:border-right="none" fo:border-top="none"/>
      <style:map style:condition="cell-content()=MAX([.$C$25:.$H$46])" style:apply-style-name="Good" style:base-cell-address="'Another version_taking_avg_of_all_embedding'.I25"/>
    </style:style>
    <style:style style:name="ce53" style:family="table-cell" style:parent-style-name="Default">
      <style:map style:condition="cell-content()=MAX([.$C$3:.$H$24])" style:apply-style-name="Good" style:base-cell-address="'Another version_taking_avg_of_all_embedding'.C3"/>
    </style:style>
    <style:style style:name="ce54" style:family="table-cell" style:parent-style-name="Default">
      <style:table-cell-properties fo:border-bottom="0.06pt solid #000000" fo:border-left="none" fo:border-right="none" fo:border-top="none"/>
      <style:map style:condition="cell-content()=MAX([.$C$3:.$H$24])" style:apply-style-name="Good" style:base-cell-address="'Another version_taking_avg_of_all_embedding'.C3"/>
    </style:style>
    <style:style style:name="ce55" style:family="table-cell" style:parent-style-name="Default">
      <style:table-cell-properties fo:border-bottom="none" fo:border-left="none" fo:border-right="0.06pt solid #000000" fo:border-top="none"/>
      <style:map style:condition="cell-content()=MAX([.$C$3:.$H$24])" style:apply-style-name="Good" style:base-cell-address="'Another version_taking_avg_of_all_embedding'.C3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  <style:map style:condition="cell-content()=MAX([.$C$3:.$H$24])" style:apply-style-name="Good" style:base-cell-address="'Another version_taking_avg_of_all_embedding'.C3"/>
    </style:style>
    <style:style style:name="ce57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ve" table:style-name="ta1">
        <office:forms form:automatic-focus="false" form:apply-design-mode="false"/>
        <table:shapes>
          <draw:frame draw:z-index="0" draw:style-name="gr1" draw:text-style-name="P1" svg:width="524.04pt" svg:height="270.31pt" svg:x="201.37pt" svg:y="54.23pt">
            <draw:object draw:notify-on-update-of-ranges="Glove.A2:Glove.A23 Glove.B1:Glove.B1 Glove.B2:Glove.B23 Glove.D1:Glove.D1 Glove.D2:Glove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ine_tuned_glove_mean</text:p>
          </table:table-cell>
          <table:table-cell office:value-type="string" calcext:value-type="string">
            <text:p>fine_tuned_glove_median</text:p>
          </table:table-cell>
          <table:table-cell office:value-type="string" calcext:value-type="string">
            <text:p>glove_trained_from_scratch_mean</text:p>
          </table:table-cell>
          <table:table-cell office:value-type="string" calcext:value-type="string">
            <text:p>glove_trained_from_scratch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9869789590641" calcext:value-type="float">
            <text:p>0.129869789590641</text:p>
          </table:table-cell>
          <table:table-cell office:value-type="float" office:value="0.142367429149394" calcext:value-type="float">
            <text:p>0.142367429149394</text:p>
          </table:table-cell>
          <table:table-cell office:value-type="float" office:value="0.0498190966013917" calcext:value-type="float">
            <text:p>0.049819096601392</text:p>
          </table:table-cell>
          <table:table-cell office:value-type="float" office:value="0.0425233739736129" calcext:value-type="float">
            <text:p>0.042523373973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6184806045221" calcext:value-type="float">
            <text:p>0.136184806045221</text:p>
          </table:table-cell>
          <table:table-cell office:value-type="float" office:value="0.138443628427934" calcext:value-type="float">
            <text:p>0.138443628427934</text:p>
          </table:table-cell>
          <table:table-cell office:value-type="float" office:value="0.0485417652130127" calcext:value-type="float">
            <text:p>0.048541765213013</text:p>
          </table:table-cell>
          <table:table-cell office:value-type="float" office:value="0.0330322281195193" calcext:value-type="float">
            <text:p>0.033032228119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6817850817899" calcext:value-type="float">
            <text:p>0.116817850817899</text:p>
          </table:table-cell>
          <table:table-cell office:value-type="float" office:value="0.123252874880421" calcext:value-type="float">
            <text:p>0.123252874880421</text:p>
          </table:table-cell>
          <table:table-cell office:value-type="float" office:value="0.0461722578537437" calcext:value-type="float">
            <text:p>0.046172257853744</text:p>
          </table:table-cell>
          <table:table-cell office:value-type="float" office:value="0.037153282944037" calcext:value-type="float">
            <text:p>0.037153282944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352964471311" calcext:value-type="float">
            <text:p>0.12352964471311</text:p>
          </table:table-cell>
          <table:table-cell office:value-type="float" office:value="0.142245184450733" calcext:value-type="float">
            <text:p>0.142245184450733</text:p>
          </table:table-cell>
          <table:table-cell office:value-type="float" office:value="0.0449922043158084" calcext:value-type="float">
            <text:p>0.044992204315808</text:p>
          </table:table-cell>
          <table:table-cell office:value-type="float" office:value="0.0304178432542451" calcext:value-type="float">
            <text:p>0.030417843254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5418032372204" calcext:value-type="float">
            <text:p>0.145418032372204</text:p>
          </table:table-cell>
          <table:table-cell office:value-type="float" office:value="0.152257503587372" calcext:value-type="float">
            <text:p>0.152257503587372</text:p>
          </table:table-cell>
          <table:table-cell office:value-type="float" office:value="0.0542519897269304" calcext:value-type="float">
            <text:p>0.05425198972693</text:p>
          </table:table-cell>
          <table:table-cell office:value-type="float" office:value="0.0348813271035953" calcext:value-type="float">
            <text:p>0.034881327103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2934806590178" calcext:value-type="float">
            <text:p>0.142934806590178</text:p>
          </table:table-cell>
          <table:table-cell office:value-type="float" office:value="0.141548007264429" calcext:value-type="float">
            <text:p>0.141548007264429</text:p>
          </table:table-cell>
          <table:table-cell office:value-type="float" office:value="0.0509887382935505" calcext:value-type="float">
            <text:p>0.050988738293551</text:p>
          </table:table-cell>
          <table:table-cell office:value-type="float" office:value="0.0406401217713648" calcext:value-type="float">
            <text:p>0.0406401217713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5345098083693" calcext:value-type="float">
            <text:p>0.135345098083693</text:p>
          </table:table-cell>
          <table:table-cell office:value-type="float" office:value="0.133718149613361" calcext:value-type="float">
            <text:p>0.133718149613361</text:p>
          </table:table-cell>
          <table:table-cell office:value-type="float" office:value="0.0553530393737727" calcext:value-type="float">
            <text:p>0.055353039373773</text:p>
          </table:table-cell>
          <table:table-cell office:value-type="float" office:value="0.0426713530871333" calcext:value-type="float">
            <text:p>0.0426713530871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0542525395834" calcext:value-type="float">
            <text:p>0.140542525395834</text:p>
          </table:table-cell>
          <table:table-cell office:value-type="float" office:value="0.139461451939174" calcext:value-type="float">
            <text:p>0.139461451939174</text:p>
          </table:table-cell>
          <table:table-cell office:value-type="float" office:value="0.0537478821706683" calcext:value-type="float">
            <text:p>0.053747882170668</text:p>
          </table:table-cell>
          <table:table-cell office:value-type="float" office:value="0.0446028137207031" calcext:value-type="float">
            <text:p>0.0446028137207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0130965369088" calcext:value-type="float">
            <text:p>0.140130965369088</text:p>
          </table:table-cell>
          <table:table-cell office:value-type="float" office:value="0.14213900196309" calcext:value-type="float">
            <text:p>0.14213900196309</text:p>
          </table:table-cell>
          <table:table-cell office:value-type="float" office:value="0.0567526123150676" calcext:value-type="float">
            <text:p>0.056752612315068</text:p>
          </table:table-cell>
          <table:table-cell office:value-type="float" office:value="0.0514428773218272" calcext:value-type="float">
            <text:p>0.0514428773218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3495356843909" calcext:value-type="float">
            <text:p>0.143495356843909</text:p>
          </table:table-cell>
          <table:table-cell office:value-type="float" office:value="0.142041351941167" calcext:value-type="float">
            <text:p>0.142041351941167</text:p>
          </table:table-cell>
          <table:table-cell office:value-type="float" office:value="0.0563489165636958" calcext:value-type="float">
            <text:p>0.056348916563696</text:p>
          </table:table-cell>
          <table:table-cell office:value-type="float" office:value="0.0503274100167411" calcext:value-type="float">
            <text:p>0.0503274100167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8655885079164" calcext:value-type="float">
            <text:p>0.138655885079164</text:p>
          </table:table-cell>
          <table:table-cell office:value-type="float" office:value="0.137330814283721" calcext:value-type="float">
            <text:p>0.137330814283721</text:p>
          </table:table-cell>
          <table:table-cell office:value-type="float" office:value="0.0525047429588029" calcext:value-type="float">
            <text:p>0.052504742958803</text:p>
          </table:table-cell>
          <table:table-cell office:value-type="float" office:value="0.0444262601891343" calcext:value-type="float">
            <text:p>0.0444262601891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3806933430531" calcext:value-type="float">
            <text:p>0.143806933430531</text:p>
          </table:table-cell>
          <table:table-cell office:value-type="float" office:value="0.141424049844547" calcext:value-type="float">
            <text:p>0.141424049844547</text:p>
          </table:table-cell>
          <table:table-cell office:value-type="float" office:value="0.0573001616744405" calcext:value-type="float">
            <text:p>0.057300161674441</text:p>
          </table:table-cell>
          <table:table-cell office:value-type="float" office:value="0.0516682340660874" calcext:value-type="float">
            <text:p>0.0516682340660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9824593135289" calcext:value-type="float">
            <text:p>0.139824593135289</text:p>
          </table:table-cell>
          <table:table-cell office:value-type="float" office:value="0.136976249850526" calcext:value-type="float">
            <text:p>0.136976249850526</text:p>
          </table:table-cell>
          <table:table-cell office:value-type="float" office:value="0.0582599332121765" calcext:value-type="float">
            <text:p>0.058259933212177</text:p>
          </table:table-cell>
          <table:table-cell office:value-type="float" office:value="0.0465571064851722" calcext:value-type="float">
            <text:p>0.0465571064851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41926489924819" calcext:value-type="float">
            <text:p>0.141926489924819</text:p>
          </table:table-cell>
          <table:table-cell office:value-type="float" office:value="0.144401618801818" calcext:value-type="float">
            <text:p>0.144401618801818</text:p>
          </table:table-cell>
          <table:table-cell office:value-type="float" office:value="0.0558325857799096" calcext:value-type="float">
            <text:p>0.05583258577991</text:p>
          </table:table-cell>
          <table:table-cell office:value-type="float" office:value="0.0452856569874044" calcext:value-type="float">
            <text:p>0.0452856569874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95249101838" calcext:value-type="float">
            <text:p>0.1395249101838</text:p>
          </table:table-cell>
          <table:table-cell office:value-type="float" office:value="0.141287953902264" calcext:value-type="float">
            <text:p>0.141287953902264</text:p>
          </table:table-cell>
          <table:table-cell office:value-type="float" office:value="0.0571931100320988" calcext:value-type="float">
            <text:p>0.057193110032099</text:p>
          </table:table-cell>
          <table:table-cell office:value-type="float" office:value="0.0481153184540418" calcext:value-type="float">
            <text:p>0.0481153184540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9706002816514" calcext:value-type="float">
            <text:p>0.139706002816514</text:p>
          </table:table-cell>
          <table:table-cell office:value-type="float" office:value="0.13820706114477" calcext:value-type="float">
            <text:p>0.13820706114477</text:p>
          </table:table-cell>
          <table:table-cell office:value-type="float" office:value="0.0571204991465755" calcext:value-type="float">
            <text:p>0.057120499146576</text:p>
          </table:table-cell>
          <table:table-cell office:value-type="float" office:value="0.0480762964365434" calcext:value-type="float">
            <text:p>0.0480762964365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8769228599115" calcext:value-type="float">
            <text:p>0.138769228599115</text:p>
          </table:table-cell>
          <table:table-cell office:value-type="float" office:value="0.147927320830676" calcext:value-type="float">
            <text:p>0.147927320830676</text:p>
          </table:table-cell>
          <table:table-cell office:value-type="float" office:value="0.0551776373011594" calcext:value-type="float">
            <text:p>0.055177637301159</text:p>
          </table:table-cell>
          <table:table-cell office:value-type="float" office:value="0.0475107309769611" calcext:value-type="float">
            <text:p>0.047510730976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44481937642" calcext:value-type="float">
            <text:p>0.1444481937642</text:p>
          </table:table-cell>
          <table:table-cell office:value-type="float" office:value="0.147064620037468" calcext:value-type="float">
            <text:p>0.147064620037468</text:p>
          </table:table-cell>
          <table:table-cell office:value-type="float" office:value="0.0579306796326929" calcext:value-type="float">
            <text:p>0.057930679632693</text:p>
          </table:table-cell>
          <table:table-cell office:value-type="float" office:value="0.0540128746811225" calcext:value-type="float">
            <text:p>0.0540128746811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6340059082147" calcext:value-type="float">
            <text:p>0.146340059082147</text:p>
          </table:table-cell>
          <table:table-cell office:value-type="float" office:value="0.145044966717156" calcext:value-type="float">
            <text:p>0.145044966717156</text:p>
          </table:table-cell>
          <table:table-cell office:value-type="float" office:value="0.054929604043766" calcext:value-type="float">
            <text:p>0.054929604043766</text:p>
          </table:table-cell>
          <table:table-cell office:value-type="float" office:value="0.0495004210180166" calcext:value-type="float">
            <text:p>0.0495004210180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7483838816713" calcext:value-type="float">
            <text:p>0.147483838816713</text:p>
          </table:table-cell>
          <table:table-cell office:value-type="float" office:value="0.146243497887436" calcext:value-type="float">
            <text:p>0.146243497887436</text:p>
          </table:table-cell>
          <table:table-cell office:value-type="float" office:value="0.0552218146269154" calcext:value-type="float">
            <text:p>0.055221814626915</text:p>
          </table:table-cell>
          <table:table-cell office:value-type="float" office:value="0.0501879602549027" calcext:value-type="float">
            <text:p>0.0501879602549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9848039397494" calcext:value-type="float">
            <text:p>0.149848039397494</text:p>
          </table:table-cell>
          <table:table-cell office:value-type="float" office:value="0.146164376395089" calcext:value-type="float">
            <text:p>0.146164376395089</text:p>
          </table:table-cell>
          <table:table-cell office:value-type="float" office:value="0.0593083868062481" calcext:value-type="float">
            <text:p>0.059308386806248</text:p>
          </table:table-cell>
          <table:table-cell office:value-type="float" office:value="0.0540091752032844" calcext:value-type="float">
            <text:p>0.0540091752032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5194508704361" calcext:value-type="float">
            <text:p>0.145194508704361</text:p>
          </table:table-cell>
          <table:table-cell office:value-type="float" office:value="0.143942105040258" calcext:value-type="float">
            <text:p>0.143942105040258</text:p>
          </table:table-cell>
          <table:table-cell office:value-type="float" office:value="0.0576050844153579" calcext:value-type="float">
            <text:p>0.057605084415358</text:p>
          </table:table-cell>
          <table:table-cell office:value-type="float" office:value="0.051869877406529" calcext:value-type="float">
            <text:p>0.051869877406529</text:p>
          </table:table-cell>
        </table:table-row>
      </table:table>
      <table:table table:name="w2v" table:style-name="ta1">
        <table:shapes>
          <draw:frame draw:z-index="0" draw:style-name="gr1" draw:text-style-name="P1" svg:width="638.48pt" svg:height="306.48pt" svg:x="188.76pt" svg:y="64.74pt">
            <draw:object draw:notify-on-update-of-ranges="w2v.A2:w2v.A23 w2v.D1:w2v.D1 w2v.D2:w2v.D23 w2v.E1:w2v.E1 w2v.E2:w2v.E23 w2v.F1:w2v.F1 w2v.F2:w2v.F23 w2v.G1:w2v.G1 w2v.G2:w2v.G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32.06pt" svg:height="308.72pt" svg:x="348.77pt" svg:y="35.38pt">
            <draw:object draw:notify-on-update-of-ranges="w2v.A2:w2v.A23 w2v.B1:w2v.B1 w2v.B2:w2v.B23 w2v.D1:w2v.D1 w2v.D2:w2v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Average score for w2v trained from scratch</text:p>
          </table:table-cell>
          <table:table-cell office:value-type="string" calcext:value-type="string">
            <text:p>w2v_trained_from_scratch_median</text:p>
          </table:table-cell>
          <table:table-cell office:value-type="string" calcext:value-type="string">
            <text:p>Average score for w2v fine tune ortho_pro_crustes</text:p>
          </table:table-cell>
          <table:table-cell office:value-type="string" calcext:value-type="string">
            <text:p>w2v_fine_tune_ortho_pro_crustes_median</text:p>
          </table:table-cell>
          <table:table-cell office:value-type="string" calcext:value-type="string">
            <text:p>Average score for w2v fine tune cca</text:p>
          </table:table-cell>
          <table:table-cell office:value-type="string" calcext:value-type="string">
            <text:p>w2v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66743589351198" calcext:value-type="float">
            <text:p>0.07667435893512</text:p>
          </table:table-cell>
          <table:table-cell office:value-type="float" office:value="0.0852558182696907" calcext:value-type="float">
            <text:p>0.085255818269691</text:p>
          </table:table-cell>
          <table:table-cell office:value-type="float" office:value="0.185478640186543" calcext:value-type="float">
            <text:p>0.185478640186543</text:p>
          </table:table-cell>
          <table:table-cell office:value-type="float" office:value="0.162340411750638" calcext:value-type="float">
            <text:p>0.162340411750638</text:p>
          </table:table-cell>
          <table:table-cell office:value-type="float" office:value="0.0984224796573206" calcext:value-type="float">
            <text:p>0.098422479657321</text:p>
          </table:table-cell>
          <table:table-cell office:value-type="float" office:value="0.10641854422433" calcext:value-type="float">
            <text:p>0.10641854422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47294134023238" calcext:value-type="float">
            <text:p>0.084729413402324</text:p>
          </table:table-cell>
          <table:table-cell office:value-type="float" office:value="0.0880727620027503" calcext:value-type="float">
            <text:p>0.08807276200275</text:p>
          </table:table-cell>
          <table:table-cell office:value-type="float" office:value="0.15672521630112" calcext:value-type="float">
            <text:p>0.15672521630112</text:p>
          </table:table-cell>
          <table:table-cell office:value-type="float" office:value="0.148102890326052" calcext:value-type="float">
            <text:p>0.148102890326052</text:p>
          </table:table-cell>
          <table:table-cell office:value-type="float" office:value="0.0974177099733937" calcext:value-type="float">
            <text:p>0.097417709973394</text:p>
          </table:table-cell>
          <table:table-cell office:value-type="float" office:value="0.0936454928651148" calcext:value-type="float">
            <text:p>0.093645492865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95533423737333" calcext:value-type="float">
            <text:p>0.089553342373733</text:p>
          </table:table-cell>
          <table:table-cell office:value-type="float" office:value="0.0759860291772959" calcext:value-type="float">
            <text:p>0.075986029177296</text:p>
          </table:table-cell>
          <table:table-cell office:value-type="float" office:value="0.163798273826132" calcext:value-type="float">
            <text:p>0.163798273826132</text:p>
          </table:table-cell>
          <table:table-cell office:value-type="float" office:value="0.184926359215561" calcext:value-type="float">
            <text:p>0.184926359215561</text:p>
          </table:table-cell>
          <table:table-cell office:value-type="float" office:value="0.101763191482648" calcext:value-type="float">
            <text:p>0.101763191482648</text:p>
          </table:table-cell>
          <table:table-cell office:value-type="float" office:value="0.0949288255341199" calcext:value-type="float">
            <text:p>0.094928825534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18283784827408" calcext:value-type="float">
            <text:p>0.091828378482741</text:p>
          </table:table-cell>
          <table:table-cell office:value-type="float" office:value="0.0834482403190769" calcext:value-type="float">
            <text:p>0.083448240319077</text:p>
          </table:table-cell>
          <table:table-cell office:value-type="float" office:value="0.164294598014987" calcext:value-type="float">
            <text:p>0.164294598014987</text:p>
          </table:table-cell>
          <table:table-cell office:value-type="float" office:value="0.173346862792969" calcext:value-type="float">
            <text:p>0.173346862792969</text:p>
          </table:table-cell>
          <table:table-cell office:value-type="float" office:value="0.109396831901706" calcext:value-type="float">
            <text:p>0.109396831901706</text:p>
          </table:table-cell>
          <table:table-cell office:value-type="float" office:value="0.10306847397162" calcext:value-type="float">
            <text:p>0.10306847397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54652804819343" calcext:value-type="float">
            <text:p>0.085465280481934</text:p>
          </table:table-cell>
          <table:table-cell office:value-type="float" office:value="0.0766055609255421" calcext:value-type="float">
            <text:p>0.076605560925542</text:p>
          </table:table-cell>
          <table:table-cell office:value-type="float" office:value="0.157542597652417" calcext:value-type="float">
            <text:p>0.157542597652417</text:p>
          </table:table-cell>
          <table:table-cell office:value-type="float" office:value="0.159990284199617" calcext:value-type="float">
            <text:p>0.159990284199617</text:p>
          </table:table-cell>
          <table:table-cell office:value-type="float" office:value="0.117131355321576" calcext:value-type="float">
            <text:p>0.117131355321576</text:p>
          </table:table-cell>
          <table:table-cell office:value-type="float" office:value="0.0998830865353954" calcext:value-type="float">
            <text:p>0.099883086535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27549887676628" calcext:value-type="float">
            <text:p>0.092754988767663</text:p>
          </table:table-cell>
          <table:table-cell office:value-type="float" office:value="0.0839806038992746" calcext:value-type="float">
            <text:p>0.083980603899275</text:p>
          </table:table-cell>
          <table:table-cell office:value-type="float" office:value="0.15040124776412" calcext:value-type="float">
            <text:p>0.15040124776412</text:p>
          </table:table-cell>
          <table:table-cell office:value-type="float" office:value="0.156202878368144" calcext:value-type="float">
            <text:p>0.156202878368144</text:p>
          </table:table-cell>
          <table:table-cell office:value-type="float" office:value="0.129620496010294" calcext:value-type="float">
            <text:p>0.129620496010294</text:p>
          </table:table-cell>
          <table:table-cell office:value-type="float" office:value="0.124240068708147" calcext:value-type="float">
            <text:p>0.1242400687081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54403506236993" calcext:value-type="float">
            <text:p>0.085440350623699</text:p>
          </table:table-cell>
          <table:table-cell office:value-type="float" office:value="0.075947116151148" calcext:value-type="float">
            <text:p>0.075947116151148</text:p>
          </table:table-cell>
          <table:table-cell office:value-type="float" office:value="0.151293659804331" calcext:value-type="float">
            <text:p>0.151293659804331</text:p>
          </table:table-cell>
          <table:table-cell office:value-type="float" office:value="0.124964998206314" calcext:value-type="float">
            <text:p>0.124964998206314</text:p>
          </table:table-cell>
          <table:table-cell office:value-type="float" office:value="0.129607836664939" calcext:value-type="float">
            <text:p>0.129607836664939</text:p>
          </table:table-cell>
          <table:table-cell office:value-type="float" office:value="0.118997304488202" calcext:value-type="float">
            <text:p>0.1189973044882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99674622601171" calcext:value-type="float">
            <text:p>0.089967462260117</text:p>
          </table:table-cell>
          <table:table-cell office:value-type="float" office:value="0.0819633297044404" calcext:value-type="float">
            <text:p>0.08196332970444</text:p>
          </table:table-cell>
          <table:table-cell office:value-type="float" office:value="0.147641319600461" calcext:value-type="float">
            <text:p>0.147641319600461</text:p>
          </table:table-cell>
          <table:table-cell office:value-type="float" office:value="0.13401433205118" calcext:value-type="float">
            <text:p>0.13401433205118</text:p>
          </table:table-cell>
          <table:table-cell office:value-type="float" office:value="0.133748130727566" calcext:value-type="float">
            <text:p>0.133748130727566</text:p>
          </table:table-cell>
          <table:table-cell office:value-type="float" office:value="0.128095192422672" calcext:value-type="float">
            <text:p>0.1280951924226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11007617768787" calcext:value-type="float">
            <text:p>0.091100761776879</text:p>
          </table:table-cell>
          <table:table-cell office:value-type="float" office:value="0.0827359818439094" calcext:value-type="float">
            <text:p>0.082735981843909</text:p>
          </table:table-cell>
          <table:table-cell office:value-type="float" office:value="0.157449458375269" calcext:value-type="float">
            <text:p>0.157449458375269</text:p>
          </table:table-cell>
          <table:table-cell office:value-type="float" office:value="0.146557031748246" calcext:value-type="float">
            <text:p>0.146557031748246</text:p>
          </table:table-cell>
          <table:table-cell office:value-type="float" office:value="0.117418963633427" calcext:value-type="float">
            <text:p>0.117418963633427</text:p>
          </table:table-cell>
          <table:table-cell office:value-type="float" office:value="0.108906605000399" calcext:value-type="float">
            <text:p>0.1089066050003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924988561513473" calcext:value-type="float">
            <text:p>0.092498856151347</text:p>
          </table:table-cell>
          <table:table-cell office:value-type="float" office:value="0.0907294822225765" calcext:value-type="float">
            <text:p>0.090729482222577</text:p>
          </table:table-cell>
          <table:table-cell office:value-type="float" office:value="0.150690092374841" calcext:value-type="float">
            <text:p>0.150690092374841</text:p>
          </table:table-cell>
          <table:table-cell office:value-type="float" office:value="0.131021379743304" calcext:value-type="float">
            <text:p>0.131021379743304</text:p>
          </table:table-cell>
          <table:table-cell office:value-type="float" office:value="0.121142338219467" calcext:value-type="float">
            <text:p>0.121142338219467</text:p>
          </table:table-cell>
          <table:table-cell office:value-type="float" office:value="0.110304453324298" calcext:value-type="float">
            <text:p>0.1103044533242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86188015506845" calcext:value-type="float">
            <text:p>0.088618801550685</text:p>
          </table:table-cell>
          <table:table-cell office:value-type="float" office:value="0.0851981089066486" calcext:value-type="float">
            <text:p>0.085198108906649</text:p>
          </table:table-cell>
          <table:table-cell office:value-type="float" office:value="0.149231609867196" calcext:value-type="float">
            <text:p>0.149231609867196</text:p>
          </table:table-cell>
          <table:table-cell office:value-type="float" office:value="0.144174574248645" calcext:value-type="float">
            <text:p>0.144174574248645</text:p>
          </table:table-cell>
          <table:table-cell office:value-type="float" office:value="0.128914367631295" calcext:value-type="float">
            <text:p>0.128914367631295</text:p>
          </table:table-cell>
          <table:table-cell office:value-type="float" office:value="0.118220987125319" calcext:value-type="float">
            <text:p>0.1182209871253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20408725939864" calcext:value-type="float">
            <text:p>0.092040872593986</text:p>
          </table:table-cell>
          <table:table-cell office:value-type="float" office:value="0.0824429134446748" calcext:value-type="float">
            <text:p>0.082442913444675</text:p>
          </table:table-cell>
          <table:table-cell office:value-type="float" office:value="0.161073162983539" calcext:value-type="float">
            <text:p>0.161073162983539</text:p>
          </table:table-cell>
          <table:table-cell office:value-type="float" office:value="0.153931934590242" calcext:value-type="float">
            <text:p>0.153931934590242</text:p>
          </table:table-cell>
          <table:table-cell office:value-type="float" office:value="0.12573092713648" calcext:value-type="float">
            <text:p>0.12573092713648</text:p>
          </table:table-cell>
          <table:table-cell office:value-type="float" office:value="0.119693827726403" calcext:value-type="float">
            <text:p>0.1196938277264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33388901275842" calcext:value-type="float">
            <text:p>0.093338890127584</text:p>
          </table:table-cell>
          <table:table-cell office:value-type="float" office:value="0.0859042918925383" calcext:value-type="float">
            <text:p>0.085904291892538</text:p>
          </table:table-cell>
          <table:table-cell office:value-type="float" office:value="0.150502687622901" calcext:value-type="float">
            <text:p>0.150502687622901</text:p>
          </table:table-cell>
          <table:table-cell office:value-type="float" office:value="0.144151916503906" calcext:value-type="float">
            <text:p>0.144151916503906</text:p>
          </table:table-cell>
          <table:table-cell office:value-type="float" office:value="0.132264178840482" calcext:value-type="float">
            <text:p>0.132264178840482</text:p>
          </table:table-cell>
          <table:table-cell office:value-type="float" office:value="0.131555736308195" calcext:value-type="float">
            <text:p>0.1315557363081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01373219694096" calcext:value-type="float">
            <text:p>0.09013732196941</text:p>
          </table:table-cell>
          <table:table-cell office:value-type="float" office:value="0.0878846024493782" calcext:value-type="float">
            <text:p>0.087884602449378</text:p>
          </table:table-cell>
          <table:table-cell office:value-type="float" office:value="0.151401950215885" calcext:value-type="float">
            <text:p>0.151401950215885</text:p>
          </table:table-cell>
          <table:table-cell office:value-type="float" office:value="0.143325618821747" calcext:value-type="float">
            <text:p>0.143325618821747</text:p>
          </table:table-cell>
          <table:table-cell office:value-type="float" office:value="0.12793706094065" calcext:value-type="float">
            <text:p>0.12793706094065</text:p>
          </table:table-cell>
          <table:table-cell office:value-type="float" office:value="0.118109703842474" calcext:value-type="float">
            <text:p>0.1181097038424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59153495687826" calcext:value-type="float">
            <text:p>0.085915349568783</text:p>
          </table:table-cell>
          <table:table-cell office:value-type="float" office:value="0.0803040702975526" calcext:value-type="float">
            <text:p>0.080304070297553</text:p>
          </table:table-cell>
          <table:table-cell office:value-type="float" office:value="0.158497157468945" calcext:value-type="float">
            <text:p>0.158497157468945</text:p>
          </table:table-cell>
          <table:table-cell office:value-type="float" office:value="0.15993210150271" calcext:value-type="float">
            <text:p>0.15993210150271</text:p>
          </table:table-cell>
          <table:table-cell office:value-type="float" office:value="0.137516380758847" calcext:value-type="float">
            <text:p>0.137516380758847</text:p>
          </table:table-cell>
          <table:table-cell office:value-type="float" office:value="0.135830458037707" calcext:value-type="float">
            <text:p>0.1358304580377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83404430689687" calcext:value-type="float">
            <text:p>0.088340443068969</text:p>
          </table:table-cell>
          <table:table-cell office:value-type="float" office:value="0.0845191052495217" calcext:value-type="float">
            <text:p>0.084519105249522</text:p>
          </table:table-cell>
          <table:table-cell office:value-type="float" office:value="0.160087479571907" calcext:value-type="float">
            <text:p>0.160087479571907</text:p>
          </table:table-cell>
          <table:table-cell office:value-type="float" office:value="0.147134000817124" calcext:value-type="float">
            <text:p>0.147134000817124</text:p>
          </table:table-cell>
          <table:table-cell office:value-type="float" office:value="0.12573171703461" calcext:value-type="float">
            <text:p>0.12573171703461</text:p>
          </table:table-cell>
          <table:table-cell office:value-type="float" office:value="0.120380186742666" calcext:value-type="float">
            <text:p>0.1203801867426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75396476867642" calcext:value-type="float">
            <text:p>0.087539647686764</text:p>
          </table:table-cell>
          <table:table-cell office:value-type="float" office:value="0.0856473214285714" calcext:value-type="float">
            <text:p>0.085647321428571</text:p>
          </table:table-cell>
          <table:table-cell office:value-type="float" office:value="0.161701689781698" calcext:value-type="float">
            <text:p>0.161701689781698</text:p>
          </table:table-cell>
          <table:table-cell office:value-type="float" office:value="0.139312171157526" calcext:value-type="float">
            <text:p>0.139312171157526</text:p>
          </table:table-cell>
          <table:table-cell office:value-type="float" office:value="0.136830731837446" calcext:value-type="float">
            <text:p>0.136830731837446</text:p>
          </table:table-cell>
          <table:table-cell office:value-type="float" office:value="0.132789132254464" calcext:value-type="float">
            <text:p>0.1327891322544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16136343819755" calcext:value-type="float">
            <text:p>0.091613634381976</text:p>
          </table:table-cell>
          <table:table-cell office:value-type="float" office:value="0.0853561339086416" calcext:value-type="float">
            <text:p>0.085356133908642</text:p>
          </table:table-cell>
          <table:table-cell office:value-type="float" office:value="0.154567915001694" calcext:value-type="float">
            <text:p>0.154567915001694</text:p>
          </table:table-cell>
          <table:table-cell office:value-type="float" office:value="0.140351437938457" calcext:value-type="float">
            <text:p>0.140351437938457</text:p>
          </table:table-cell>
          <table:table-cell office:value-type="float" office:value="0.130698727666115" calcext:value-type="float">
            <text:p>0.130698727666115</text:p>
          </table:table-cell>
          <table:table-cell office:value-type="float" office:value="0.126165503677057" calcext:value-type="float">
            <text:p>0.1261655036770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849077584837419" calcext:value-type="float">
            <text:p>0.084907758483742</text:p>
          </table:table-cell>
          <table:table-cell office:value-type="float" office:value="0.0855273001534598" calcext:value-type="float">
            <text:p>0.08552730015346</text:p>
          </table:table-cell>
          <table:table-cell office:value-type="float" office:value="0.15992672725147" calcext:value-type="float">
            <text:p>0.15992672725147</text:p>
          </table:table-cell>
          <table:table-cell office:value-type="float" office:value="0.151522216796875" calcext:value-type="float">
            <text:p>0.151522216796875</text:p>
          </table:table-cell>
          <table:table-cell office:value-type="float" office:value="0.153512904633829" calcext:value-type="float">
            <text:p>0.153512904633829</text:p>
          </table:table-cell>
          <table:table-cell office:value-type="float" office:value="0.156990219427615" calcext:value-type="float">
            <text:p>0.1569902194276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48486427638842" calcext:value-type="float">
            <text:p>0.084848642763884</text:p>
          </table:table-cell>
          <table:table-cell office:value-type="float" office:value="0.0822585935008769" calcext:value-type="float">
            <text:p>0.082258593500877</text:p>
          </table:table-cell>
          <table:table-cell office:value-type="float" office:value="0.161178989495021" calcext:value-type="float">
            <text:p>0.161178989495021</text:p>
          </table:table-cell>
          <table:table-cell office:value-type="float" office:value="0.151948690609056" calcext:value-type="float">
            <text:p>0.151948690609056</text:p>
          </table:table-cell>
          <table:table-cell office:value-type="float" office:value="0.147889187126532" calcext:value-type="float">
            <text:p>0.147889187126532</text:p>
          </table:table-cell>
          <table:table-cell office:value-type="float" office:value="0.144438414281728" calcext:value-type="float">
            <text:p>0.1444384142817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30546269224168" calcext:value-type="float">
            <text:p>0.083054626922417</text:p>
          </table:table-cell>
          <table:table-cell office:value-type="float" office:value="0.080286236198581" calcext:value-type="float">
            <text:p>0.080286236198581</text:p>
          </table:table-cell>
          <table:table-cell office:value-type="float" office:value="0.159753624512126" calcext:value-type="float">
            <text:p>0.159753624512126</text:p>
          </table:table-cell>
          <table:table-cell office:value-type="float" office:value="0.147926984514509" calcext:value-type="float">
            <text:p>0.147926984514509</text:p>
          </table:table-cell>
          <table:table-cell office:value-type="float" office:value="0.137940179522164" calcext:value-type="float">
            <text:p>0.137940179522164</text:p>
          </table:table-cell>
          <table:table-cell office:value-type="float" office:value="0.131057452766263" calcext:value-type="float">
            <text:p>0.1310574527662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18978481993383" calcext:value-type="float">
            <text:p>0.081897848199338</text:p>
          </table:table-cell>
          <table:table-cell office:value-type="float" office:value="0.081967586595185" calcext:value-type="float">
            <text:p>0.081967586595185</text:p>
          </table:table-cell>
          <table:table-cell office:value-type="float" office:value="0.159912606624681" calcext:value-type="float">
            <text:p>0.159912606624681</text:p>
          </table:table-cell>
          <table:table-cell office:value-type="float" office:value="0.149205951301419" calcext:value-type="float">
            <text:p>0.149205951301419</text:p>
          </table:table-cell>
          <table:table-cell office:value-type="float" office:value="0.152111134805485" calcext:value-type="float">
            <text:p>0.152111134805485</text:p>
          </table:table-cell>
          <table:table-cell office:value-type="float" office:value="0.148637614347497" calcext:value-type="float">
            <text:p>0.148637614347497</text:p>
          </table:table-cell>
        </table:table-row>
      </table:table>
      <table:table table:name="fasttext" table:style-name="ta1">
        <table:shapes>
          <draw:frame draw:z-index="0" draw:style-name="gr1" draw:text-style-name="P1" svg:width="547.2pt" svg:height="268.04pt" svg:x="47.37pt" svg:y="43.68pt">
            <draw:object draw:notify-on-update-of-ranges="fasttext.A2:fasttext.A23 fasttext.D1:fasttext.D1 fasttext.D2:fasttext.D23 fasttext.B1:fasttext.B1 fasttext.B2:fasttext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38.87pt" svg:height="303.11pt" svg:x="464.71pt" svg:y="93.29pt">
            <draw:object draw:notify-on-update-of-ranges="fasttext.A2:fasttext.A23 fasttext.D1:fasttext.D1 fasttext.D2:fasttext.D23 fasttext.F1:fasttext.F1 fasttext.F2:fasttext.F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text_trained_from_scratch_mean</text:p>
          </table:table-cell>
          <table:table-cell office:value-type="string" calcext:value-type="string">
            <text:p>fasttext_trained_from_scratch_median</text:p>
          </table:table-cell>
          <table:table-cell office:value-type="string" calcext:value-type="string">
            <text:p>fasttext_fine_tune_ortho_procrustes_mean</text:p>
          </table:table-cell>
          <table:table-cell office:value-type="string" calcext:value-type="string">
            <text:p>fasttext_fine_tune_ortho_procrustes_median</text:p>
          </table:table-cell>
          <table:table-cell office:value-type="string" calcext:value-type="string">
            <text:p>fasttext_fine_tune_cca_mean</text:p>
          </table:table-cell>
          <table:table-cell office:value-type="string" calcext:value-type="string">
            <text:p>fasttext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9780148875957" calcext:value-type="float">
            <text:p>0.139780148875957</text:p>
          </table:table-cell>
          <table:table-cell office:value-type="float" office:value="0.139504793128189" calcext:value-type="float">
            <text:p>0.139504793128189</text:p>
          </table:table-cell>
          <table:table-cell office:value-type="float" office:value="0.252034047296374" calcext:value-type="float">
            <text:p>0.252034047296374</text:p>
          </table:table-cell>
          <table:table-cell office:value-type="float" office:value="0.278028414979273" calcext:value-type="float">
            <text:p>0.278028414979273</text:p>
          </table:table-cell>
          <table:table-cell office:value-type="float" office:value="0.251689212899166" calcext:value-type="float">
            <text:p>0.251689212899166</text:p>
          </table:table-cell>
          <table:table-cell office:value-type="float" office:value="0.276733946508291" calcext:value-type="float">
            <text:p>0.2767339465082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7468890754544" calcext:value-type="float">
            <text:p>0.137468890754544</text:p>
          </table:table-cell>
          <table:table-cell office:value-type="float" office:value="0.133412076988999" calcext:value-type="float">
            <text:p>0.133412076988999</text:p>
          </table:table-cell>
          <table:table-cell office:value-type="float" office:value="0.252748948700574" calcext:value-type="float">
            <text:p>0.252748948700574</text:p>
          </table:table-cell>
          <table:table-cell office:value-type="float" office:value="0.263079759247449" calcext:value-type="float">
            <text:p>0.263079759247449</text:p>
          </table:table-cell>
          <table:table-cell office:value-type="float" office:value="0.251908559993822" calcext:value-type="float">
            <text:p>0.251908559993822</text:p>
          </table:table-cell>
          <table:table-cell office:value-type="float" office:value="0.262818840182557" calcext:value-type="float">
            <text:p>0.2628188401825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7071224567301" calcext:value-type="float">
            <text:p>0.137071224567301</text:p>
          </table:table-cell>
          <table:table-cell office:value-type="float" office:value="0.128528816067443" calcext:value-type="float">
            <text:p>0.128528816067443</text:p>
          </table:table-cell>
          <table:table-cell office:value-type="float" office:value="0.259355333116319" calcext:value-type="float">
            <text:p>0.259355333116319</text:p>
          </table:table-cell>
          <table:table-cell office:value-type="float" office:value="0.284909742705676" calcext:value-type="float">
            <text:p>0.284909742705676</text:p>
          </table:table-cell>
          <table:table-cell office:value-type="float" office:value="0.259200072688581" calcext:value-type="float">
            <text:p>0.259200072688581</text:p>
          </table:table-cell>
          <table:table-cell office:value-type="float" office:value="0.284636703802615" calcext:value-type="float">
            <text:p>0.284636703802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7411106654576" calcext:value-type="float">
            <text:p>0.137411106654576</text:p>
          </table:table-cell>
          <table:table-cell office:value-type="float" office:value="0.135973292759487" calcext:value-type="float">
            <text:p>0.135973292759487</text:p>
          </table:table-cell>
          <table:table-cell office:value-type="float" office:value="0.256817390286193" calcext:value-type="float">
            <text:p>0.256817390286193</text:p>
          </table:table-cell>
          <table:table-cell office:value-type="float" office:value="0.266171675701531" calcext:value-type="float">
            <text:p>0.266171675701531</text:p>
          </table:table-cell>
          <table:table-cell office:value-type="float" office:value="0.256753815320073" calcext:value-type="float">
            <text:p>0.256753815320073</text:p>
          </table:table-cell>
          <table:table-cell office:value-type="float" office:value="0.266601824079241" calcext:value-type="float">
            <text:p>0.266601824079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8045604472258" calcext:value-type="float">
            <text:p>0.138045604472258</text:p>
          </table:table-cell>
          <table:table-cell office:value-type="float" office:value="0.127866671815211" calcext:value-type="float">
            <text:p>0.127866671815211</text:p>
          </table:table-cell>
          <table:table-cell office:value-type="float" office:value="0.250916497007457" calcext:value-type="float">
            <text:p>0.250916497007457</text:p>
          </table:table-cell>
          <table:table-cell office:value-type="float" office:value="0.249961659956952" calcext:value-type="float">
            <text:p>0.249961659956952</text:p>
          </table:table-cell>
          <table:table-cell office:value-type="float" office:value="0.250402672975741" calcext:value-type="float">
            <text:p>0.250402672975741</text:p>
          </table:table-cell>
          <table:table-cell office:value-type="float" office:value="0.250538180604273" calcext:value-type="float">
            <text:p>0.2505381806042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0255583938287" calcext:value-type="float">
            <text:p>0.140255583938287</text:p>
          </table:table-cell>
          <table:table-cell office:value-type="float" office:value="0.141643950793208" calcext:value-type="float">
            <text:p>0.141643950793208</text:p>
          </table:table-cell>
          <table:table-cell office:value-type="float" office:value="0.246771177175094" calcext:value-type="float">
            <text:p>0.246771177175094</text:p>
          </table:table-cell>
          <table:table-cell office:value-type="float" office:value="0.237936040138712" calcext:value-type="float">
            <text:p>0.237936040138712</text:p>
          </table:table-cell>
          <table:table-cell office:value-type="float" office:value="0.247292596466687" calcext:value-type="float">
            <text:p>0.247292596466687</text:p>
          </table:table-cell>
          <table:table-cell office:value-type="float" office:value="0.241208234514509" calcext:value-type="float">
            <text:p>0.2412082345145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6717381134197" calcext:value-type="float">
            <text:p>0.136717381134197</text:p>
          </table:table-cell>
          <table:table-cell office:value-type="float" office:value="0.140088413783482" calcext:value-type="float">
            <text:p>0.140088413783482</text:p>
          </table:table-cell>
          <table:table-cell office:value-type="float" office:value="0.222357868723147" calcext:value-type="float">
            <text:p>0.222357868723147</text:p>
          </table:table-cell>
          <table:table-cell office:value-type="float" office:value="0.215977010921556" calcext:value-type="float">
            <text:p>0.215977010921556</text:p>
          </table:table-cell>
          <table:table-cell office:value-type="float" office:value="0.221585812676222" calcext:value-type="float">
            <text:p>0.221585812676222</text:p>
          </table:table-cell>
          <table:table-cell office:value-type="float" office:value="0.212590655891263" calcext:value-type="float">
            <text:p>0.2125906558912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1353332293056" calcext:value-type="float">
            <text:p>0.141353332293056</text:p>
          </table:table-cell>
          <table:table-cell office:value-type="float" office:value="0.144033670230788" calcext:value-type="float">
            <text:p>0.144033670230788</text:p>
          </table:table-cell>
          <table:table-cell office:value-type="float" office:value="0.228426415721207" calcext:value-type="float">
            <text:p>0.228426415721207</text:p>
          </table:table-cell>
          <table:table-cell office:value-type="float" office:value="0.230467292629943" calcext:value-type="float">
            <text:p>0.230467292629943</text:p>
          </table:table-cell>
          <table:table-cell office:value-type="float" office:value="0.228253913270742" calcext:value-type="float">
            <text:p>0.228253913270742</text:p>
          </table:table-cell>
          <table:table-cell office:value-type="float" office:value="0.230357342155612" calcext:value-type="float">
            <text:p>0.2303573421556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506021434758" calcext:value-type="float">
            <text:p>0.14506021434758</text:p>
          </table:table-cell>
          <table:table-cell office:value-type="float" office:value="0.15402926698023" calcext:value-type="float">
            <text:p>0.15402926698023</text:p>
          </table:table-cell>
          <table:table-cell office:value-type="float" office:value="0.222010197023145" calcext:value-type="float">
            <text:p>0.222010197023145</text:p>
          </table:table-cell>
          <table:table-cell office:value-type="float" office:value="0.217045001594388" calcext:value-type="float">
            <text:p>0.217045001594388</text:p>
          </table:table-cell>
          <table:table-cell office:value-type="float" office:value="0.221944013842109" calcext:value-type="float">
            <text:p>0.221944013842109</text:p>
          </table:table-cell>
          <table:table-cell office:value-type="float" office:value="0.216428720902423" calcext:value-type="float">
            <text:p>0.2164287209024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5108562858737" calcext:value-type="float">
            <text:p>0.145108562858737</text:p>
          </table:table-cell>
          <table:table-cell office:value-type="float" office:value="0.14301720444037" calcext:value-type="float">
            <text:p>0.14301720444037</text:p>
          </table:table-cell>
          <table:table-cell office:value-type="float" office:value="0.22361625777264" calcext:value-type="float">
            <text:p>0.22361625777264</text:p>
          </table:table-cell>
          <table:table-cell office:value-type="float" office:value="0.227233537946429" calcext:value-type="float">
            <text:p>0.227233537946429</text:p>
          </table:table-cell>
          <table:table-cell office:value-type="float" office:value="0.223762515445631" calcext:value-type="float">
            <text:p>0.223762515445631</text:p>
          </table:table-cell>
          <table:table-cell office:value-type="float" office:value="0.225188137755102" calcext:value-type="float">
            <text:p>0.2251881377551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7637746160301" calcext:value-type="float">
            <text:p>0.147637746160301</text:p>
          </table:table-cell>
          <table:table-cell office:value-type="float" office:value="0.146266242825255" calcext:value-type="float">
            <text:p>0.146266242825255</text:p>
          </table:table-cell>
          <table:table-cell office:value-type="float" office:value="0.224782276654035" calcext:value-type="float">
            <text:p>0.224782276654035</text:p>
          </table:table-cell>
          <table:table-cell office:value-type="float" office:value="0.228047634825415" calcext:value-type="float">
            <text:p>0.228047634825415</text:p>
          </table:table-cell>
          <table:table-cell office:value-type="float" office:value="0.22499948885281" calcext:value-type="float">
            <text:p>0.22499948885281</text:p>
          </table:table-cell>
          <table:table-cell office:value-type="float" office:value="0.22845769142618" calcext:value-type="float">
            <text:p>0.228457691426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3817735278715" calcext:value-type="float">
            <text:p>0.143817735278715</text:p>
          </table:table-cell>
          <table:table-cell office:value-type="float" office:value="0.149251484773597" calcext:value-type="float">
            <text:p>0.149251484773597</text:p>
          </table:table-cell>
          <table:table-cell office:value-type="float" office:value="0.242316599878772" calcext:value-type="float">
            <text:p>0.242316599878772</text:p>
          </table:table-cell>
          <table:table-cell office:value-type="float" office:value="0.236159418845663" calcext:value-type="float">
            <text:p>0.236159418845663</text:p>
          </table:table-cell>
          <table:table-cell office:value-type="float" office:value="0.24073644177667" calcext:value-type="float">
            <text:p>0.24073644177667</text:p>
          </table:table-cell>
          <table:table-cell office:value-type="float" office:value="0.236782450773278" calcext:value-type="float">
            <text:p>0.2367824507732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3251949388154" calcext:value-type="float">
            <text:p>0.143251949388154</text:p>
          </table:table-cell>
          <table:table-cell office:value-type="float" office:value="0.14324608004823" calcext:value-type="float">
            <text:p>0.14324608004823</text:p>
          </table:table-cell>
          <table:table-cell office:value-type="float" office:value="0.244313292211416" calcext:value-type="float">
            <text:p>0.244313292211416</text:p>
          </table:table-cell>
          <table:table-cell office:value-type="float" office:value="0.239138320611448" calcext:value-type="float">
            <text:p>0.239138320611448</text:p>
          </table:table-cell>
          <table:table-cell office:value-type="float" office:value="0.244624973426871" calcext:value-type="float">
            <text:p>0.244624973426871</text:p>
          </table:table-cell>
          <table:table-cell office:value-type="float" office:value="0.239822773836097" calcext:value-type="float">
            <text:p>0.2398227738360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44842947180762" calcext:value-type="float">
            <text:p>0.144842947180762</text:p>
          </table:table-cell>
          <table:table-cell office:value-type="float" office:value="0.148574442960778" calcext:value-type="float">
            <text:p>0.148574442960778</text:p>
          </table:table-cell>
          <table:table-cell office:value-type="float" office:value="0.229289771375725" calcext:value-type="float">
            <text:p>0.229289771375725</text:p>
          </table:table-cell>
          <table:table-cell office:value-type="float" office:value="0.231426130022321" calcext:value-type="float">
            <text:p>0.231426130022321</text:p>
          </table:table-cell>
          <table:table-cell office:value-type="float" office:value="0.229726100015044" calcext:value-type="float">
            <text:p>0.229726100015044</text:p>
          </table:table-cell>
          <table:table-cell office:value-type="float" office:value="0.230588976801658" calcext:value-type="float">
            <text:p>0.2305889768016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47333884725765" calcext:value-type="float">
            <text:p>0.147333884725765</text:p>
          </table:table-cell>
          <table:table-cell office:value-type="float" office:value="0.148752422722019" calcext:value-type="float">
            <text:p>0.148752422722019</text:p>
          </table:table-cell>
          <table:table-cell office:value-type="float" office:value="0.245387044588343" calcext:value-type="float">
            <text:p>0.245387044588343</text:p>
          </table:table-cell>
          <table:table-cell office:value-type="float" office:value="0.245386277802136" calcext:value-type="float">
            <text:p>0.245386277802136</text:p>
          </table:table-cell>
          <table:table-cell office:value-type="float" office:value="0.245248704706492" calcext:value-type="float">
            <text:p>0.245248704706492</text:p>
          </table:table-cell>
          <table:table-cell office:value-type="float" office:value="0.245907754703444" calcext:value-type="float">
            <text:p>0.2459077547034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43740302527959" calcext:value-type="float">
            <text:p>0.143740302527959</text:p>
          </table:table-cell>
          <table:table-cell office:value-type="float" office:value="0.149556486168686" calcext:value-type="float">
            <text:p>0.149556486168686</text:p>
          </table:table-cell>
          <table:table-cell office:value-type="float" office:value="0.241269650829082" calcext:value-type="float">
            <text:p>0.241269650829082</text:p>
          </table:table-cell>
          <table:table-cell office:value-type="float" office:value="0.238072684151786" calcext:value-type="float">
            <text:p>0.238072684151786</text:p>
          </table:table-cell>
          <table:table-cell office:value-type="float" office:value="0.241711783450825" calcext:value-type="float">
            <text:p>0.241711783450825</text:p>
          </table:table-cell>
          <table:table-cell office:value-type="float" office:value="0.243871372767857" calcext:value-type="float">
            <text:p>0.2438713727678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4520162507703" calcext:value-type="float">
            <text:p>0.144520162507703</text:p>
          </table:table-cell>
          <table:table-cell office:value-type="float" office:value="0.149186787507972" calcext:value-type="float">
            <text:p>0.149186787507972</text:p>
          </table:table-cell>
          <table:table-cell office:value-type="float" office:value="0.230946132451608" calcext:value-type="float">
            <text:p>0.230946132451608</text:p>
          </table:table-cell>
          <table:table-cell office:value-type="float" office:value="0.230894551179847" calcext:value-type="float">
            <text:p>0.230894551179847</text:p>
          </table:table-cell>
          <table:table-cell office:value-type="float" office:value="0.23148610842537" calcext:value-type="float">
            <text:p>0.23148610842537</text:p>
          </table:table-cell>
          <table:table-cell office:value-type="float" office:value="0.231108946508291" calcext:value-type="float">
            <text:p>0.2311089465082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3186126086177" calcext:value-type="float">
            <text:p>0.143186126086177</text:p>
          </table:table-cell>
          <table:table-cell office:value-type="float" office:value="0.150001637984295" calcext:value-type="float">
            <text:p>0.150001637984295</text:p>
          </table:table-cell>
          <table:table-cell office:value-type="float" office:value="0.241450958251953" calcext:value-type="float">
            <text:p>0.241450958251953</text:p>
          </table:table-cell>
          <table:table-cell office:value-type="float" office:value="0.233929144411671" calcext:value-type="float">
            <text:p>0.233929144411671</text:p>
          </table:table-cell>
          <table:table-cell office:value-type="float" office:value="0.242299670783841" calcext:value-type="float">
            <text:p>0.242299670783841</text:p>
          </table:table-cell>
          <table:table-cell office:value-type="float" office:value="0.234818713129783" calcext:value-type="float">
            <text:p>0.23481871312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5704327163733" calcext:value-type="float">
            <text:p>0.145704327163733</text:p>
          </table:table-cell>
          <table:table-cell office:value-type="float" office:value="0.156361495037468" calcext:value-type="float">
            <text:p>0.156361495037468</text:p>
          </table:table-cell>
          <table:table-cell office:value-type="float" office:value="0.230159978445639" calcext:value-type="float">
            <text:p>0.230159978445639</text:p>
          </table:table-cell>
          <table:table-cell office:value-type="float" office:value="0.229477065728635" calcext:value-type="float">
            <text:p>0.229477065728635</text:p>
          </table:table-cell>
          <table:table-cell office:value-type="float" office:value="0.230267526040894" calcext:value-type="float">
            <text:p>0.230267526040894</text:p>
          </table:table-cell>
          <table:table-cell office:value-type="float" office:value="0.229939064492985" calcext:value-type="float">
            <text:p>0.2299390644929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4375769438316" calcext:value-type="float">
            <text:p>0.144375769438316</text:p>
          </table:table-cell>
          <table:table-cell office:value-type="float" office:value="0.145883813974809" calcext:value-type="float">
            <text:p>0.145883813974809</text:p>
          </table:table-cell>
          <table:table-cell office:value-type="float" office:value="0.234277092460626" calcext:value-type="float">
            <text:p>0.234277092460626</text:p>
          </table:table-cell>
          <table:table-cell office:value-type="float" office:value="0.228399321886958" calcext:value-type="float">
            <text:p>0.228399321886958</text:p>
          </table:table-cell>
          <table:table-cell office:value-type="float" office:value="0.234040475623631" calcext:value-type="float">
            <text:p>0.234040475623631</text:p>
          </table:table-cell>
          <table:table-cell office:value-type="float" office:value="0.228395398198342" calcext:value-type="float">
            <text:p>0.2283953981983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4513259245822" calcext:value-type="float">
            <text:p>0.144513259245822</text:p>
          </table:table-cell>
          <table:table-cell office:value-type="float" office:value="0.149837098413584" calcext:value-type="float">
            <text:p>0.149837098413584</text:p>
          </table:table-cell>
          <table:table-cell office:value-type="float" office:value="0.231909443808813" calcext:value-type="float">
            <text:p>0.231909443808813</text:p>
          </table:table-cell>
          <table:table-cell office:value-type="float" office:value="0.230653624242666" calcext:value-type="float">
            <text:p>0.230653624242666</text:p>
          </table:table-cell>
          <table:table-cell office:value-type="float" office:value="0.231828233241439" calcext:value-type="float">
            <text:p>0.231828233241439</text:p>
          </table:table-cell>
          <table:table-cell office:value-type="float" office:value="0.231914909518495" calcext:value-type="float">
            <text:p>0.2319149095184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4206101771763" calcext:value-type="float">
            <text:p>0.144206101771763</text:p>
          </table:table-cell>
          <table:table-cell office:value-type="float" office:value="0.149836575255102" calcext:value-type="float">
            <text:p>0.149836575255102</text:p>
          </table:table-cell>
          <table:table-cell office:value-type="float" office:value="0.230892423419563" calcext:value-type="float">
            <text:p>0.230892423419563</text:p>
          </table:table-cell>
          <table:table-cell office:value-type="float" office:value="0.231680758729273" calcext:value-type="float">
            <text:p>0.231680758729273</text:p>
          </table:table-cell>
          <table:table-cell office:value-type="float" office:value="0.230618738789461" calcext:value-type="float">
            <text:p>0.230618738789461</text:p>
          </table:table-cell>
          <table:table-cell office:value-type="float" office:value="0.232569555165816" calcext:value-type="float">
            <text:p>0.232569555165816</text:p>
          </table:table-cell>
        </table:table-row>
      </table:table>
      <table:table table:name="German Glove" table:style-name="ta1">
        <table:shapes>
          <draw:frame draw:z-index="0" draw:style-name="gr1" draw:text-style-name="P1" svg:width="506.18pt" svg:height="259pt" svg:x="232.47pt" svg:y="66.27pt">
            <draw:object draw:notify-on-update-of-ranges="'German Glove'.A2:'German Glove'.A23 'German Glove'.B1:'German Glove'.B1 'German Glove'.B2:'German Glove'.B23 'German Glove'.C1:'German Glove'.C1 'German Glove'.C2:'German Glove'.C23 'German Glove'.D1:'German Glove'.D1 'German Glove'.D2:'German Glove'.D23 'German Glove'.E1:'German Glove'.E1 'German Glove'.E2:'German Glove'.E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ine_tuned_glove_mean</text:p>
          </table:table-cell>
          <table:table-cell office:value-type="string" calcext:value-type="string">
            <text:p>fine_tuned_glove_median</text:p>
          </table:table-cell>
          <table:table-cell office:value-type="string" calcext:value-type="string">
            <text:p>glove_trained_from_scratch_mean</text:p>
          </table:table-cell>
          <table:table-cell office:value-type="string" calcext:value-type="string">
            <text:p>glove_trained_from_scratch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5361622179215" calcext:value-type="float">
            <text:p>0.115361622179215</text:p>
          </table:table-cell>
          <table:table-cell office:value-type="float" office:value="0.153016033561862" calcext:value-type="float">
            <text:p>0.153016033561862</text:p>
          </table:table-cell>
          <table:table-cell office:value-type="float" office:value="-0.00416866702866624" calcext:value-type="float">
            <text:p>-0.004168667028666</text:p>
          </table:table-cell>
          <table:table-cell office:value-type="float" office:value="-0.00528876946896923" calcext:value-type="float">
            <text:p>-0.0052887694689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70773426853881" calcext:value-type="float">
            <text:p>0.087077342685388</text:p>
          </table:table-cell>
          <table:table-cell office:value-type="float" office:value="0.0519346400669643" calcext:value-type="float">
            <text:p>0.051934640066964</text:p>
          </table:table-cell>
          <table:table-cell office:value-type="float" office:value="-0.00417643686946558" calcext:value-type="float">
            <text:p>-0.004176436869466</text:p>
          </table:table-cell>
          <table:table-cell office:value-type="float" office:value="-0.00448879631198182" calcext:value-type="float">
            <text:p>-0.004488796311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77030539891076" calcext:value-type="float">
            <text:p>0.087703053989108</text:p>
          </table:table-cell>
          <table:table-cell office:value-type="float" office:value="0.0206403677804129" calcext:value-type="float">
            <text:p>0.020640367780413</text:p>
          </table:table-cell>
          <table:table-cell office:value-type="float" office:value="-0.00295710676111061" calcext:value-type="float">
            <text:p>-0.002957106761111</text:p>
          </table:table-cell>
          <table:table-cell office:value-type="float" office:value="-0.00381673812866211" calcext:value-type="float">
            <text:p>-0.003816738128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58552590243671" calcext:value-type="float">
            <text:p>0.095855259024367</text:p>
          </table:table-cell>
          <table:table-cell office:value-type="float" office:value="0.131419584313217" calcext:value-type="float">
            <text:p>0.131419584313217</text:p>
          </table:table-cell>
          <table:table-cell office:value-type="float" office:value="-0.00218241539779974" calcext:value-type="float">
            <text:p>-0.0021824153978</text:p>
          </table:table-cell>
          <table:table-cell office:value-type="float" office:value="-0.00304729111340581" calcext:value-type="float">
            <text:p>-0.0030472911134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58609723520803" calcext:value-type="float">
            <text:p>0.08586097235208</text:p>
          </table:table-cell>
          <table:table-cell office:value-type="float" office:value="0.0874281840421716" calcext:value-type="float">
            <text:p>0.087428184042172</text:p>
          </table:table-cell>
          <table:table-cell office:value-type="float" office:value="-0.00257100180142341" calcext:value-type="float">
            <text:p>-0.002571001801423</text:p>
          </table:table-cell>
          <table:table-cell office:value-type="float" office:value="-0.00348848148268096" calcext:value-type="float">
            <text:p>-0.0034884814826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7313654763358" calcext:value-type="float">
            <text:p>0.097313654763358</text:p>
          </table:table-cell>
          <table:table-cell office:value-type="float" office:value="0.122886551837532" calcext:value-type="float">
            <text:p>0.122886551837532</text:p>
          </table:table-cell>
          <table:table-cell office:value-type="float" office:value="-0.00107493968642488" calcext:value-type="float">
            <text:p>-0.001074939686425</text:p>
          </table:table-cell>
          <table:table-cell office:value-type="float" office:value="-0.00343566699903838" calcext:value-type="float">
            <text:p>-0.0034356669990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14831211794844" calcext:value-type="float">
            <text:p>0.091483121179484</text:p>
          </table:table-cell>
          <table:table-cell office:value-type="float" office:value="0.0994760941485969" calcext:value-type="float">
            <text:p>0.099476094148597</text:p>
          </table:table-cell>
          <table:table-cell office:value-type="float" office:value="-0.000441148678034896" calcext:value-type="float">
            <text:p>-0.000441148678035</text:p>
          </table:table-cell>
          <table:table-cell office:value-type="float" office:value="-0.000637842295121174" calcext:value-type="float">
            <text:p>-0.0006378422951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57214468352649" calcext:value-type="float">
            <text:p>0.085721446835265</text:p>
          </table:table-cell>
          <table:table-cell office:value-type="float" office:value="0.0802179359903141" calcext:value-type="float">
            <text:p>0.080217935990314</text:p>
          </table:table-cell>
          <table:table-cell office:value-type="float" office:value="0.000308762065554815" calcext:value-type="float">
            <text:p>0.000308762065555</text:p>
          </table:table-cell>
          <table:table-cell office:value-type="float" office:value="-0.00265911764028121" calcext:value-type="float">
            <text:p>-0.0026591176402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87236093015087" calcext:value-type="float">
            <text:p>0.098723609301509</text:p>
          </table:table-cell>
          <table:table-cell office:value-type="float" office:value="0.1329568294603" calcext:value-type="float">
            <text:p>0.1329568294603</text:p>
          </table:table-cell>
          <table:table-cell office:value-type="float" office:value="0.00283667169460634" calcext:value-type="float">
            <text:p>0.002836671694606</text:p>
          </table:table-cell>
          <table:table-cell office:value-type="float" office:value="0.00352755021075813" calcext:value-type="float">
            <text:p>0.0035275502107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5714309945399" calcext:value-type="float">
            <text:p>0.08957143099454</text:p>
          </table:table-cell>
          <table:table-cell office:value-type="float" office:value="0.0954174306441326" calcext:value-type="float">
            <text:p>0.095417430644133</text:p>
          </table:table-cell>
          <table:table-cell office:value-type="float" office:value="0.00165290494646345" calcext:value-type="float">
            <text:p>0.001652904946463</text:p>
          </table:table-cell>
          <table:table-cell office:value-type="float" office:value="0.000899687007981904" calcext:value-type="float">
            <text:p>0.0008996870079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27367455862006" calcext:value-type="float">
            <text:p>0.082736745586201</text:p>
          </table:table-cell>
          <table:table-cell office:value-type="float" office:value="0.0849907263930963" calcext:value-type="float">
            <text:p>0.084990726393096</text:p>
          </table:table-cell>
          <table:table-cell office:value-type="float" office:value="0.00175140747175967" calcext:value-type="float">
            <text:p>0.00175140747176</text:p>
          </table:table-cell>
          <table:table-cell office:value-type="float" office:value="0.00179662120585539" calcext:value-type="float">
            <text:p>0.0017966212058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90628934409902" calcext:value-type="float">
            <text:p>0.08906289344099</text:p>
          </table:table-cell>
          <table:table-cell office:value-type="float" office:value="0.0979562440210459" calcext:value-type="float">
            <text:p>0.097956244021046</text:p>
          </table:table-cell>
          <table:table-cell office:value-type="float" office:value="0.000763107315911784" calcext:value-type="float">
            <text:p>0.000763107315912</text:p>
          </table:table-cell>
          <table:table-cell office:value-type="float" office:value="-0.00017975632025271" calcext:value-type="float">
            <text:p>-0.0001797563202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58922188752362" calcext:value-type="float">
            <text:p>0.085892218875236</text:p>
          </table:table-cell>
          <table:table-cell office:value-type="float" office:value="0.0941539157166773" calcext:value-type="float">
            <text:p>0.094153915716677</text:p>
          </table:table-cell>
          <table:table-cell office:value-type="float" office:value="0.00248793104392331" calcext:value-type="float">
            <text:p>0.002487931043923</text:p>
          </table:table-cell>
          <table:table-cell office:value-type="float" office:value="0.000934933253696986" calcext:value-type="float">
            <text:p>0.0009349332536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23821135364605" calcext:value-type="float">
            <text:p>0.092382113536461</text:p>
          </table:table-cell>
          <table:table-cell office:value-type="float" office:value="0.0941292400749362" calcext:value-type="float">
            <text:p>0.094129240074936</text:p>
          </table:table-cell>
          <table:table-cell office:value-type="float" office:value="0.00230018694201451" calcext:value-type="float">
            <text:p>0.002300186942015</text:p>
          </table:table-cell>
          <table:table-cell office:value-type="float" office:value="0.000968146032216598" calcext:value-type="float">
            <text:p>0.0009681460322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69820610035797" calcext:value-type="float">
            <text:p>0.08698206100358</text:p>
          </table:table-cell>
          <table:table-cell office:value-type="float" office:value="0.0841632516043527" calcext:value-type="float">
            <text:p>0.084163251604353</text:p>
          </table:table-cell>
          <table:table-cell office:value-type="float" office:value="0.00518012417750914" calcext:value-type="float">
            <text:p>0.005180124177509</text:p>
          </table:table-cell>
          <table:table-cell office:value-type="float" office:value="0.00262431748059331" calcext:value-type="float">
            <text:p>0.0026243174805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79842304808058" calcext:value-type="float">
            <text:p>0.087984230480806</text:p>
          </table:table-cell>
          <table:table-cell office:value-type="float" office:value="0.0812796830157844" calcext:value-type="float">
            <text:p>0.081279683015784</text:p>
          </table:table-cell>
          <table:table-cell office:value-type="float" office:value="0.00294428708601971" calcext:value-type="float">
            <text:p>0.00294428708602</text:p>
          </table:table-cell>
          <table:table-cell office:value-type="float" office:value="0.00161364029864876" calcext:value-type="float">
            <text:p>0.001613640298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91493134543308" calcext:value-type="float">
            <text:p>0.089149313454331</text:p>
          </table:table-cell>
          <table:table-cell office:value-type="float" office:value="0.109512329101563" calcext:value-type="float">
            <text:p>0.109512329101563</text:p>
          </table:table-cell>
          <table:table-cell office:value-type="float" office:value="0.00424520940722778" calcext:value-type="float">
            <text:p>0.004245209407228</text:p>
          </table:table-cell>
          <table:table-cell office:value-type="float" office:value="0.00234038683832908" calcext:value-type="float">
            <text:p>0.0023403868383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74377910677268" calcext:value-type="float">
            <text:p>0.087437791067727</text:p>
          </table:table-cell>
          <table:table-cell office:value-type="float" office:value="0.115058500328842" calcext:value-type="float">
            <text:p>0.115058500328842</text:p>
          </table:table-cell>
          <table:table-cell office:value-type="float" office:value="0.00354976979810364" calcext:value-type="float">
            <text:p>0.003549769798104</text:p>
          </table:table-cell>
          <table:table-cell office:value-type="float" office:value="0.00116883647685148" calcext:value-type="float">
            <text:p>0.0011688364768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921510026570344" calcext:value-type="float">
            <text:p>0.092151002657034</text:p>
          </table:table-cell>
          <table:table-cell office:value-type="float" office:value="0.0984949726961097" calcext:value-type="float">
            <text:p>0.09849497269611</text:p>
          </table:table-cell>
          <table:table-cell office:value-type="float" office:value="0.00301204560093819" calcext:value-type="float">
            <text:p>0.003012045600938</text:p>
          </table:table-cell>
          <table:table-cell office:value-type="float" office:value="0.00176253026845504" calcext:value-type="float">
            <text:p>0.0017625302684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935445430784915" calcext:value-type="float">
            <text:p>0.093544543078492</text:p>
          </table:table-cell>
          <table:table-cell office:value-type="float" office:value="0.114689816844707" calcext:value-type="float">
            <text:p>0.114689816844707</text:p>
          </table:table-cell>
          <table:table-cell office:value-type="float" office:value="0.0052573323397903" calcext:value-type="float">
            <text:p>0.00525733233979</text:p>
          </table:table-cell>
          <table:table-cell office:value-type="float" office:value="0.00340297698974609" calcext:value-type="float">
            <text:p>0.0034029769897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55882131244083" calcext:value-type="float">
            <text:p>0.085588213124408</text:p>
          </table:table-cell>
          <table:table-cell office:value-type="float" office:value="0.0857685198102679" calcext:value-type="float">
            <text:p>0.085768519810268</text:p>
          </table:table-cell>
          <table:table-cell office:value-type="float" office:value="0.00448243087949677" calcext:value-type="float">
            <text:p>0.004482430879497</text:p>
          </table:table-cell>
          <table:table-cell office:value-type="float" office:value="0.00281347702960579" calcext:value-type="float">
            <text:p>0.0028134770296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34166731931725" calcext:value-type="float">
            <text:p>0.083416673193173</text:p>
          </table:table-cell>
          <table:table-cell office:value-type="float" office:value="0.110196371273119" calcext:value-type="float">
            <text:p>0.110196371273119</text:p>
          </table:table-cell>
          <table:table-cell office:value-type="float" office:value="0.00389996425083705" calcext:value-type="float">
            <text:p>0.003899964250837</text:p>
          </table:table-cell>
          <table:table-cell office:value-type="float" office:value="0.00241843554438377" calcext:value-type="float">
            <text:p>0.002418435544384</text:p>
          </table:table-cell>
        </table:table-row>
      </table:table>
      <table:table table:name="German Fasttext" table:style-name="ta1">
        <table:shapes>
          <draw:frame draw:z-index="0" draw:style-name="gr1" draw:text-style-name="P1" svg:width="514.71pt" svg:height="283.12pt" svg:x="175.72pt" svg:y="73.79pt">
            <draw:object draw:notify-on-update-of-ranges="'German Fasttext'.A2:'German Fasttext'.A23 'German Fasttext'.B1:'German Fasttext'.B1 'German Fasttext'.B2:'German Fasttext'.B23 'German Fasttext'.C1:'German Fasttext'.C1 'German Fasttext'.C2:'German Fasttext'.C23 'German Fasttext'.D1:'German Fasttext'.D1 'German Fasttext'.D2:'German Fasttext'.D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text_trained_from_scratch_mean</text:p>
          </table:table-cell>
          <table:table-cell office:value-type="string" calcext:value-type="string">
            <text:p>fasttext_fine_tune_ortho_procrustes_mean</text:p>
          </table:table-cell>
          <table:table-cell office:value-type="string" calcext:value-type="string">
            <text:p>fasttext_fine_tune_cca_me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47977735002256" calcext:value-type="float">
            <text:p>0.034797773500226</text:p>
          </table:table-cell>
          <table:table-cell office:value-type="float" office:value="0.191226690976335" calcext:value-type="float">
            <text:p>0.191226690976335</text:p>
          </table:table-cell>
          <table:table-cell office:value-type="float" office:value="0.143040608664643" calcext:value-type="float">
            <text:p>0.1430406086646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66895104427727" calcext:value-type="float">
            <text:p>0.046689510442773</text:p>
          </table:table-cell>
          <table:table-cell office:value-type="float" office:value="0.186210576271524" calcext:value-type="float">
            <text:p>0.186210576271524</text:p>
          </table:table-cell>
          <table:table-cell office:value-type="float" office:value="0.154159986534897" calcext:value-type="float">
            <text:p>0.154159986534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29594973263557" calcext:value-type="float">
            <text:p>0.042959497326356</text:p>
          </table:table-cell>
          <table:table-cell office:value-type="float" office:value="0.185928574473409" calcext:value-type="float">
            <text:p>0.185928574473409</text:p>
          </table:table-cell>
          <table:table-cell office:value-type="float" office:value="0.155062873131023" calcext:value-type="float">
            <text:p>0.1550628731310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22146608002332" calcext:value-type="float">
            <text:p>0.052214660800233</text:p>
          </table:table-cell>
          <table:table-cell office:value-type="float" office:value="0.186929808324697" calcext:value-type="float">
            <text:p>0.186929808324697</text:p>
          </table:table-cell>
          <table:table-cell office:value-type="float" office:value="0.130243345299546" calcext:value-type="float">
            <text:p>0.1302433452995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49819802264778" calcext:value-type="float">
            <text:p>0.054981980226478</text:p>
          </table:table-cell>
          <table:table-cell office:value-type="float" office:value="0.19834113056656" calcext:value-type="float">
            <text:p>0.19834113056656</text:p>
          </table:table-cell>
          <table:table-cell office:value-type="float" office:value="0.150677952070251" calcext:value-type="float">
            <text:p>0.1506779520702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26534030875381" calcext:value-type="float">
            <text:p>0.052653403087538</text:p>
          </table:table-cell>
          <table:table-cell office:value-type="float" office:value="0.188941105433873" calcext:value-type="float">
            <text:p>0.188941105433873</text:p>
          </table:table-cell>
          <table:table-cell office:value-type="float" office:value="0.140093161135304" calcext:value-type="float">
            <text:p>0.1400931611353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42552067052921" calcext:value-type="float">
            <text:p>0.054255206705292</text:p>
          </table:table-cell>
          <table:table-cell office:value-type="float" office:value="0.189847403586743" calcext:value-type="float">
            <text:p>0.189847403586743</text:p>
          </table:table-cell>
          <table:table-cell office:value-type="float" office:value="0.155554254943651" calcext:value-type="float">
            <text:p>0.1555542549436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11300701289982" calcext:value-type="float">
            <text:p>0.051130070128998</text:p>
          </table:table-cell>
          <table:table-cell office:value-type="float" office:value="0.182339606063928" calcext:value-type="float">
            <text:p>0.182339606063928</text:p>
          </table:table-cell>
          <table:table-cell office:value-type="float" office:value="0.147680282451226" calcext:value-type="float">
            <text:p>0.1476802824512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16278067575831" calcext:value-type="float">
            <text:p>0.051627806757583</text:p>
          </table:table-cell>
          <table:table-cell office:value-type="float" office:value="0.178158501086592" calcext:value-type="float">
            <text:p>0.178158501086592</text:p>
          </table:table-cell>
          <table:table-cell office:value-type="float" office:value="0.151372369130452" calcext:value-type="float">
            <text:p>0.151372369130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21398944776885" calcext:value-type="float">
            <text:p>0.052139894477689</text:p>
          </table:table-cell>
          <table:table-cell office:value-type="float" office:value="0.18120926438935" calcext:value-type="float">
            <text:p>0.18120926438935</text:p>
          </table:table-cell>
          <table:table-cell office:value-type="float" office:value="0.156759614656409" calcext:value-type="float">
            <text:p>0.1567596146564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36306926738416" calcext:value-type="float">
            <text:p>0.053630692673842</text:p>
          </table:table-cell>
          <table:table-cell office:value-type="float" office:value="0.18348122243631" calcext:value-type="float">
            <text:p>0.18348122243631</text:p>
          </table:table-cell>
          <table:table-cell office:value-type="float" office:value="0.159439290216296" calcext:value-type="float">
            <text:p>0.1594392902162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531114205904698" calcext:value-type="float">
            <text:p>0.05311142059047</text:p>
          </table:table-cell>
          <table:table-cell office:value-type="float" office:value="0.181262099006325" calcext:value-type="float">
            <text:p>0.181262099006325</text:p>
          </table:table-cell>
          <table:table-cell office:value-type="float" office:value="0.144148301212491" calcext:value-type="float">
            <text:p>0.1441483012124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8034707672742" calcext:value-type="float">
            <text:p>0.058034707672742</text:p>
          </table:table-cell>
          <table:table-cell office:value-type="float" office:value="0.168101285142963" calcext:value-type="float">
            <text:p>0.168101285142963</text:p>
          </table:table-cell>
          <table:table-cell office:value-type="float" office:value="0.14295581739776" calcext:value-type="float">
            <text:p>0.142955817397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3492088832692" calcext:value-type="float">
            <text:p>0.053492088832692</text:p>
          </table:table-cell>
          <table:table-cell office:value-type="float" office:value="0.18040882464692" calcext:value-type="float">
            <text:p>0.18040882464692</text:p>
          </table:table-cell>
          <table:table-cell office:value-type="float" office:value="0.161371237558311" calcext:value-type="float">
            <text:p>0.1613712375583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97719275736723" calcext:value-type="float">
            <text:p>0.059771927573672</text:p>
          </table:table-cell>
          <table:table-cell office:value-type="float" office:value="0.172112550952998" calcext:value-type="float">
            <text:p>0.172112550952998</text:p>
          </table:table-cell>
          <table:table-cell office:value-type="float" office:value="0.160052643188623" calcext:value-type="float">
            <text:p>0.1600526431886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0488188585109" calcext:value-type="float">
            <text:p>0.060488188585109</text:p>
          </table:table-cell>
          <table:table-cell office:value-type="float" office:value="0.17218660849524" calcext:value-type="float">
            <text:p>0.17218660849524</text:p>
          </table:table-cell>
          <table:table-cell office:value-type="float" office:value="0.167011148436076" calcext:value-type="float">
            <text:p>0.1670111484360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39942648288498" calcext:value-type="float">
            <text:p>0.06399426482885</text:p>
          </table:table-cell>
          <table:table-cell office:value-type="float" office:value="0.17384710531766" calcext:value-type="float">
            <text:p>0.17384710531766</text:p>
          </table:table-cell>
          <table:table-cell office:value-type="float" office:value="0.158516134019064" calcext:value-type="float">
            <text:p>0.1585161340190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59755824682664" calcext:value-type="float">
            <text:p>0.065975582468266</text:p>
          </table:table-cell>
          <table:table-cell office:value-type="float" office:value="0.166299044706384" calcext:value-type="float">
            <text:p>0.166299044706384</text:p>
          </table:table-cell>
          <table:table-cell office:value-type="float" office:value="0.160955660450215" calcext:value-type="float">
            <text:p>0.1609556604502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577041853283274" calcext:value-type="float">
            <text:p>0.057704185328327</text:p>
          </table:table-cell>
          <table:table-cell office:value-type="float" office:value="0.171764914680557" calcext:value-type="float">
            <text:p>0.171764914680557</text:p>
          </table:table-cell>
          <table:table-cell office:value-type="float" office:value="0.148617616860743" calcext:value-type="float">
            <text:p>0.1486176168607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614665658725715" calcext:value-type="float">
            <text:p>0.061466565872572</text:p>
          </table:table-cell>
          <table:table-cell office:value-type="float" office:value="0.167512114151664" calcext:value-type="float">
            <text:p>0.167512114151664</text:p>
          </table:table-cell>
          <table:table-cell office:value-type="float" office:value="0.152754766943186" calcext:value-type="float">
            <text:p>0.1527547669431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28838360622395" calcext:value-type="float">
            <text:p>0.06288383606224</text:p>
          </table:table-cell>
          <table:table-cell office:value-type="float" office:value="0.16882212113361" calcext:value-type="float">
            <text:p>0.16882212113361</text:p>
          </table:table-cell>
          <table:table-cell office:value-type="float" office:value="0.159822803451239" calcext:value-type="float">
            <text:p>0.1598228034512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82017781160316" calcext:value-type="float">
            <text:p>0.068201778116032</text:p>
          </table:table-cell>
          <table:table-cell office:value-type="float" office:value="0.163491029077647" calcext:value-type="float">
            <text:p>0.163491029077647</text:p>
          </table:table-cell>
          <table:table-cell office:value-type="float" office:value="0.147203467668806" calcext:value-type="float">
            <text:p>0.147203467668806</text:p>
          </table:table-cell>
        </table:table-row>
      </table:table>
      <table:table table:name="German W2v" table:style-name="ta1">
        <table:shapes>
          <draw:frame draw:z-index="0" draw:style-name="gr1" draw:text-style-name="P1" svg:width="480.76pt" svg:height="269.57pt" svg:x="206.59pt" svg:y="87.34pt">
            <draw:object draw:notify-on-update-of-ranges="'German W2v'.A2:'German W2v'.A23 'German W2v'.B1:'German W2v'.B1 'German W2v'.B2:'German W2v'.B23 'German W2v'.D1:'German W2v'.D1 'German W2v'.D2:'German W2v'.D23 'German W2v'.F1:'German W2v'.F1 'German W2v'.F2:'German W2v'.F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ortho_procrustes_fine_tuned_w2v_mean</text:p>
          </table:table-cell>
          <table:table-cell office:value-type="string" calcext:value-type="string">
            <text:p>ortho_procrustes_fine_tuned_w2v_median</text:p>
          </table:table-cell>
          <table:table-cell office:value-type="string" calcext:value-type="string">
            <text:p>cca_fine_tuned_w2v_mean</text:p>
          </table:table-cell>
          <table:table-cell office:value-type="string" calcext:value-type="string">
            <text:p>cca_fine_tuned_w2v_median</text:p>
          </table:table-cell>
          <table:table-cell office:value-type="string" calcext:value-type="string">
            <text:p>w2v_trained_from_scratch_mean</text:p>
          </table:table-cell>
          <table:table-cell office:value-type="string" calcext:value-type="string">
            <text:p>w2v_trained_from_scratch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8124491077123" calcext:value-type="float">
            <text:p>0.228124491077123</text:p>
          </table:table-cell>
          <table:table-cell office:value-type="float" office:value="0.222276362205038" calcext:value-type="float">
            <text:p>0.222276362205038</text:p>
          </table:table-cell>
          <table:table-cell office:value-type="float" office:value="0.0103931653881907" calcext:value-type="float">
            <text:p>0.010393165388191</text:p>
          </table:table-cell>
          <table:table-cell office:value-type="float" office:value="0.00917615618024554" calcext:value-type="float">
            <text:p>0.009176156180246</text:p>
          </table:table-cell>
          <table:table-cell office:value-type="float" office:value="0.0270687120509912" calcext:value-type="float">
            <text:p>0.027068712050991</text:p>
          </table:table-cell>
          <table:table-cell office:value-type="float" office:value="0.0110855538504464" calcext:value-type="float">
            <text:p>0.0110855538504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6935917601293" calcext:value-type="float">
            <text:p>0.196935917601293</text:p>
          </table:table-cell>
          <table:table-cell office:value-type="float" office:value="0.209426991988202" calcext:value-type="float">
            <text:p>0.209426991988202</text:p>
          </table:table-cell>
          <table:table-cell office:value-type="float" office:value="0.0194488151705995" calcext:value-type="float">
            <text:p>0.0194488151706</text:p>
          </table:table-cell>
          <table:table-cell office:value-type="float" office:value="0.0189735973124601" calcext:value-type="float">
            <text:p>0.01897359731246</text:p>
          </table:table-cell>
          <table:table-cell office:value-type="float" office:value="0.0302181513455449" calcext:value-type="float">
            <text:p>0.030218151345545</text:p>
          </table:table-cell>
          <table:table-cell office:value-type="float" office:value="0.0185744087063536" calcext:value-type="float">
            <text:p>0.0185744087063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064141029133" calcext:value-type="float">
            <text:p>0.21064141029133</text:p>
          </table:table-cell>
          <table:table-cell office:value-type="float" office:value="0.218087482063138" calcext:value-type="float">
            <text:p>0.218087482063138</text:p>
          </table:table-cell>
          <table:table-cell office:value-type="float" office:value="0.0233085931617927" calcext:value-type="float">
            <text:p>0.023308593161793</text:p>
          </table:table-cell>
          <table:table-cell office:value-type="float" office:value="0.0172229471012038" calcext:value-type="float">
            <text:p>0.017222947101204</text:p>
          </table:table-cell>
          <table:table-cell office:value-type="float" office:value="0.0369287724830126" calcext:value-type="float">
            <text:p>0.036928772483013</text:p>
          </table:table-cell>
          <table:table-cell office:value-type="float" office:value="0.0194210628587372" calcext:value-type="float">
            <text:p>0.0194210628587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3212363729672" calcext:value-type="float">
            <text:p>0.203212363729672</text:p>
          </table:table-cell>
          <table:table-cell office:value-type="float" office:value="0.22577702736368" calcext:value-type="float">
            <text:p>0.22577702736368</text:p>
          </table:table-cell>
          <table:table-cell office:value-type="float" office:value="0.0244853504725865" calcext:value-type="float">
            <text:p>0.024485350472587</text:p>
          </table:table-cell>
          <table:table-cell office:value-type="float" office:value="0.0225444054117008" calcext:value-type="float">
            <text:p>0.022544405411701</text:p>
          </table:table-cell>
          <table:table-cell office:value-type="float" office:value="0.0320000087387708" calcext:value-type="float">
            <text:p>0.032000008738771</text:p>
          </table:table-cell>
          <table:table-cell office:value-type="float" office:value="0.0155334721779337" calcext:value-type="float">
            <text:p>0.0155334721779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9513316970418" calcext:value-type="float">
            <text:p>0.199513316970418</text:p>
          </table:table-cell>
          <table:table-cell office:value-type="float" office:value="0.222062739158163" calcext:value-type="float">
            <text:p>0.222062739158163</text:p>
          </table:table-cell>
          <table:table-cell office:value-type="float" office:value="0.0209361928224189" calcext:value-type="float">
            <text:p>0.020936192822419</text:p>
          </table:table-cell>
          <table:table-cell office:value-type="float" office:value="0.0202444364586655" calcext:value-type="float">
            <text:p>0.020244436458666</text:p>
          </table:table-cell>
          <table:table-cell office:value-type="float" office:value="0.0262865661788773" calcext:value-type="float">
            <text:p>0.026286566178877</text:p>
          </table:table-cell>
          <table:table-cell office:value-type="float" office:value="0.0151765644307039" calcext:value-type="float">
            <text:p>0.0151765644307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4888935478366" calcext:value-type="float">
            <text:p>0.214888935478366</text:p>
          </table:table-cell>
          <table:table-cell office:value-type="float" office:value="0.236824216258769" calcext:value-type="float">
            <text:p>0.236824216258769</text:p>
          </table:table-cell>
          <table:table-cell office:value-type="float" office:value="0.0290265798568726" calcext:value-type="float">
            <text:p>0.029026579856873</text:p>
          </table:table-cell>
          <table:table-cell office:value-type="float" office:value="0.0216322606923629" calcext:value-type="float">
            <text:p>0.021632260692363</text:p>
          </table:table-cell>
          <table:table-cell office:value-type="float" office:value="0.022016439085104" calcext:value-type="float">
            <text:p>0.022016439085104</text:p>
          </table:table-cell>
          <table:table-cell office:value-type="float" office:value="0.0107256753104074" calcext:value-type="float">
            <text:p>0.0107256753104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0592856565941" calcext:value-type="float">
            <text:p>0.210592856565941</text:p>
          </table:table-cell>
          <table:table-cell office:value-type="float" office:value="0.227661680883291" calcext:value-type="float">
            <text:p>0.227661680883291</text:p>
          </table:table-cell>
          <table:table-cell office:value-type="float" office:value="0.0275382805485218" calcext:value-type="float">
            <text:p>0.027538280548522</text:p>
          </table:table-cell>
          <table:table-cell office:value-type="float" office:value="0.0258558436802455" calcext:value-type="float">
            <text:p>0.025855843680246</text:p>
          </table:table-cell>
          <table:table-cell office:value-type="float" office:value="0.0312198378320155" calcext:value-type="float">
            <text:p>0.031219837832016</text:p>
          </table:table-cell>
          <table:table-cell office:value-type="float" office:value="0.0217178375866948" calcext:value-type="float">
            <text:p>0.0217178375866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3447987515763" calcext:value-type="float">
            <text:p>0.213447987515763</text:p>
          </table:table-cell>
          <table:table-cell office:value-type="float" office:value="0.225984148297991" calcext:value-type="float">
            <text:p>0.225984148297991</text:p>
          </table:table-cell>
          <table:table-cell office:value-type="float" office:value="0.0236449479791362" calcext:value-type="float">
            <text:p>0.023644947979136</text:p>
          </table:table-cell>
          <table:table-cell office:value-type="float" office:value="0.0174070443912428" calcext:value-type="float">
            <text:p>0.017407044391243</text:p>
          </table:table-cell>
          <table:table-cell office:value-type="float" office:value="0.0307082371897512" calcext:value-type="float">
            <text:p>0.030708237189751</text:p>
          </table:table-cell>
          <table:table-cell office:value-type="float" office:value="0.0177142614247848" calcext:value-type="float">
            <text:p>0.0177142614247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13852879011712" calcext:value-type="float">
            <text:p>0.213852879011712</text:p>
          </table:table-cell>
          <table:table-cell office:value-type="float" office:value="0.216990256796078" calcext:value-type="float">
            <text:p>0.216990256796078</text:p>
          </table:table-cell>
          <table:table-cell office:value-type="float" office:value="0.0440000467884297" calcext:value-type="float">
            <text:p>0.04400004678843</text:p>
          </table:table-cell>
          <table:table-cell office:value-type="float" office:value="0.042754775066765" calcext:value-type="float">
            <text:p>0.042754775066765</text:p>
          </table:table-cell>
          <table:table-cell office:value-type="float" office:value="0.0284935621501637" calcext:value-type="float">
            <text:p>0.028493562150164</text:p>
          </table:table-cell>
          <table:table-cell office:value-type="float" office:value="0.0249415650659678" calcext:value-type="float">
            <text:p>0.024941565065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6812696308992" calcext:value-type="float">
            <text:p>0.206812696308992</text:p>
          </table:table-cell>
          <table:table-cell office:value-type="float" office:value="0.216315668845663" calcext:value-type="float">
            <text:p>0.216315668845663</text:p>
          </table:table-cell>
          <table:table-cell office:value-type="float" office:value="0.0524297829141422" calcext:value-type="float">
            <text:p>0.052429782914142</text:p>
          </table:table-cell>
          <table:table-cell office:value-type="float" office:value="0.0426850673130581" calcext:value-type="float">
            <text:p>0.042685067313058</text:p>
          </table:table-cell>
          <table:table-cell office:value-type="float" office:value="0.0277283966375857" calcext:value-type="float">
            <text:p>0.027728396637586</text:p>
          </table:table-cell>
          <table:table-cell office:value-type="float" office:value="0.0197418368592554" calcext:value-type="float">
            <text:p>0.0197418368592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11678870287303" calcext:value-type="float">
            <text:p>0.211678870287303</text:p>
          </table:table-cell>
          <table:table-cell office:value-type="float" office:value="0.222747541155134" calcext:value-type="float">
            <text:p>0.222747541155134</text:p>
          </table:table-cell>
          <table:table-cell office:value-type="float" office:value="0.0469009300432122" calcext:value-type="float">
            <text:p>0.046900930043212</text:p>
          </table:table-cell>
          <table:table-cell office:value-type="float" office:value="0.0320062162438217" calcext:value-type="float">
            <text:p>0.032006216243822</text:p>
          </table:table-cell>
          <table:table-cell office:value-type="float" office:value="0.0283310617302319" calcext:value-type="float">
            <text:p>0.028331061730232</text:p>
          </table:table-cell>
          <table:table-cell office:value-type="float" office:value="0.0211646364173111" calcext:value-type="float">
            <text:p>0.0211646364173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11336106817794" calcext:value-type="float">
            <text:p>0.211336106817794</text:p>
          </table:table-cell>
          <table:table-cell office:value-type="float" office:value="0.21497314453125" calcext:value-type="float">
            <text:p>0.21497314453125</text:p>
          </table:table-cell>
          <table:table-cell office:value-type="float" office:value="0.0511351419082416" calcext:value-type="float">
            <text:p>0.051135141908242</text:p>
          </table:table-cell>
          <table:table-cell office:value-type="float" office:value="0.041412945182956" calcext:value-type="float">
            <text:p>0.041412945182956</text:p>
          </table:table-cell>
          <table:table-cell office:value-type="float" office:value="0.030740021484826" calcext:value-type="float">
            <text:p>0.030740021484826</text:p>
          </table:table-cell>
          <table:table-cell office:value-type="float" office:value="0.0198929393534758" calcext:value-type="float">
            <text:p>0.0198929393534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08620070684524" calcext:value-type="float">
            <text:p>0.208620070684524</text:p>
          </table:table-cell>
          <table:table-cell office:value-type="float" office:value="0.216211834343112" calcext:value-type="float">
            <text:p>0.216211834343112</text:p>
          </table:table-cell>
          <table:table-cell office:value-type="float" office:value="0.0414544907524472" calcext:value-type="float">
            <text:p>0.041454490752447</text:p>
          </table:table-cell>
          <table:table-cell office:value-type="float" office:value="0.0288681964485013" calcext:value-type="float">
            <text:p>0.028868196448501</text:p>
          </table:table-cell>
          <table:table-cell office:value-type="float" office:value="0.0263264484405518" calcext:value-type="float">
            <text:p>0.026326448440552</text:p>
          </table:table-cell>
          <table:table-cell office:value-type="float" office:value="0.0142120766153141" calcext:value-type="float">
            <text:p>0.0142120766153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9620263989306" calcext:value-type="float">
            <text:p>0.19620263989306</text:p>
          </table:table-cell>
          <table:table-cell office:value-type="float" office:value="0.212884895169005" calcext:value-type="float">
            <text:p>0.212884895169005</text:p>
          </table:table-cell>
          <table:table-cell office:value-type="float" office:value="0.0490755996553422" calcext:value-type="float">
            <text:p>0.049075599655342</text:p>
          </table:table-cell>
          <table:table-cell office:value-type="float" office:value="0.0346975925990513" calcext:value-type="float">
            <text:p>0.034697592599051</text:p>
          </table:table-cell>
          <table:table-cell office:value-type="float" office:value="0.0280560330610043" calcext:value-type="float">
            <text:p>0.028056033061004</text:p>
          </table:table-cell>
          <table:table-cell office:value-type="float" office:value="0.0173348625338807" calcext:value-type="float">
            <text:p>0.0173348625338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10573164080085" calcext:value-type="float">
            <text:p>0.210573164080085</text:p>
          </table:table-cell>
          <table:table-cell office:value-type="float" office:value="0.212221991091358" calcext:value-type="float">
            <text:p>0.212221991091358</text:p>
          </table:table-cell>
          <table:table-cell office:value-type="float" office:value="0.0515053972333562" calcext:value-type="float">
            <text:p>0.051505397233356</text:p>
          </table:table-cell>
          <table:table-cell office:value-type="float" office:value="0.035534555863361" calcext:value-type="float">
            <text:p>0.035534555863361</text:p>
          </table:table-cell>
          <table:table-cell office:value-type="float" office:value="0.0305388771299841" calcext:value-type="float">
            <text:p>0.030538877129984</text:p>
          </table:table-cell>
          <table:table-cell office:value-type="float" office:value="0.0218744955257494" calcext:value-type="float">
            <text:p>0.0218744955257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09204142489864" calcext:value-type="float">
            <text:p>0.209204142489864</text:p>
          </table:table-cell>
          <table:table-cell office:value-type="float" office:value="0.218826231664541" calcext:value-type="float">
            <text:p>0.218826231664541</text:p>
          </table:table-cell>
          <table:table-cell office:value-type="float" office:value="0.0591518189900123" calcext:value-type="float">
            <text:p>0.059151818990012</text:p>
          </table:table-cell>
          <table:table-cell office:value-type="float" office:value="0.0288602120535714" calcext:value-type="float">
            <text:p>0.028860212053571</text:p>
          </table:table-cell>
          <table:table-cell office:value-type="float" office:value="0.0276260241516825" calcext:value-type="float">
            <text:p>0.027626024151683</text:p>
          </table:table-cell>
          <table:table-cell office:value-type="float" office:value="0.0159719661790497" calcext:value-type="float">
            <text:p>0.015971966179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02531205696489" calcext:value-type="float">
            <text:p>0.202531205696489</text:p>
          </table:table-cell>
          <table:table-cell office:value-type="float" office:value="0.215228620256696" calcext:value-type="float">
            <text:p>0.215228620256696</text:p>
          </table:table-cell>
          <table:table-cell office:value-type="float" office:value="0.0520238478461222" calcext:value-type="float">
            <text:p>0.052023847846122</text:p>
          </table:table-cell>
          <table:table-cell office:value-type="float" office:value="0.0346834517498406" calcext:value-type="float">
            <text:p>0.034683451749841</text:p>
          </table:table-cell>
          <table:table-cell office:value-type="float" office:value="0.0284333446100806" calcext:value-type="float">
            <text:p>0.028433344610081</text:p>
          </table:table-cell>
          <table:table-cell office:value-type="float" office:value="0.0191387690330038" calcext:value-type="float">
            <text:p>0.0191387690330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0340069650144" calcext:value-type="float">
            <text:p>0.20340069650144</text:p>
          </table:table-cell>
          <table:table-cell office:value-type="float" office:value="0.211008774115115" calcext:value-type="float">
            <text:p>0.211008774115115</text:p>
          </table:table-cell>
          <table:table-cell office:value-type="float" office:value="0.0614601448214784" calcext:value-type="float">
            <text:p>0.061460144821478</text:p>
          </table:table-cell>
          <table:table-cell office:value-type="float" office:value="0.0298265776342275" calcext:value-type="float">
            <text:p>0.029826577634228</text:p>
          </table:table-cell>
          <table:table-cell office:value-type="float" office:value="0.0297174047645257" calcext:value-type="float">
            <text:p>0.029717404764526</text:p>
          </table:table-cell>
          <table:table-cell office:value-type="float" office:value="0.0156439170058893" calcext:value-type="float">
            <text:p>0.015643917005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03107190596079" calcext:value-type="float">
            <text:p>0.203107190596079</text:p>
          </table:table-cell>
          <table:table-cell office:value-type="float" office:value="0.21471791792889" calcext:value-type="float">
            <text:p>0.21471791792889</text:p>
          </table:table-cell>
          <table:table-cell office:value-type="float" office:value="0.0457860315338265" calcext:value-type="float">
            <text:p>0.045786031533827</text:p>
          </table:table-cell>
          <table:table-cell office:value-type="float" office:value="0.0298970062878667" calcext:value-type="float">
            <text:p>0.029897006287867</text:p>
          </table:table-cell>
          <table:table-cell office:value-type="float" office:value="0.0274497668280328" calcext:value-type="float">
            <text:p>0.027449766828033</text:p>
          </table:table-cell>
          <table:table-cell office:value-type="float" office:value="0.02155587955397" calcext:value-type="float">
            <text:p>0.021555879553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05914976700492" calcext:value-type="float">
            <text:p>0.205914976700492</text:p>
          </table:table-cell>
          <table:table-cell office:value-type="float" office:value="0.216392461037149" calcext:value-type="float">
            <text:p>0.216392461037149</text:p>
          </table:table-cell>
          <table:table-cell office:value-type="float" office:value="0.0518084894161681" calcext:value-type="float">
            <text:p>0.051808489416168</text:p>
          </table:table-cell>
          <table:table-cell office:value-type="float" office:value="0.0373346959328165" calcext:value-type="float">
            <text:p>0.037334695932817</text:p>
          </table:table-cell>
          <table:table-cell office:value-type="float" office:value="0.0275625342781182" calcext:value-type="float">
            <text:p>0.027562534278118</text:p>
          </table:table-cell>
          <table:table-cell office:value-type="float" office:value="0.0172623723866988" calcext:value-type="float">
            <text:p>0.0172623723866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90420978741564" calcext:value-type="float">
            <text:p>0.190420978741564</text:p>
          </table:table-cell>
          <table:table-cell office:value-type="float" office:value="0.20710862763074" calcext:value-type="float">
            <text:p>0.20710862763074</text:p>
          </table:table-cell>
          <table:table-cell office:value-type="float" office:value="0.0699065964463253" calcext:value-type="float">
            <text:p>0.069906596446325</text:p>
          </table:table-cell>
          <table:table-cell office:value-type="float" office:value="0.0454407983896684" calcext:value-type="float">
            <text:p>0.045440798389668</text:p>
          </table:table-cell>
          <table:table-cell office:value-type="float" office:value="0.0286041538718342" calcext:value-type="float">
            <text:p>0.028604153871834</text:p>
          </table:table-cell>
          <table:table-cell office:value-type="float" office:value="0.0134271956463249" calcext:value-type="float">
            <text:p>0.013427195646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9957684338628" calcext:value-type="float">
            <text:p>0.19957684338628</text:p>
          </table:table-cell>
          <table:table-cell office:value-type="float" office:value="0.212072430046237" calcext:value-type="float">
            <text:p>0.212072430046237</text:p>
          </table:table-cell>
          <table:table-cell office:value-type="float" office:value="0.0724350220972178" calcext:value-type="float">
            <text:p>0.072435022097218</text:p>
          </table:table-cell>
          <table:table-cell office:value-type="float" office:value="0.0426165802624761" calcext:value-type="float">
            <text:p>0.042616580262476</text:p>
          </table:table-cell>
          <table:table-cell office:value-type="float" office:value="0.029736976934939" calcext:value-type="float">
            <text:p>0.029736976934939</text:p>
          </table:table-cell>
          <table:table-cell office:value-type="float" office:value="0.0213611649493782" calcext:value-type="float">
            <text:p>0.021361164949378</text:p>
          </table:table-cell>
        </table:table-row>
      </table:table>
      <table:table table:name="combine_all" table:style-name="ta1">
        <table:shapes>
          <draw:frame draw:z-index="0" draw:style-name="gr1" draw:text-style-name="P1" svg:width="476.84pt" svg:height="268.21pt" svg:x="936.26pt" svg:y="28.43pt">
            <draw:object draw:notify-on-update-of-ranges="combine_all.B3:combine_all.B24 combine_all.C3:combine_all.C24 combine_all.D3:combine_all.D24 combine_all.E3:combine_all.E24 combine_all.F3:combine_all.F24 combine_all.G3:combine_all.G24 combine_all.H3:combine_all.H2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522.28pt" svg:height="293.78pt" svg:x="882.34pt" svg:y="361.22pt">
            <draw:object draw:notify-on-update-of-ranges="combine_all.B25:combine_all.B46 combine_all.C25:combine_all.C46 combine_all.D25:combine_all.D46 combine_all.E25:combine_all.E46 combine_all.F25:combine_all.F46 combine_all.G25:combine_all.G46 combine_all.H25:combine_all.H4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9" table:default-cell-style-name="ce6"/>
        <table:table-column table:style-name="co6" table:default-cell-style-name="ce11"/>
        <table:table-column table:style-name="co20" table:default-cell-style-name="ce15"/>
        <table:table-column table:style-name="co21" table:default-cell-style-name="ce22"/>
        <table:table-column table:style-name="co22" table:default-cell-style-name="ce25"/>
        <table:table-column table:style-name="co23" table:default-cell-style-name="ce15"/>
        <table:table-column table:style-name="co24" table:default-cell-style-name="ce22"/>
        <table:table-column table:style-name="co25" table:default-cell-style-name="ce25"/>
        <table:table-row table:style-name="ro1">
          <table:table-cell table:style-name="ce3" office:value-type="string" calcext:value-type="string" table:number-columns-spanned="1" table:number-rows-spanned="2">
            <text:p>Data-Set</text:p>
          </table:table-cell>
          <table:table-cell table:style-name="ce9" office:value-type="string" calcext:value-type="string" table:number-columns-spanned="1" table:number-rows-spanned="2">
            <text:p>Cluster Size</text:p>
          </table:table-cell>
          <table:table-cell table:style-name="ce14" office:value-type="string" calcext:value-type="string" table:number-columns-spanned="3" table:number-rows-spanned="1">
            <text:p>Average Coherence Score for embedding trained on organic data</text:p>
          </table:table-cell>
          <table:covered-table-cell table:style-name="ce20"/>
          <table:covered-table-cell table:style-name="ce24"/>
          <table:table-cell table:style-name="ce14" office:value-type="string" calcext:value-type="string" table:number-columns-spanned="3" table:number-rows-spanned="1">
            <text:p>Average Coherence Score for pre-trained embedding fine-tuned/aligned on organic data</text:p>
          </table:table-cell>
          <table:covered-table-cell table:style-name="ce20"/>
          <table:covered-table-cell table:style-name="ce24"/>
        </table:table-row>
        <table:table-row table:style-name="ro1">
          <table:covered-table-cell table:style-name="ce2"/>
          <table:covered-table-cell table:style-name="ce31"/>
          <table:table-cell table:style-name="ce2" office:value-type="string" calcext:value-type="string">
            <text:p>Glove Embedding</text:p>
          </table:table-cell>
          <table:table-cell table:style-name="ce21" office:value-type="string" calcext:value-type="string">
            <text:p>W2V Embedding</text:p>
          </table:table-cell>
          <table:table-cell table:style-name="ce31" office:value-type="string" calcext:value-type="string">
            <text:p>Fast-text Embedding</text:p>
          </table:table-cell>
          <table:table-cell table:style-name="ce2" office:value-type="string" calcext:value-type="string">
            <text:p>Glove Embedding</text:p>
          </table:table-cell>
          <table:table-cell table:style-name="ce21" office:value-type="string" calcext:value-type="string">
            <text:p>W2V Embedding</text:p>
          </table:table-cell>
          <table:table-cell table:style-name="ce31" office:value-type="string" calcext:value-type="string">
            <text:p>Fast-text Embedding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2">
            <text:p>English filtered</text:p>
          </table:table-cell>
          <table:table-cell office:value-type="float" office:value="7" calcext:value-type="float">
            <text:p>7</text:p>
          </table:table-cell>
          <table:table-cell office:value-type="float" office:value="0.0498190966013917" calcext:value-type="float">
            <text:p>0.049819096601392</text:p>
          </table:table-cell>
          <table:table-cell office:value-type="float" office:value="0.0766743589351198" calcext:value-type="float">
            <text:p>0.07667435893512</text:p>
          </table:table-cell>
          <table:table-cell office:value-type="float" office:value="0.139780148875957" calcext:value-type="float">
            <text:p>0.139780148875957</text:p>
          </table:table-cell>
          <table:table-cell office:value-type="float" office:value="0.129869789590641" calcext:value-type="float">
            <text:p>0.129869789590641</text:p>
          </table:table-cell>
          <table:table-cell office:value-type="float" office:value="0.185478640186543" calcext:value-type="float">
            <text:p>0.185478640186543</text:p>
          </table:table-cell>
          <table:table-cell office:value-type="float" office:value="0.252034047296374" calcext:value-type="float">
            <text:p>0.25203404729637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485417652130127" calcext:value-type="float">
            <text:p>0.048541765213013</text:p>
          </table:table-cell>
          <table:table-cell office:value-type="float" office:value="0.0847294134023238" calcext:value-type="float">
            <text:p>0.084729413402324</text:p>
          </table:table-cell>
          <table:table-cell office:value-type="float" office:value="0.137468890754544" calcext:value-type="float">
            <text:p>0.137468890754544</text:p>
          </table:table-cell>
          <table:table-cell office:value-type="float" office:value="0.136184806045221" calcext:value-type="float">
            <text:p>0.136184806045221</text:p>
          </table:table-cell>
          <table:table-cell office:value-type="float" office:value="0.15672521630112" calcext:value-type="float">
            <text:p>0.15672521630112</text:p>
          </table:table-cell>
          <table:table-cell office:value-type="float" office:value="0.252748948700574" calcext:value-type="float">
            <text:p>0.25274894870057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461722578537437" calcext:value-type="float">
            <text:p>0.046172257853744</text:p>
          </table:table-cell>
          <table:table-cell office:value-type="float" office:value="0.0895533423737333" calcext:value-type="float">
            <text:p>0.089553342373733</text:p>
          </table:table-cell>
          <table:table-cell office:value-type="float" office:value="0.137071224567301" calcext:value-type="float">
            <text:p>0.137071224567301</text:p>
          </table:table-cell>
          <table:table-cell office:value-type="float" office:value="0.116817850817899" calcext:value-type="float">
            <text:p>0.116817850817899</text:p>
          </table:table-cell>
          <table:table-cell office:value-type="float" office:value="0.163798273826132" calcext:value-type="float">
            <text:p>0.163798273826132</text:p>
          </table:table-cell>
          <table:table-cell office:value-type="float" office:value="0.259355333116319" calcext:value-type="float">
            <text:p>0.25935533311631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449922043158084" calcext:value-type="float">
            <text:p>0.044992204315808</text:p>
          </table:table-cell>
          <table:table-cell office:value-type="float" office:value="0.0918283784827408" calcext:value-type="float">
            <text:p>0.091828378482741</text:p>
          </table:table-cell>
          <table:table-cell office:value-type="float" office:value="0.137411106654576" calcext:value-type="float">
            <text:p>0.137411106654576</text:p>
          </table:table-cell>
          <table:table-cell office:value-type="float" office:value="0.12352964471311" calcext:value-type="float">
            <text:p>0.12352964471311</text:p>
          </table:table-cell>
          <table:table-cell office:value-type="float" office:value="0.164294598014987" calcext:value-type="float">
            <text:p>0.164294598014987</text:p>
          </table:table-cell>
          <table:table-cell office:value-type="float" office:value="0.256817390286193" calcext:value-type="float">
            <text:p>0.256817390286193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0542519897269304" calcext:value-type="float">
            <text:p>0.05425198972693</text:p>
          </table:table-cell>
          <table:table-cell office:value-type="float" office:value="0.0854652804819343" calcext:value-type="float">
            <text:p>0.085465280481934</text:p>
          </table:table-cell>
          <table:table-cell office:value-type="float" office:value="0.138045604472258" calcext:value-type="float">
            <text:p>0.138045604472258</text:p>
          </table:table-cell>
          <table:table-cell office:value-type="float" office:value="0.145418032372204" calcext:value-type="float">
            <text:p>0.145418032372204</text:p>
          </table:table-cell>
          <table:table-cell office:value-type="float" office:value="0.157542597652417" calcext:value-type="float">
            <text:p>0.157542597652417</text:p>
          </table:table-cell>
          <table:table-cell office:value-type="float" office:value="0.250916497007457" calcext:value-type="float">
            <text:p>0.25091649700745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0509887382935505" calcext:value-type="float">
            <text:p>0.050988738293551</text:p>
          </table:table-cell>
          <table:table-cell office:value-type="float" office:value="0.0927549887676628" calcext:value-type="float">
            <text:p>0.092754988767663</text:p>
          </table:table-cell>
          <table:table-cell office:value-type="float" office:value="0.140255583938287" calcext:value-type="float">
            <text:p>0.140255583938287</text:p>
          </table:table-cell>
          <table:table-cell office:value-type="float" office:value="0.142934806590178" calcext:value-type="float">
            <text:p>0.142934806590178</text:p>
          </table:table-cell>
          <table:table-cell office:value-type="float" office:value="0.15040124776412" calcext:value-type="float">
            <text:p>0.15040124776412</text:p>
          </table:table-cell>
          <table:table-cell office:value-type="float" office:value="0.246771177175094" calcext:value-type="float">
            <text:p>0.246771177175094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0553530393737727" calcext:value-type="float">
            <text:p>0.055353039373773</text:p>
          </table:table-cell>
          <table:table-cell office:value-type="float" office:value="0.0854403506236993" calcext:value-type="float">
            <text:p>0.085440350623699</text:p>
          </table:table-cell>
          <table:table-cell office:value-type="float" office:value="0.136717381134197" calcext:value-type="float">
            <text:p>0.136717381134197</text:p>
          </table:table-cell>
          <table:table-cell office:value-type="float" office:value="0.135345098083693" calcext:value-type="float">
            <text:p>0.135345098083693</text:p>
          </table:table-cell>
          <table:table-cell office:value-type="float" office:value="0.151293659804331" calcext:value-type="float">
            <text:p>0.151293659804331</text:p>
          </table:table-cell>
          <table:table-cell office:value-type="float" office:value="0.222357868723147" calcext:value-type="float">
            <text:p>0.222357868723147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0.0537478821706683" calcext:value-type="float">
            <text:p>0.053747882170668</text:p>
          </table:table-cell>
          <table:table-cell office:value-type="float" office:value="0.0899674622601171" calcext:value-type="float">
            <text:p>0.089967462260117</text:p>
          </table:table-cell>
          <table:table-cell office:value-type="float" office:value="0.141353332293056" calcext:value-type="float">
            <text:p>0.141353332293056</text:p>
          </table:table-cell>
          <table:table-cell office:value-type="float" office:value="0.140542525395834" calcext:value-type="float">
            <text:p>0.140542525395834</text:p>
          </table:table-cell>
          <table:table-cell office:value-type="float" office:value="0.147641319600461" calcext:value-type="float">
            <text:p>0.147641319600461</text:p>
          </table:table-cell>
          <table:table-cell office:value-type="float" office:value="0.228426415721207" calcext:value-type="float">
            <text:p>0.22842641572120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0.0567526123150676" calcext:value-type="float">
            <text:p>0.056752612315068</text:p>
          </table:table-cell>
          <table:table-cell office:value-type="float" office:value="0.0911007617768787" calcext:value-type="float">
            <text:p>0.091100761776879</text:p>
          </table:table-cell>
          <table:table-cell office:value-type="float" office:value="0.14506021434758" calcext:value-type="float">
            <text:p>0.14506021434758</text:p>
          </table:table-cell>
          <table:table-cell office:value-type="float" office:value="0.140130965369088" calcext:value-type="float">
            <text:p>0.140130965369088</text:p>
          </table:table-cell>
          <table:table-cell office:value-type="float" office:value="0.157449458375269" calcext:value-type="float">
            <text:p>0.157449458375269</text:p>
          </table:table-cell>
          <table:table-cell office:value-type="float" office:value="0.222010197023145" calcext:value-type="float">
            <text:p>0.222010197023145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563489165636958" calcext:value-type="float">
            <text:p>0.056348916563696</text:p>
          </table:table-cell>
          <table:table-cell office:value-type="float" office:value="0.0924988561513473" calcext:value-type="float">
            <text:p>0.092498856151347</text:p>
          </table:table-cell>
          <table:table-cell office:value-type="float" office:value="0.145108562858737" calcext:value-type="float">
            <text:p>0.145108562858737</text:p>
          </table:table-cell>
          <table:table-cell office:value-type="float" office:value="0.143495356843909" calcext:value-type="float">
            <text:p>0.143495356843909</text:p>
          </table:table-cell>
          <table:table-cell office:value-type="float" office:value="0.150690092374841" calcext:value-type="float">
            <text:p>0.150690092374841</text:p>
          </table:table-cell>
          <table:table-cell office:value-type="float" office:value="0.22361625777264" calcext:value-type="float">
            <text:p>0.22361625777264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0.0525047429588029" calcext:value-type="float">
            <text:p>0.052504742958803</text:p>
          </table:table-cell>
          <table:table-cell office:value-type="float" office:value="0.0886188015506845" calcext:value-type="float">
            <text:p>0.088618801550685</text:p>
          </table:table-cell>
          <table:table-cell office:value-type="float" office:value="0.147637746160301" calcext:value-type="float">
            <text:p>0.147637746160301</text:p>
          </table:table-cell>
          <table:table-cell office:value-type="float" office:value="0.138655885079164" calcext:value-type="float">
            <text:p>0.138655885079164</text:p>
          </table:table-cell>
          <table:table-cell office:value-type="float" office:value="0.149231609867196" calcext:value-type="float">
            <text:p>0.149231609867196</text:p>
          </table:table-cell>
          <table:table-cell office:value-type="float" office:value="0.224782276654035" calcext:value-type="float">
            <text:p>0.224782276654035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0.0573001616744405" calcext:value-type="float">
            <text:p>0.057300161674441</text:p>
          </table:table-cell>
          <table:table-cell office:value-type="float" office:value="0.0920408725939864" calcext:value-type="float">
            <text:p>0.092040872593986</text:p>
          </table:table-cell>
          <table:table-cell office:value-type="float" office:value="0.143817735278715" calcext:value-type="float">
            <text:p>0.143817735278715</text:p>
          </table:table-cell>
          <table:table-cell office:value-type="float" office:value="0.143806933430531" calcext:value-type="float">
            <text:p>0.143806933430531</text:p>
          </table:table-cell>
          <table:table-cell office:value-type="float" office:value="0.161073162983539" calcext:value-type="float">
            <text:p>0.161073162983539</text:p>
          </table:table-cell>
          <table:table-cell office:value-type="float" office:value="0.242316599878772" calcext:value-type="float">
            <text:p>0.24231659987877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0582599332121765" calcext:value-type="float">
            <text:p>0.058259933212177</text:p>
          </table:table-cell>
          <table:table-cell office:value-type="float" office:value="0.0933388901275842" calcext:value-type="float">
            <text:p>0.093338890127584</text:p>
          </table:table-cell>
          <table:table-cell office:value-type="float" office:value="0.143251949388154" calcext:value-type="float">
            <text:p>0.143251949388154</text:p>
          </table:table-cell>
          <table:table-cell office:value-type="float" office:value="0.139824593135289" calcext:value-type="float">
            <text:p>0.139824593135289</text:p>
          </table:table-cell>
          <table:table-cell office:value-type="float" office:value="0.150502687622901" calcext:value-type="float">
            <text:p>0.150502687622901</text:p>
          </table:table-cell>
          <table:table-cell office:value-type="float" office:value="0.244313292211416" calcext:value-type="float">
            <text:p>0.244313292211416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0.0558325857799096" calcext:value-type="float">
            <text:p>0.05583258577991</text:p>
          </table:table-cell>
          <table:table-cell office:value-type="float" office:value="0.0901373219694096" calcext:value-type="float">
            <text:p>0.09013732196941</text:p>
          </table:table-cell>
          <table:table-cell office:value-type="float" office:value="0.144842947180762" calcext:value-type="float">
            <text:p>0.144842947180762</text:p>
          </table:table-cell>
          <table:table-cell office:value-type="float" office:value="0.141926489924819" calcext:value-type="float">
            <text:p>0.141926489924819</text:p>
          </table:table-cell>
          <table:table-cell office:value-type="float" office:value="0.151401950215885" calcext:value-type="float">
            <text:p>0.151401950215885</text:p>
          </table:table-cell>
          <table:table-cell office:value-type="float" office:value="0.229289771375725" calcext:value-type="float">
            <text:p>0.229289771375725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0.0571931100320988" calcext:value-type="float">
            <text:p>0.057193110032099</text:p>
          </table:table-cell>
          <table:table-cell office:value-type="float" office:value="0.0859153495687826" calcext:value-type="float">
            <text:p>0.085915349568783</text:p>
          </table:table-cell>
          <table:table-cell office:value-type="float" office:value="0.147333884725765" calcext:value-type="float">
            <text:p>0.147333884725765</text:p>
          </table:table-cell>
          <table:table-cell office:value-type="float" office:value="0.1395249101838" calcext:value-type="float">
            <text:p>0.1395249101838</text:p>
          </table:table-cell>
          <table:table-cell office:value-type="float" office:value="0.158497157468945" calcext:value-type="float">
            <text:p>0.158497157468945</text:p>
          </table:table-cell>
          <table:table-cell office:value-type="float" office:value="0.245387044588343" calcext:value-type="float">
            <text:p>0.245387044588343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0.0571204991465755" calcext:value-type="float">
            <text:p>0.057120499146576</text:p>
          </table:table-cell>
          <table:table-cell office:value-type="float" office:value="0.0883404430689687" calcext:value-type="float">
            <text:p>0.088340443068969</text:p>
          </table:table-cell>
          <table:table-cell office:value-type="float" office:value="0.143740302527959" calcext:value-type="float">
            <text:p>0.143740302527959</text:p>
          </table:table-cell>
          <table:table-cell office:value-type="float" office:value="0.139706002816514" calcext:value-type="float">
            <text:p>0.139706002816514</text:p>
          </table:table-cell>
          <table:table-cell office:value-type="float" office:value="0.160087479571907" calcext:value-type="float">
            <text:p>0.160087479571907</text:p>
          </table:table-cell>
          <table:table-cell office:value-type="float" office:value="0.241269650829082" calcext:value-type="float">
            <text:p>0.241269650829082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0.0551776373011594" calcext:value-type="float">
            <text:p>0.055177637301159</text:p>
          </table:table-cell>
          <table:table-cell office:value-type="float" office:value="0.0875396476867642" calcext:value-type="float">
            <text:p>0.087539647686764</text:p>
          </table:table-cell>
          <table:table-cell office:value-type="float" office:value="0.144520162507703" calcext:value-type="float">
            <text:p>0.144520162507703</text:p>
          </table:table-cell>
          <table:table-cell office:value-type="float" office:value="0.138769228599115" calcext:value-type="float">
            <text:p>0.138769228599115</text:p>
          </table:table-cell>
          <table:table-cell office:value-type="float" office:value="0.161701689781698" calcext:value-type="float">
            <text:p>0.161701689781698</text:p>
          </table:table-cell>
          <table:table-cell office:value-type="float" office:value="0.230946132451608" calcext:value-type="float">
            <text:p>0.230946132451608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0579306796326929" calcext:value-type="float">
            <text:p>0.057930679632693</text:p>
          </table:table-cell>
          <table:table-cell office:value-type="float" office:value="0.0916136343819755" calcext:value-type="float">
            <text:p>0.091613634381976</text:p>
          </table:table-cell>
          <table:table-cell office:value-type="float" office:value="0.143186126086177" calcext:value-type="float">
            <text:p>0.143186126086177</text:p>
          </table:table-cell>
          <table:table-cell office:value-type="float" office:value="0.1444481937642" calcext:value-type="float">
            <text:p>0.1444481937642</text:p>
          </table:table-cell>
          <table:table-cell office:value-type="float" office:value="0.154567915001694" calcext:value-type="float">
            <text:p>0.154567915001694</text:p>
          </table:table-cell>
          <table:table-cell office:value-type="float" office:value="0.241450958251953" calcext:value-type="float">
            <text:p>0.241450958251953</text:p>
          </table:table-cell>
        </table:table-row>
        <table:table-row table:style-name="ro1">
          <table:covered-table-cell/>
          <table:table-cell office:value-type="float" office:value="43" calcext:value-type="float">
            <text:p>43</text:p>
          </table:table-cell>
          <table:table-cell office:value-type="float" office:value="0.054929604043766" calcext:value-type="float">
            <text:p>0.054929604043766</text:p>
          </table:table-cell>
          <table:table-cell office:value-type="float" office:value="0.0849077584837419" calcext:value-type="float">
            <text:p>0.084907758483742</text:p>
          </table:table-cell>
          <table:table-cell office:value-type="float" office:value="0.145704327163733" calcext:value-type="float">
            <text:p>0.145704327163733</text:p>
          </table:table-cell>
          <table:table-cell office:value-type="float" office:value="0.146340059082147" calcext:value-type="float">
            <text:p>0.146340059082147</text:p>
          </table:table-cell>
          <table:table-cell office:value-type="float" office:value="0.15992672725147" calcext:value-type="float">
            <text:p>0.15992672725147</text:p>
          </table:table-cell>
          <table:table-cell office:value-type="float" office:value="0.230159978445639" calcext:value-type="float">
            <text:p>0.230159978445639</text:p>
          </table:table-cell>
        </table:table-row>
        <table:table-row table:style-name="ro1">
          <table:covered-table-cell/>
          <table:table-cell office:value-type="float" office:value="46" calcext:value-type="float">
            <text:p>46</text:p>
          </table:table-cell>
          <table:table-cell office:value-type="float" office:value="0.0552218146269154" calcext:value-type="float">
            <text:p>0.055221814626915</text:p>
          </table:table-cell>
          <table:table-cell office:value-type="float" office:value="0.0848486427638842" calcext:value-type="float">
            <text:p>0.084848642763884</text:p>
          </table:table-cell>
          <table:table-cell office:value-type="float" office:value="0.144375769438316" calcext:value-type="float">
            <text:p>0.144375769438316</text:p>
          </table:table-cell>
          <table:table-cell office:value-type="float" office:value="0.147483838816713" calcext:value-type="float">
            <text:p>0.147483838816713</text:p>
          </table:table-cell>
          <table:table-cell office:value-type="float" office:value="0.161178989495021" calcext:value-type="float">
            <text:p>0.161178989495021</text:p>
          </table:table-cell>
          <table:table-cell office:value-type="float" office:value="0.234277092460626" calcext:value-type="float">
            <text:p>0.234277092460626</text:p>
          </table:table-cell>
        </table:table-row>
        <table:table-row table:style-name="ro1">
          <table:covered-table-cell/>
          <table:table-cell office:value-type="float" office:value="49" calcext:value-type="float">
            <text:p>49</text:p>
          </table:table-cell>
          <table:table-cell office:value-type="float" office:value="0.0593083868062481" calcext:value-type="float">
            <text:p>0.059308386806248</text:p>
          </table:table-cell>
          <table:table-cell office:value-type="float" office:value="0.0830546269224168" calcext:value-type="float">
            <text:p>0.083054626922417</text:p>
          </table:table-cell>
          <table:table-cell office:value-type="float" office:value="0.144513259245822" calcext:value-type="float">
            <text:p>0.144513259245822</text:p>
          </table:table-cell>
          <table:table-cell office:value-type="float" office:value="0.149848039397494" calcext:value-type="float">
            <text:p>0.149848039397494</text:p>
          </table:table-cell>
          <table:table-cell office:value-type="float" office:value="0.159753624512126" calcext:value-type="float">
            <text:p>0.159753624512126</text:p>
          </table:table-cell>
          <table:table-cell office:value-type="float" office:value="0.231909443808813" calcext:value-type="float">
            <text:p>0.231909443808813</text:p>
          </table:table-cell>
        </table:table-row>
        <table:table-row table:style-name="ro1">
          <table:covered-table-cell table:style-name="ce7"/>
          <table:table-cell table:style-name="ce12" office:value-type="float" office:value="50" calcext:value-type="float">
            <text:p>50</text:p>
          </table:table-cell>
          <table:table-cell table:style-name="ce16" office:value-type="float" office:value="0.0576050844153579" calcext:value-type="float">
            <text:p>0.057605084415358</text:p>
          </table:table-cell>
          <table:table-cell table:style-name="ce23" office:value-type="float" office:value="0.0818978481993383" calcext:value-type="float">
            <text:p>0.081897848199338</text:p>
          </table:table-cell>
          <table:table-cell table:style-name="ce26" office:value-type="float" office:value="0.144206101771763" calcext:value-type="float">
            <text:p>0.144206101771763</text:p>
          </table:table-cell>
          <table:table-cell table:style-name="ce16" office:value-type="float" office:value="0.145194508704361" calcext:value-type="float">
            <text:p>0.145194508704361</text:p>
          </table:table-cell>
          <table:table-cell table:style-name="ce23" office:value-type="float" office:value="0.159912606624681" calcext:value-type="float">
            <text:p>0.159912606624681</text:p>
          </table:table-cell>
          <table:table-cell table:style-name="ce26" office:value-type="float" office:value="0.230892423419563" calcext:value-type="float">
            <text:p>0.230892423419563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2">
            <text:p>German filtered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float" office:value="-0.00416866702866624" calcext:value-type="float">
            <text:p>-0.004168667028666</text:p>
          </table:table-cell>
          <table:table-cell table:style-name="ce17" office:value-type="float" office:value="0.0270687120509912" calcext:value-type="float">
            <text:p>0.027068712050991</text:p>
          </table:table-cell>
          <table:table-cell table:style-name="Default" office:value-type="float" office:value="0.0347977735002256" calcext:value-type="float">
            <text:p>0.034797773500226</text:p>
          </table:table-cell>
          <table:table-cell table:style-name="ce18" office:value-type="float" office:value="0.115361622179215" calcext:value-type="float">
            <text:p>0.115361622179215</text:p>
          </table:table-cell>
          <table:table-cell table:style-name="ce18" office:value-type="float" office:value="0.228124491077123" calcext:value-type="float">
            <text:p>0.228124491077123</text:p>
          </table:table-cell>
          <table:table-cell table:style-name="ce11" office:value-type="float" office:value="0.191226690976335" calcext:value-type="float">
            <text:p>0.19122669097633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18" office:value-type="float" office:value="-0.00417643686946558" calcext:value-type="float">
            <text:p>-0.004176436869466</text:p>
          </table:table-cell>
          <table:table-cell table:style-name="ce18" office:value-type="float" office:value="0.0302181513455449" calcext:value-type="float">
            <text:p>0.030218151345545</text:p>
          </table:table-cell>
          <table:table-cell table:style-name="Default" office:value-type="float" office:value="0.0466895104427727" calcext:value-type="float">
            <text:p>0.046689510442773</text:p>
          </table:table-cell>
          <table:table-cell table:style-name="ce18" office:value-type="float" office:value="0.0870773426853881" calcext:value-type="float">
            <text:p>0.087077342685388</text:p>
          </table:table-cell>
          <table:table-cell table:style-name="ce18" office:value-type="float" office:value="0.196935917601293" calcext:value-type="float">
            <text:p>0.196935917601293</text:p>
          </table:table-cell>
          <table:table-cell table:style-name="ce11" office:value-type="float" office:value="0.186210576271524" calcext:value-type="float">
            <text:p>0.18621057627152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8" office:value-type="float" office:value="-0.00295710676111061" calcext:value-type="float">
            <text:p>-0.002957106761111</text:p>
          </table:table-cell>
          <table:table-cell table:style-name="ce18" office:value-type="float" office:value="0.0369287724830126" calcext:value-type="float">
            <text:p>0.036928772483013</text:p>
          </table:table-cell>
          <table:table-cell table:style-name="Default" office:value-type="float" office:value="0.0429594973263557" calcext:value-type="float">
            <text:p>0.042959497326356</text:p>
          </table:table-cell>
          <table:table-cell table:style-name="ce18" office:value-type="float" office:value="0.0877030539891076" calcext:value-type="float">
            <text:p>0.087703053989108</text:p>
          </table:table-cell>
          <table:table-cell table:style-name="ce18" office:value-type="float" office:value="0.21064141029133" calcext:value-type="float">
            <text:p>0.21064141029133</text:p>
          </table:table-cell>
          <table:table-cell table:style-name="ce11" office:value-type="float" office:value="0.185928574473409" calcext:value-type="float">
            <text:p>0.18592857447340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18" office:value-type="float" office:value="-0.00218241539779974" calcext:value-type="float">
            <text:p>-0.0021824153978</text:p>
          </table:table-cell>
          <table:table-cell table:style-name="ce18" office:value-type="float" office:value="0.0320000087387708" calcext:value-type="float">
            <text:p>0.032000008738771</text:p>
          </table:table-cell>
          <table:table-cell table:style-name="Default" office:value-type="float" office:value="0.0522146608002332" calcext:value-type="float">
            <text:p>0.052214660800233</text:p>
          </table:table-cell>
          <table:table-cell table:style-name="ce18" office:value-type="float" office:value="0.0958552590243671" calcext:value-type="float">
            <text:p>0.095855259024367</text:p>
          </table:table-cell>
          <table:table-cell table:style-name="ce18" office:value-type="float" office:value="0.203212363729672" calcext:value-type="float">
            <text:p>0.203212363729672</text:p>
          </table:table-cell>
          <table:table-cell table:style-name="ce11" office:value-type="float" office:value="0.186929808324697" calcext:value-type="float">
            <text:p>0.186929808324697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style-name="ce18" office:value-type="float" office:value="-0.00257100180142341" calcext:value-type="float">
            <text:p>-0.002571001801423</text:p>
          </table:table-cell>
          <table:table-cell table:style-name="ce18" office:value-type="float" office:value="0.0262865661788773" calcext:value-type="float">
            <text:p>0.026286566178877</text:p>
          </table:table-cell>
          <table:table-cell table:style-name="Default" office:value-type="float" office:value="0.0549819802264778" calcext:value-type="float">
            <text:p>0.054981980226478</text:p>
          </table:table-cell>
          <table:table-cell table:style-name="ce18" office:value-type="float" office:value="0.0858609723520803" calcext:value-type="float">
            <text:p>0.08586097235208</text:p>
          </table:table-cell>
          <table:table-cell table:style-name="ce18" office:value-type="float" office:value="0.199513316970418" calcext:value-type="float">
            <text:p>0.199513316970418</text:p>
          </table:table-cell>
          <table:table-cell table:style-name="ce11" office:value-type="float" office:value="0.19834113056656" calcext:value-type="float">
            <text:p>0.1983411305665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18" office:value-type="float" office:value="-0.00107493968642488" calcext:value-type="float">
            <text:p>-0.001074939686425</text:p>
          </table:table-cell>
          <table:table-cell table:style-name="ce18" office:value-type="float" office:value="0.022016439085104" calcext:value-type="float">
            <text:p>0.022016439085104</text:p>
          </table:table-cell>
          <table:table-cell table:style-name="Default" office:value-type="float" office:value="0.0526534030875381" calcext:value-type="float">
            <text:p>0.052653403087538</text:p>
          </table:table-cell>
          <table:table-cell table:style-name="ce18" office:value-type="float" office:value="0.097313654763358" calcext:value-type="float">
            <text:p>0.097313654763358</text:p>
          </table:table-cell>
          <table:table-cell table:style-name="ce18" office:value-type="float" office:value="0.214888935478366" calcext:value-type="float">
            <text:p>0.214888935478366</text:p>
          </table:table-cell>
          <table:table-cell table:style-name="ce11" office:value-type="float" office:value="0.188941105433873" calcext:value-type="float">
            <text:p>0.18894110543387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style-name="ce18" office:value-type="float" office:value="-0.000441148678034896" calcext:value-type="float">
            <text:p>-0.000441148678035</text:p>
          </table:table-cell>
          <table:table-cell table:style-name="ce18" office:value-type="float" office:value="0.0312198378320155" calcext:value-type="float">
            <text:p>0.031219837832016</text:p>
          </table:table-cell>
          <table:table-cell table:style-name="Default" office:value-type="float" office:value="0.0542552067052921" calcext:value-type="float">
            <text:p>0.054255206705292</text:p>
          </table:table-cell>
          <table:table-cell table:style-name="ce18" office:value-type="float" office:value="0.0914831211794844" calcext:value-type="float">
            <text:p>0.091483121179484</text:p>
          </table:table-cell>
          <table:table-cell table:style-name="ce18" office:value-type="float" office:value="0.210592856565941" calcext:value-type="float">
            <text:p>0.210592856565941</text:p>
          </table:table-cell>
          <table:table-cell table:style-name="ce11" office:value-type="float" office:value="0.189847403586743" calcext:value-type="float">
            <text:p>0.189847403586743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table:style-name="ce18" office:value-type="float" office:value="0.000308762065554815" calcext:value-type="float">
            <text:p>0.000308762065555</text:p>
          </table:table-cell>
          <table:table-cell table:style-name="ce18" office:value-type="float" office:value="0.0307082371897512" calcext:value-type="float">
            <text:p>0.030708237189751</text:p>
          </table:table-cell>
          <table:table-cell table:style-name="Default" office:value-type="float" office:value="0.0511300701289982" calcext:value-type="float">
            <text:p>0.051130070128998</text:p>
          </table:table-cell>
          <table:table-cell table:style-name="ce18" office:value-type="float" office:value="0.0857214468352649" calcext:value-type="float">
            <text:p>0.085721446835265</text:p>
          </table:table-cell>
          <table:table-cell table:style-name="ce18" office:value-type="float" office:value="0.213447987515763" calcext:value-type="float">
            <text:p>0.213447987515763</text:p>
          </table:table-cell>
          <table:table-cell table:style-name="ce11" office:value-type="float" office:value="0.182339606063928" calcext:value-type="float">
            <text:p>0.182339606063928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table:style-name="ce18" office:value-type="float" office:value="0.00283667169460634" calcext:value-type="float">
            <text:p>0.002836671694606</text:p>
          </table:table-cell>
          <table:table-cell table:style-name="ce18" office:value-type="float" office:value="0.0284935621501637" calcext:value-type="float">
            <text:p>0.028493562150164</text:p>
          </table:table-cell>
          <table:table-cell table:style-name="Default" office:value-type="float" office:value="0.0516278067575831" calcext:value-type="float">
            <text:p>0.051627806757583</text:p>
          </table:table-cell>
          <table:table-cell table:style-name="ce18" office:value-type="float" office:value="0.0987236093015087" calcext:value-type="float">
            <text:p>0.098723609301509</text:p>
          </table:table-cell>
          <table:table-cell table:style-name="ce18" office:value-type="float" office:value="0.213852879011712" calcext:value-type="float">
            <text:p>0.213852879011712</text:p>
          </table:table-cell>
          <table:table-cell table:style-name="ce11" office:value-type="float" office:value="0.178158501086592" calcext:value-type="float">
            <text:p>0.17815850108659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8" office:value-type="float" office:value="0.00165290494646345" calcext:value-type="float">
            <text:p>0.001652904946463</text:p>
          </table:table-cell>
          <table:table-cell table:style-name="ce18" office:value-type="float" office:value="0.0277283966375857" calcext:value-type="float">
            <text:p>0.027728396637586</text:p>
          </table:table-cell>
          <table:table-cell table:style-name="Default" office:value-type="float" office:value="0.0521398944776885" calcext:value-type="float">
            <text:p>0.052139894477689</text:p>
          </table:table-cell>
          <table:table-cell table:style-name="ce18" office:value-type="float" office:value="0.0895714309945399" calcext:value-type="float">
            <text:p>0.08957143099454</text:p>
          </table:table-cell>
          <table:table-cell table:style-name="ce18" office:value-type="float" office:value="0.206812696308992" calcext:value-type="float">
            <text:p>0.206812696308992</text:p>
          </table:table-cell>
          <table:table-cell table:style-name="ce11" office:value-type="float" office:value="0.18120926438935" calcext:value-type="float">
            <text:p>0.18120926438935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table:style-name="ce18" office:value-type="float" office:value="0.00175140747175967" calcext:value-type="float">
            <text:p>0.00175140747176</text:p>
          </table:table-cell>
          <table:table-cell table:style-name="ce18" office:value-type="float" office:value="0.0283310617302319" calcext:value-type="float">
            <text:p>0.028331061730232</text:p>
          </table:table-cell>
          <table:table-cell table:style-name="Default" office:value-type="float" office:value="0.0536306926738416" calcext:value-type="float">
            <text:p>0.053630692673842</text:p>
          </table:table-cell>
          <table:table-cell table:style-name="ce18" office:value-type="float" office:value="0.0827367455862006" calcext:value-type="float">
            <text:p>0.082736745586201</text:p>
          </table:table-cell>
          <table:table-cell table:style-name="ce18" office:value-type="float" office:value="0.211678870287303" calcext:value-type="float">
            <text:p>0.211678870287303</text:p>
          </table:table-cell>
          <table:table-cell table:style-name="ce11" office:value-type="float" office:value="0.18348122243631" calcext:value-type="float">
            <text:p>0.18348122243631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table:style-name="ce18" office:value-type="float" office:value="0.000763107315911784" calcext:value-type="float">
            <text:p>0.000763107315912</text:p>
          </table:table-cell>
          <table:table-cell table:style-name="ce18" office:value-type="float" office:value="0.030740021484826" calcext:value-type="float">
            <text:p>0.030740021484826</text:p>
          </table:table-cell>
          <table:table-cell table:style-name="Default" office:value-type="float" office:value="0.0531114205904698" calcext:value-type="float">
            <text:p>0.05311142059047</text:p>
          </table:table-cell>
          <table:table-cell table:style-name="ce18" office:value-type="float" office:value="0.0890628934409902" calcext:value-type="float">
            <text:p>0.08906289344099</text:p>
          </table:table-cell>
          <table:table-cell table:style-name="ce18" office:value-type="float" office:value="0.211336106817794" calcext:value-type="float">
            <text:p>0.211336106817794</text:p>
          </table:table-cell>
          <table:table-cell table:style-name="ce11" office:value-type="float" office:value="0.181262099006325" calcext:value-type="float">
            <text:p>0.18126209900632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style-name="ce18" office:value-type="float" office:value="0.00248793104392331" calcext:value-type="float">
            <text:p>0.002487931043923</text:p>
          </table:table-cell>
          <table:table-cell table:style-name="ce18" office:value-type="float" office:value="0.0263264484405518" calcext:value-type="float">
            <text:p>0.026326448440552</text:p>
          </table:table-cell>
          <table:table-cell table:style-name="Default" office:value-type="float" office:value="0.058034707672742" calcext:value-type="float">
            <text:p>0.058034707672742</text:p>
          </table:table-cell>
          <table:table-cell table:style-name="ce18" office:value-type="float" office:value="0.0858922188752362" calcext:value-type="float">
            <text:p>0.085892218875236</text:p>
          </table:table-cell>
          <table:table-cell table:style-name="ce18" office:value-type="float" office:value="0.208620070684524" calcext:value-type="float">
            <text:p>0.208620070684524</text:p>
          </table:table-cell>
          <table:table-cell table:style-name="ce11" office:value-type="float" office:value="0.168101285142963" calcext:value-type="float">
            <text:p>0.168101285142963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table:style-name="ce18" office:value-type="float" office:value="0.00230018694201451" calcext:value-type="float">
            <text:p>0.002300186942015</text:p>
          </table:table-cell>
          <table:table-cell table:style-name="ce18" office:value-type="float" office:value="0.0280560330610043" calcext:value-type="float">
            <text:p>0.028056033061004</text:p>
          </table:table-cell>
          <table:table-cell table:style-name="Default" office:value-type="float" office:value="0.053492088832692" calcext:value-type="float">
            <text:p>0.053492088832692</text:p>
          </table:table-cell>
          <table:table-cell table:style-name="ce18" office:value-type="float" office:value="0.0923821135364605" calcext:value-type="float">
            <text:p>0.092382113536461</text:p>
          </table:table-cell>
          <table:table-cell table:style-name="ce18" office:value-type="float" office:value="0.19620263989306" calcext:value-type="float">
            <text:p>0.19620263989306</text:p>
          </table:table-cell>
          <table:table-cell table:style-name="ce11" office:value-type="float" office:value="0.18040882464692" calcext:value-type="float">
            <text:p>0.18040882464692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table:style-name="ce18" office:value-type="float" office:value="0.00518012417750914" calcext:value-type="float">
            <text:p>0.005180124177509</text:p>
          </table:table-cell>
          <table:table-cell table:style-name="ce18" office:value-type="float" office:value="0.0305388771299841" calcext:value-type="float">
            <text:p>0.030538877129984</text:p>
          </table:table-cell>
          <table:table-cell table:style-name="Default" office:value-type="float" office:value="0.0597719275736723" calcext:value-type="float">
            <text:p>0.059771927573672</text:p>
          </table:table-cell>
          <table:table-cell table:style-name="ce18" office:value-type="float" office:value="0.0869820610035797" calcext:value-type="float">
            <text:p>0.08698206100358</text:p>
          </table:table-cell>
          <table:table-cell table:style-name="ce18" office:value-type="float" office:value="0.210573164080085" calcext:value-type="float">
            <text:p>0.210573164080085</text:p>
          </table:table-cell>
          <table:table-cell table:style-name="ce11" office:value-type="float" office:value="0.172112550952998" calcext:value-type="float">
            <text:p>0.172112550952998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table:style-name="ce18" office:value-type="float" office:value="0.00294428708601971" calcext:value-type="float">
            <text:p>0.00294428708602</text:p>
          </table:table-cell>
          <table:table-cell table:style-name="ce18" office:value-type="float" office:value="0.0276260241516825" calcext:value-type="float">
            <text:p>0.027626024151683</text:p>
          </table:table-cell>
          <table:table-cell table:style-name="Default" office:value-type="float" office:value="0.060488188585109" calcext:value-type="float">
            <text:p>0.060488188585109</text:p>
          </table:table-cell>
          <table:table-cell table:style-name="ce18" office:value-type="float" office:value="0.0879842304808058" calcext:value-type="float">
            <text:p>0.087984230480806</text:p>
          </table:table-cell>
          <table:table-cell table:style-name="ce18" office:value-type="float" office:value="0.209204142489864" calcext:value-type="float">
            <text:p>0.209204142489864</text:p>
          </table:table-cell>
          <table:table-cell table:style-name="ce11" office:value-type="float" office:value="0.17218660849524" calcext:value-type="float">
            <text:p>0.17218660849524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table:style-name="ce18" office:value-type="float" office:value="0.00424520940722778" calcext:value-type="float">
            <text:p>0.004245209407228</text:p>
          </table:table-cell>
          <table:table-cell table:style-name="ce18" office:value-type="float" office:value="0.0284333446100806" calcext:value-type="float">
            <text:p>0.028433344610081</text:p>
          </table:table-cell>
          <table:table-cell table:style-name="Default" office:value-type="float" office:value="0.0639942648288498" calcext:value-type="float">
            <text:p>0.06399426482885</text:p>
          </table:table-cell>
          <table:table-cell table:style-name="ce18" office:value-type="float" office:value="0.0891493134543308" calcext:value-type="float">
            <text:p>0.089149313454331</text:p>
          </table:table-cell>
          <table:table-cell table:style-name="ce18" office:value-type="float" office:value="0.202531205696489" calcext:value-type="float">
            <text:p>0.202531205696489</text:p>
          </table:table-cell>
          <table:table-cell table:style-name="ce11" office:value-type="float" office:value="0.17384710531766" calcext:value-type="float">
            <text:p>0.17384710531766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style-name="ce18" office:value-type="float" office:value="0.00354976979810364" calcext:value-type="float">
            <text:p>0.003549769798104</text:p>
          </table:table-cell>
          <table:table-cell table:style-name="ce18" office:value-type="float" office:value="0.0297174047645257" calcext:value-type="float">
            <text:p>0.029717404764526</text:p>
          </table:table-cell>
          <table:table-cell table:style-name="Default" office:value-type="float" office:value="0.0659755824682664" calcext:value-type="float">
            <text:p>0.065975582468266</text:p>
          </table:table-cell>
          <table:table-cell table:style-name="ce18" office:value-type="float" office:value="0.0874377910677268" calcext:value-type="float">
            <text:p>0.087437791067727</text:p>
          </table:table-cell>
          <table:table-cell table:style-name="ce18" office:value-type="float" office:value="0.20340069650144" calcext:value-type="float">
            <text:p>0.20340069650144</text:p>
          </table:table-cell>
          <table:table-cell table:style-name="ce11" office:value-type="float" office:value="0.166299044706384" calcext:value-type="float">
            <text:p>0.166299044706384</text:p>
          </table:table-cell>
        </table:table-row>
        <table:table-row table:style-name="ro1">
          <table:covered-table-cell/>
          <table:table-cell office:value-type="float" office:value="43" calcext:value-type="float">
            <text:p>43</text:p>
          </table:table-cell>
          <table:table-cell table:style-name="ce18" office:value-type="float" office:value="0.00301204560093819" calcext:value-type="float">
            <text:p>0.003012045600938</text:p>
          </table:table-cell>
          <table:table-cell table:style-name="ce18" office:value-type="float" office:value="0.0274497668280328" calcext:value-type="float">
            <text:p>0.027449766828033</text:p>
          </table:table-cell>
          <table:table-cell table:style-name="Default" office:value-type="float" office:value="0.0577041853283274" calcext:value-type="float">
            <text:p>0.057704185328327</text:p>
          </table:table-cell>
          <table:table-cell table:style-name="ce18" office:value-type="float" office:value="0.0921510026570344" calcext:value-type="float">
            <text:p>0.092151002657034</text:p>
          </table:table-cell>
          <table:table-cell table:style-name="ce18" office:value-type="float" office:value="0.203107190596079" calcext:value-type="float">
            <text:p>0.203107190596079</text:p>
          </table:table-cell>
          <table:table-cell table:style-name="ce11" office:value-type="float" office:value="0.171764914680557" calcext:value-type="float">
            <text:p>0.171764914680557</text:p>
          </table:table-cell>
        </table:table-row>
        <table:table-row table:style-name="ro1">
          <table:covered-table-cell/>
          <table:table-cell office:value-type="float" office:value="46" calcext:value-type="float">
            <text:p>46</text:p>
          </table:table-cell>
          <table:table-cell table:style-name="ce18" office:value-type="float" office:value="0.0052573323397903" calcext:value-type="float">
            <text:p>0.00525733233979</text:p>
          </table:table-cell>
          <table:table-cell table:style-name="ce18" office:value-type="float" office:value="0.0275625342781182" calcext:value-type="float">
            <text:p>0.027562534278118</text:p>
          </table:table-cell>
          <table:table-cell table:style-name="Default" office:value-type="float" office:value="0.0614665658725715" calcext:value-type="float">
            <text:p>0.061466565872572</text:p>
          </table:table-cell>
          <table:table-cell table:style-name="ce18" office:value-type="float" office:value="0.0935445430784915" calcext:value-type="float">
            <text:p>0.093544543078492</text:p>
          </table:table-cell>
          <table:table-cell table:style-name="ce18" office:value-type="float" office:value="0.205914976700492" calcext:value-type="float">
            <text:p>0.205914976700492</text:p>
          </table:table-cell>
          <table:table-cell table:style-name="ce11" office:value-type="float" office:value="0.167512114151664" calcext:value-type="float">
            <text:p>0.167512114151664</text:p>
          </table:table-cell>
        </table:table-row>
        <table:table-row table:style-name="ro1">
          <table:covered-table-cell/>
          <table:table-cell office:value-type="float" office:value="49" calcext:value-type="float">
            <text:p>49</text:p>
          </table:table-cell>
          <table:table-cell table:style-name="ce18" office:value-type="float" office:value="0.00448243087949677" calcext:value-type="float">
            <text:p>0.004482430879497</text:p>
          </table:table-cell>
          <table:table-cell table:style-name="ce18" office:value-type="float" office:value="0.0286041538718342" calcext:value-type="float">
            <text:p>0.028604153871834</text:p>
          </table:table-cell>
          <table:table-cell table:style-name="Default" office:value-type="float" office:value="0.0628838360622395" calcext:value-type="float">
            <text:p>0.06288383606224</text:p>
          </table:table-cell>
          <table:table-cell table:style-name="ce18" office:value-type="float" office:value="0.0855882131244083" calcext:value-type="float">
            <text:p>0.085588213124408</text:p>
          </table:table-cell>
          <table:table-cell table:style-name="ce18" office:value-type="float" office:value="0.190420978741564" calcext:value-type="float">
            <text:p>0.190420978741564</text:p>
          </table:table-cell>
          <table:table-cell table:style-name="ce11" office:value-type="float" office:value="0.16882212113361" calcext:value-type="float">
            <text:p>0.16882212113361</text:p>
          </table:table-cell>
        </table:table-row>
        <table:table-row table:style-name="ro1">
          <table:covered-table-cell table:style-name="ce7"/>
          <table:table-cell table:style-name="ce12" office:value-type="float" office:value="50" calcext:value-type="float">
            <text:p>50</text:p>
          </table:table-cell>
          <table:table-cell table:style-name="ce19" office:value-type="float" office:value="0.00389996425083705" calcext:value-type="float">
            <text:p>0.003899964250837</text:p>
          </table:table-cell>
          <table:table-cell table:style-name="ce19" office:value-type="float" office:value="0.029736976934939" calcext:value-type="float">
            <text:p>0.029736976934939</text:p>
          </table:table-cell>
          <table:table-cell table:style-name="ce27" office:value-type="float" office:value="0.0682017781160316" calcext:value-type="float">
            <text:p>0.068201778116032</text:p>
          </table:table-cell>
          <table:table-cell table:style-name="ce19" office:value-type="float" office:value="0.0834166731931725" calcext:value-type="float">
            <text:p>0.083416673193173</text:p>
          </table:table-cell>
          <table:table-cell table:style-name="ce19" office:value-type="float" office:value="0.19957684338628" calcext:value-type="float">
            <text:p>0.19957684338628</text:p>
          </table:table-cell>
          <table:table-cell table:style-name="ce12" office:value-type="float" office:value="0.163491029077647" calcext:value-type="float">
            <text:p>0.163491029077647</text:p>
          </table:table-cell>
        </table:table-row>
        <calcext:conditional-formats>
          <calcext:conditional-format calcext:target-range-address="combine_all.C3:combine_all.H24">
            <calcext:condition calcext:apply-style-name="Good" calcext:value="=MAX([.$C$3:.$H$24])" calcext:base-cell-address="combine_all.C3"/>
          </calcext:conditional-format>
          <calcext:conditional-format calcext:target-range-address="combine_all.F25:combine_all.G46 combine_all.C25:combine_all.D46">
            <calcext:condition calcext:apply-style-name="Good" calcext:value="=MAX([.$C$25:.$H$46])" calcext:base-cell-address="combine_all.C25"/>
          </calcext:conditional-format>
        </calcext:conditional-formats>
      </table:table>
      <table:table table:name="Another version_taking_avg_of_all_embedding" table:style-name="ta1">
        <office:forms form:automatic-focus="false" form:apply-design-mode="false"/>
        <table:shapes>
          <draw:frame draw:z-index="0" draw:style-name="gr1" draw:text-style-name="P1" svg:width="522.28pt" svg:height="293.78pt" svg:x="884.72pt" svg:y="298.91pt">
            <draw:object draw:notify-on-update-of-ranges="'Another version_taking_avg_of_all_embedding'.B25:'Another version_taking_avg_of_all_embedding'.B46 'Another version_taking_avg_of_all_embedding'.C25:'Another version_taking_avg_of_all_embedding'.C46 'Another version_taking_avg_of_all_embedding'.D25:'Another version_taking_avg_of_all_embedding'.D46 'Another version_taking_avg_of_all_embedding'.E25:'Another version_taking_avg_of_all_embedding'.E46 'Another version_taking_avg_of_all_embedding'.F25:'Another version_taking_avg_of_all_embedding'.F46 'Another version_taking_avg_of_all_embedding'.G25:'Another version_taking_avg_of_all_embedding'.G46 'Another version_taking_avg_of_all_embedding'.H25:'Another version_taking_avg_of_all_embedding'.H4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9" table:default-cell-style-name="ce6"/>
        <table:table-column table:style-name="co6" table:default-cell-style-name="ce11"/>
        <table:table-column table:style-name="co20" table:default-cell-style-name="ce49"/>
        <table:table-column table:style-name="co21" table:default-cell-style-name="ce53"/>
        <table:table-column table:style-name="co22" table:default-cell-style-name="ce55"/>
        <table:table-column table:style-name="co23" table:default-cell-style-name="ce49"/>
        <table:table-column table:style-name="co24" table:default-cell-style-name="ce53"/>
        <table:table-column table:style-name="co25" table:default-cell-style-name="ce55"/>
        <table:table-row table:style-name="ro1">
          <table:table-cell table:style-name="ce3" office:value-type="string" calcext:value-type="string" table:number-columns-spanned="1" table:number-rows-spanned="2">
            <text:p>Data-Set</text:p>
          </table:table-cell>
          <table:table-cell table:style-name="ce9" office:value-type="string" calcext:value-type="string" table:number-columns-spanned="1" table:number-rows-spanned="2">
            <text:p>Cluster Size</text:p>
          </table:table-cell>
          <table:table-cell table:style-name="ce14" office:value-type="string" calcext:value-type="string" table:number-columns-spanned="3" table:number-rows-spanned="1">
            <text:p>Average Coherence Score for embedding trained on organic data</text:p>
          </table:table-cell>
          <table:covered-table-cell table:style-name="ce20"/>
          <table:covered-table-cell table:style-name="ce24"/>
          <table:table-cell table:style-name="ce14" office:value-type="string" calcext:value-type="string" table:number-columns-spanned="3" table:number-rows-spanned="1">
            <text:p>Average Coherence Score for pre-trained embedding fine-tuned/aligned on organic data</text:p>
          </table:table-cell>
          <table:covered-table-cell table:style-name="ce20"/>
          <table:covered-table-cell table:style-name="ce24"/>
        </table:table-row>
        <table:table-row table:style-name="ro1">
          <table:covered-table-cell table:style-name="ce2"/>
          <table:covered-table-cell table:style-name="ce31"/>
          <table:table-cell table:style-name="ce2" office:value-type="string" calcext:value-type="string">
            <text:p>Glove Embedding</text:p>
          </table:table-cell>
          <table:table-cell table:style-name="ce21" office:value-type="string" calcext:value-type="string">
            <text:p>W2V Embedding</text:p>
          </table:table-cell>
          <table:table-cell table:style-name="ce31" office:value-type="string" calcext:value-type="string">
            <text:p>Fast-text Embedding</text:p>
          </table:table-cell>
          <table:table-cell table:style-name="ce2" office:value-type="string" calcext:value-type="string">
            <text:p>Glove Embedding</text:p>
          </table:table-cell>
          <table:table-cell table:style-name="ce21" office:value-type="string" calcext:value-type="string">
            <text:p>W2V Embedding</text:p>
          </table:table-cell>
          <table:table-cell table:style-name="ce31" office:value-type="string" calcext:value-type="string">
            <text:p>Fast-text Embedding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2">
            <text:p>English filtered</text:p>
          </table:table-cell>
          <table:table-cell office:value-type="float" office:value="7" calcext:value-type="float">
            <text:p>7</text:p>
          </table:table-cell>
          <table:table-cell office:value-type="float" office:value="0.0498190966013917" calcext:value-type="float">
            <text:p>0.049819096601392</text:p>
          </table:table-cell>
          <table:table-cell office:value-type="float" office:value="0.0766743589351198" calcext:value-type="float">
            <text:p>0.07667435893512</text:p>
          </table:table-cell>
          <table:table-cell office:value-type="float" office:value="0.139780148875957" calcext:value-type="float">
            <text:p>0.139780148875957</text:p>
          </table:table-cell>
          <table:table-cell office:value-type="float" office:value="0.129869789590641" calcext:value-type="float">
            <text:p>0.129869789590641</text:p>
          </table:table-cell>
          <table:table-cell office:value-type="float" office:value="0.185478640186543" calcext:value-type="float">
            <text:p>0.185478640186543</text:p>
          </table:table-cell>
          <table:table-cell office:value-type="float" office:value="0.252034047296374" calcext:value-type="float">
            <text:p>0.25203404729637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485417652130127" calcext:value-type="float">
            <text:p>0.048541765213013</text:p>
          </table:table-cell>
          <table:table-cell office:value-type="float" office:value="0.0847294134023238" calcext:value-type="float">
            <text:p>0.084729413402324</text:p>
          </table:table-cell>
          <table:table-cell office:value-type="float" office:value="0.137468890754544" calcext:value-type="float">
            <text:p>0.137468890754544</text:p>
          </table:table-cell>
          <table:table-cell office:value-type="float" office:value="0.136184806045221" calcext:value-type="float">
            <text:p>0.136184806045221</text:p>
          </table:table-cell>
          <table:table-cell office:value-type="float" office:value="0.15672521630112" calcext:value-type="float">
            <text:p>0.15672521630112</text:p>
          </table:table-cell>
          <table:table-cell office:value-type="float" office:value="0.252748948700574" calcext:value-type="float">
            <text:p>0.25274894870057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461722578537437" calcext:value-type="float">
            <text:p>0.046172257853744</text:p>
          </table:table-cell>
          <table:table-cell office:value-type="float" office:value="0.0895533423737333" calcext:value-type="float">
            <text:p>0.089553342373733</text:p>
          </table:table-cell>
          <table:table-cell office:value-type="float" office:value="0.137071224567301" calcext:value-type="float">
            <text:p>0.137071224567301</text:p>
          </table:table-cell>
          <table:table-cell office:value-type="float" office:value="0.116817850817899" calcext:value-type="float">
            <text:p>0.116817850817899</text:p>
          </table:table-cell>
          <table:table-cell office:value-type="float" office:value="0.163798273826132" calcext:value-type="float">
            <text:p>0.163798273826132</text:p>
          </table:table-cell>
          <table:table-cell office:value-type="float" office:value="0.259355333116319" calcext:value-type="float">
            <text:p>0.25935533311631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449922043158084" calcext:value-type="float">
            <text:p>0.044992204315808</text:p>
          </table:table-cell>
          <table:table-cell office:value-type="float" office:value="0.0918283784827408" calcext:value-type="float">
            <text:p>0.091828378482741</text:p>
          </table:table-cell>
          <table:table-cell office:value-type="float" office:value="0.137411106654576" calcext:value-type="float">
            <text:p>0.137411106654576</text:p>
          </table:table-cell>
          <table:table-cell office:value-type="float" office:value="0.12352964471311" calcext:value-type="float">
            <text:p>0.12352964471311</text:p>
          </table:table-cell>
          <table:table-cell office:value-type="float" office:value="0.164294598014987" calcext:value-type="float">
            <text:p>0.164294598014987</text:p>
          </table:table-cell>
          <table:table-cell office:value-type="float" office:value="0.256817390286193" calcext:value-type="float">
            <text:p>0.256817390286193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0542519897269304" calcext:value-type="float">
            <text:p>0.05425198972693</text:p>
          </table:table-cell>
          <table:table-cell office:value-type="float" office:value="0.0854652804819343" calcext:value-type="float">
            <text:p>0.085465280481934</text:p>
          </table:table-cell>
          <table:table-cell office:value-type="float" office:value="0.138045604472258" calcext:value-type="float">
            <text:p>0.138045604472258</text:p>
          </table:table-cell>
          <table:table-cell office:value-type="float" office:value="0.145418032372204" calcext:value-type="float">
            <text:p>0.145418032372204</text:p>
          </table:table-cell>
          <table:table-cell office:value-type="float" office:value="0.157542597652417" calcext:value-type="float">
            <text:p>0.157542597652417</text:p>
          </table:table-cell>
          <table:table-cell office:value-type="float" office:value="0.250916497007457" calcext:value-type="float">
            <text:p>0.25091649700745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0509887382935505" calcext:value-type="float">
            <text:p>0.050988738293551</text:p>
          </table:table-cell>
          <table:table-cell office:value-type="float" office:value="0.0927549887676628" calcext:value-type="float">
            <text:p>0.092754988767663</text:p>
          </table:table-cell>
          <table:table-cell office:value-type="float" office:value="0.140255583938287" calcext:value-type="float">
            <text:p>0.140255583938287</text:p>
          </table:table-cell>
          <table:table-cell office:value-type="float" office:value="0.142934806590178" calcext:value-type="float">
            <text:p>0.142934806590178</text:p>
          </table:table-cell>
          <table:table-cell office:value-type="float" office:value="0.15040124776412" calcext:value-type="float">
            <text:p>0.15040124776412</text:p>
          </table:table-cell>
          <table:table-cell office:value-type="float" office:value="0.246771177175094" calcext:value-type="float">
            <text:p>0.246771177175094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0553530393737727" calcext:value-type="float">
            <text:p>0.055353039373773</text:p>
          </table:table-cell>
          <table:table-cell office:value-type="float" office:value="0.0854403506236993" calcext:value-type="float">
            <text:p>0.085440350623699</text:p>
          </table:table-cell>
          <table:table-cell office:value-type="float" office:value="0.136717381134197" calcext:value-type="float">
            <text:p>0.136717381134197</text:p>
          </table:table-cell>
          <table:table-cell office:value-type="float" office:value="0.135345098083693" calcext:value-type="float">
            <text:p>0.135345098083693</text:p>
          </table:table-cell>
          <table:table-cell office:value-type="float" office:value="0.151293659804331" calcext:value-type="float">
            <text:p>0.151293659804331</text:p>
          </table:table-cell>
          <table:table-cell office:value-type="float" office:value="0.222357868723147" calcext:value-type="float">
            <text:p>0.222357868723147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0.0537478821706683" calcext:value-type="float">
            <text:p>0.053747882170668</text:p>
          </table:table-cell>
          <table:table-cell office:value-type="float" office:value="0.0899674622601171" calcext:value-type="float">
            <text:p>0.089967462260117</text:p>
          </table:table-cell>
          <table:table-cell office:value-type="float" office:value="0.141353332293056" calcext:value-type="float">
            <text:p>0.141353332293056</text:p>
          </table:table-cell>
          <table:table-cell office:value-type="float" office:value="0.140542525395834" calcext:value-type="float">
            <text:p>0.140542525395834</text:p>
          </table:table-cell>
          <table:table-cell office:value-type="float" office:value="0.147641319600461" calcext:value-type="float">
            <text:p>0.147641319600461</text:p>
          </table:table-cell>
          <table:table-cell office:value-type="float" office:value="0.228426415721207" calcext:value-type="float">
            <text:p>0.22842641572120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0.0567526123150676" calcext:value-type="float">
            <text:p>0.056752612315068</text:p>
          </table:table-cell>
          <table:table-cell office:value-type="float" office:value="0.0911007617768787" calcext:value-type="float">
            <text:p>0.091100761776879</text:p>
          </table:table-cell>
          <table:table-cell office:value-type="float" office:value="0.14506021434758" calcext:value-type="float">
            <text:p>0.14506021434758</text:p>
          </table:table-cell>
          <table:table-cell office:value-type="float" office:value="0.140130965369088" calcext:value-type="float">
            <text:p>0.140130965369088</text:p>
          </table:table-cell>
          <table:table-cell office:value-type="float" office:value="0.157449458375269" calcext:value-type="float">
            <text:p>0.157449458375269</text:p>
          </table:table-cell>
          <table:table-cell office:value-type="float" office:value="0.222010197023145" calcext:value-type="float">
            <text:p>0.222010197023145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563489165636958" calcext:value-type="float">
            <text:p>0.056348916563696</text:p>
          </table:table-cell>
          <table:table-cell office:value-type="float" office:value="0.0924988561513473" calcext:value-type="float">
            <text:p>0.092498856151347</text:p>
          </table:table-cell>
          <table:table-cell office:value-type="float" office:value="0.145108562858737" calcext:value-type="float">
            <text:p>0.145108562858737</text:p>
          </table:table-cell>
          <table:table-cell office:value-type="float" office:value="0.143495356843909" calcext:value-type="float">
            <text:p>0.143495356843909</text:p>
          </table:table-cell>
          <table:table-cell office:value-type="float" office:value="0.150690092374841" calcext:value-type="float">
            <text:p>0.150690092374841</text:p>
          </table:table-cell>
          <table:table-cell office:value-type="float" office:value="0.22361625777264" calcext:value-type="float">
            <text:p>0.22361625777264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0.0525047429588029" calcext:value-type="float">
            <text:p>0.052504742958803</text:p>
          </table:table-cell>
          <table:table-cell office:value-type="float" office:value="0.0886188015506845" calcext:value-type="float">
            <text:p>0.088618801550685</text:p>
          </table:table-cell>
          <table:table-cell office:value-type="float" office:value="0.147637746160301" calcext:value-type="float">
            <text:p>0.147637746160301</text:p>
          </table:table-cell>
          <table:table-cell office:value-type="float" office:value="0.138655885079164" calcext:value-type="float">
            <text:p>0.138655885079164</text:p>
          </table:table-cell>
          <table:table-cell office:value-type="float" office:value="0.149231609867196" calcext:value-type="float">
            <text:p>0.149231609867196</text:p>
          </table:table-cell>
          <table:table-cell office:value-type="float" office:value="0.224782276654035" calcext:value-type="float">
            <text:p>0.224782276654035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0.0573001616744405" calcext:value-type="float">
            <text:p>0.057300161674441</text:p>
          </table:table-cell>
          <table:table-cell office:value-type="float" office:value="0.0920408725939864" calcext:value-type="float">
            <text:p>0.092040872593986</text:p>
          </table:table-cell>
          <table:table-cell office:value-type="float" office:value="0.143817735278715" calcext:value-type="float">
            <text:p>0.143817735278715</text:p>
          </table:table-cell>
          <table:table-cell office:value-type="float" office:value="0.143806933430531" calcext:value-type="float">
            <text:p>0.143806933430531</text:p>
          </table:table-cell>
          <table:table-cell office:value-type="float" office:value="0.161073162983539" calcext:value-type="float">
            <text:p>0.161073162983539</text:p>
          </table:table-cell>
          <table:table-cell office:value-type="float" office:value="0.242316599878772" calcext:value-type="float">
            <text:p>0.24231659987877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0582599332121765" calcext:value-type="float">
            <text:p>0.058259933212177</text:p>
          </table:table-cell>
          <table:table-cell office:value-type="float" office:value="0.0933388901275842" calcext:value-type="float">
            <text:p>0.093338890127584</text:p>
          </table:table-cell>
          <table:table-cell office:value-type="float" office:value="0.143251949388154" calcext:value-type="float">
            <text:p>0.143251949388154</text:p>
          </table:table-cell>
          <table:table-cell office:value-type="float" office:value="0.139824593135289" calcext:value-type="float">
            <text:p>0.139824593135289</text:p>
          </table:table-cell>
          <table:table-cell office:value-type="float" office:value="0.150502687622901" calcext:value-type="float">
            <text:p>0.150502687622901</text:p>
          </table:table-cell>
          <table:table-cell office:value-type="float" office:value="0.244313292211416" calcext:value-type="float">
            <text:p>0.244313292211416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0.0558325857799096" calcext:value-type="float">
            <text:p>0.05583258577991</text:p>
          </table:table-cell>
          <table:table-cell office:value-type="float" office:value="0.0901373219694096" calcext:value-type="float">
            <text:p>0.09013732196941</text:p>
          </table:table-cell>
          <table:table-cell office:value-type="float" office:value="0.144842947180762" calcext:value-type="float">
            <text:p>0.144842947180762</text:p>
          </table:table-cell>
          <table:table-cell office:value-type="float" office:value="0.141926489924819" calcext:value-type="float">
            <text:p>0.141926489924819</text:p>
          </table:table-cell>
          <table:table-cell office:value-type="float" office:value="0.151401950215885" calcext:value-type="float">
            <text:p>0.151401950215885</text:p>
          </table:table-cell>
          <table:table-cell office:value-type="float" office:value="0.229289771375725" calcext:value-type="float">
            <text:p>0.229289771375725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0.0571931100320988" calcext:value-type="float">
            <text:p>0.057193110032099</text:p>
          </table:table-cell>
          <table:table-cell office:value-type="float" office:value="0.0859153495687826" calcext:value-type="float">
            <text:p>0.085915349568783</text:p>
          </table:table-cell>
          <table:table-cell office:value-type="float" office:value="0.147333884725765" calcext:value-type="float">
            <text:p>0.147333884725765</text:p>
          </table:table-cell>
          <table:table-cell office:value-type="float" office:value="0.1395249101838" calcext:value-type="float">
            <text:p>0.1395249101838</text:p>
          </table:table-cell>
          <table:table-cell office:value-type="float" office:value="0.158497157468945" calcext:value-type="float">
            <text:p>0.158497157468945</text:p>
          </table:table-cell>
          <table:table-cell office:value-type="float" office:value="0.245387044588343" calcext:value-type="float">
            <text:p>0.245387044588343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0.0571204991465755" calcext:value-type="float">
            <text:p>0.057120499146576</text:p>
          </table:table-cell>
          <table:table-cell office:value-type="float" office:value="0.0883404430689687" calcext:value-type="float">
            <text:p>0.088340443068969</text:p>
          </table:table-cell>
          <table:table-cell office:value-type="float" office:value="0.143740302527959" calcext:value-type="float">
            <text:p>0.143740302527959</text:p>
          </table:table-cell>
          <table:table-cell office:value-type="float" office:value="0.139706002816514" calcext:value-type="float">
            <text:p>0.139706002816514</text:p>
          </table:table-cell>
          <table:table-cell office:value-type="float" office:value="0.160087479571907" calcext:value-type="float">
            <text:p>0.160087479571907</text:p>
          </table:table-cell>
          <table:table-cell office:value-type="float" office:value="0.241269650829082" calcext:value-type="float">
            <text:p>0.241269650829082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0.0551776373011594" calcext:value-type="float">
            <text:p>0.055177637301159</text:p>
          </table:table-cell>
          <table:table-cell office:value-type="float" office:value="0.0875396476867642" calcext:value-type="float">
            <text:p>0.087539647686764</text:p>
          </table:table-cell>
          <table:table-cell office:value-type="float" office:value="0.144520162507703" calcext:value-type="float">
            <text:p>0.144520162507703</text:p>
          </table:table-cell>
          <table:table-cell office:value-type="float" office:value="0.138769228599115" calcext:value-type="float">
            <text:p>0.138769228599115</text:p>
          </table:table-cell>
          <table:table-cell office:value-type="float" office:value="0.161701689781698" calcext:value-type="float">
            <text:p>0.161701689781698</text:p>
          </table:table-cell>
          <table:table-cell office:value-type="float" office:value="0.230946132451608" calcext:value-type="float">
            <text:p>0.230946132451608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0579306796326929" calcext:value-type="float">
            <text:p>0.057930679632693</text:p>
          </table:table-cell>
          <table:table-cell office:value-type="float" office:value="0.0916136343819755" calcext:value-type="float">
            <text:p>0.091613634381976</text:p>
          </table:table-cell>
          <table:table-cell office:value-type="float" office:value="0.143186126086177" calcext:value-type="float">
            <text:p>0.143186126086177</text:p>
          </table:table-cell>
          <table:table-cell office:value-type="float" office:value="0.1444481937642" calcext:value-type="float">
            <text:p>0.1444481937642</text:p>
          </table:table-cell>
          <table:table-cell office:value-type="float" office:value="0.154567915001694" calcext:value-type="float">
            <text:p>0.154567915001694</text:p>
          </table:table-cell>
          <table:table-cell office:value-type="float" office:value="0.241450958251953" calcext:value-type="float">
            <text:p>0.241450958251953</text:p>
          </table:table-cell>
        </table:table-row>
        <table:table-row table:style-name="ro1">
          <table:covered-table-cell/>
          <table:table-cell office:value-type="float" office:value="43" calcext:value-type="float">
            <text:p>43</text:p>
          </table:table-cell>
          <table:table-cell office:value-type="float" office:value="0.054929604043766" calcext:value-type="float">
            <text:p>0.054929604043766</text:p>
          </table:table-cell>
          <table:table-cell office:value-type="float" office:value="0.0849077584837419" calcext:value-type="float">
            <text:p>0.084907758483742</text:p>
          </table:table-cell>
          <table:table-cell office:value-type="float" office:value="0.145704327163733" calcext:value-type="float">
            <text:p>0.145704327163733</text:p>
          </table:table-cell>
          <table:table-cell office:value-type="float" office:value="0.146340059082147" calcext:value-type="float">
            <text:p>0.146340059082147</text:p>
          </table:table-cell>
          <table:table-cell office:value-type="float" office:value="0.15992672725147" calcext:value-type="float">
            <text:p>0.15992672725147</text:p>
          </table:table-cell>
          <table:table-cell office:value-type="float" office:value="0.230159978445639" calcext:value-type="float">
            <text:p>0.230159978445639</text:p>
          </table:table-cell>
        </table:table-row>
        <table:table-row table:style-name="ro1">
          <table:covered-table-cell/>
          <table:table-cell office:value-type="float" office:value="46" calcext:value-type="float">
            <text:p>46</text:p>
          </table:table-cell>
          <table:table-cell office:value-type="float" office:value="0.0552218146269154" calcext:value-type="float">
            <text:p>0.055221814626915</text:p>
          </table:table-cell>
          <table:table-cell office:value-type="float" office:value="0.0848486427638842" calcext:value-type="float">
            <text:p>0.084848642763884</text:p>
          </table:table-cell>
          <table:table-cell office:value-type="float" office:value="0.144375769438316" calcext:value-type="float">
            <text:p>0.144375769438316</text:p>
          </table:table-cell>
          <table:table-cell office:value-type="float" office:value="0.147483838816713" calcext:value-type="float">
            <text:p>0.147483838816713</text:p>
          </table:table-cell>
          <table:table-cell office:value-type="float" office:value="0.161178989495021" calcext:value-type="float">
            <text:p>0.161178989495021</text:p>
          </table:table-cell>
          <table:table-cell office:value-type="float" office:value="0.234277092460626" calcext:value-type="float">
            <text:p>0.234277092460626</text:p>
          </table:table-cell>
        </table:table-row>
        <table:table-row table:style-name="ro1">
          <table:covered-table-cell/>
          <table:table-cell office:value-type="float" office:value="49" calcext:value-type="float">
            <text:p>49</text:p>
          </table:table-cell>
          <table:table-cell office:value-type="float" office:value="0.0593083868062481" calcext:value-type="float">
            <text:p>0.059308386806248</text:p>
          </table:table-cell>
          <table:table-cell office:value-type="float" office:value="0.0830546269224168" calcext:value-type="float">
            <text:p>0.083054626922417</text:p>
          </table:table-cell>
          <table:table-cell office:value-type="float" office:value="0.144513259245822" calcext:value-type="float">
            <text:p>0.144513259245822</text:p>
          </table:table-cell>
          <table:table-cell office:value-type="float" office:value="0.149848039397494" calcext:value-type="float">
            <text:p>0.149848039397494</text:p>
          </table:table-cell>
          <table:table-cell office:value-type="float" office:value="0.159753624512126" calcext:value-type="float">
            <text:p>0.159753624512126</text:p>
          </table:table-cell>
          <table:table-cell office:value-type="float" office:value="0.231909443808813" calcext:value-type="float">
            <text:p>0.231909443808813</text:p>
          </table:table-cell>
        </table:table-row>
        <table:table-row table:style-name="ro1">
          <table:covered-table-cell table:style-name="ce7"/>
          <table:table-cell table:style-name="ce12" office:value-type="float" office:value="50" calcext:value-type="float">
            <text:p>50</text:p>
          </table:table-cell>
          <table:table-cell table:style-name="ce50" office:value-type="float" office:value="0.0576050844153579" calcext:value-type="float">
            <text:p>0.057605084415358</text:p>
          </table:table-cell>
          <table:table-cell table:style-name="ce54" office:value-type="float" office:value="0.0818978481993383" calcext:value-type="float">
            <text:p>0.081897848199338</text:p>
          </table:table-cell>
          <table:table-cell table:style-name="ce56" office:value-type="float" office:value="0.144206101771763" calcext:value-type="float">
            <text:p>0.144206101771763</text:p>
          </table:table-cell>
          <table:table-cell table:style-name="ce50" office:value-type="float" office:value="0.145194508704361" calcext:value-type="float">
            <text:p>0.145194508704361</text:p>
          </table:table-cell>
          <table:table-cell table:style-name="ce54" office:value-type="float" office:value="0.159912606624681" calcext:value-type="float">
            <text:p>0.159912606624681</text:p>
          </table:table-cell>
          <table:table-cell table:style-name="ce56" office:value-type="float" office:value="0.230892423419563" calcext:value-type="float">
            <text:p>0.230892423419563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2">
            <text:p>German filtered</text:p>
          </table:table-cell>
          <table:table-cell table:style-name="ce13" office:value-type="float" office:value="7" calcext:value-type="float">
            <text:p>7</text:p>
          </table:table-cell>
          <table:table-cell table:style-name="ce51" office:value-type="float" office:value="0.013838592497786" calcext:value-type="float">
            <text:p>0.013838592497786</text:p>
          </table:table-cell>
          <table:table-cell table:style-name="ce51" office:value-type="float" office:value="0.049558631389088" calcext:value-type="float">
            <text:p>0.049558631389088</text:p>
          </table:table-cell>
          <table:table-cell table:style-name="ce51" office:value-type="float" office:value="0.009635557651056" calcext:value-type="float">
            <text:p>0.009635557651056</text:p>
          </table:table-cell>
          <table:table-cell table:style-name="ce51" office:value-type="float" office:value="0.115391208099091" calcext:value-type="float">
            <text:p>0.115391208099091</text:p>
          </table:table-cell>
          <table:table-cell table:style-name="ce51" office:value-type="float" office:value="0.185120730682759" calcext:value-type="float">
            <text:p>0.185120730682759</text:p>
          </table:table-cell>
          <table:table-cell table:style-name="ce51" office:value-type="float" office:value="0.099344672684072" calcext:value-type="float">
            <text:p>0.09934467268407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51" office:value-type="float" office:value="0.013954276750688" calcext:value-type="float">
            <text:p>0.013954276750688</text:p>
          </table:table-cell>
          <table:table-cell table:style-name="ce51" office:value-type="float" office:value="0.051777733296764" calcext:value-type="float">
            <text:p>0.051777733296764</text:p>
          </table:table-cell>
          <table:table-cell table:style-name="ce51" office:value-type="float" office:value="0.013235620189281" calcext:value-type="float">
            <text:p>0.013235620189281</text:p>
          </table:table-cell>
          <table:table-cell table:style-name="ce51" office:value-type="float" office:value="0.094236111062116" calcext:value-type="float">
            <text:p>0.094236111062116</text:p>
          </table:table-cell>
          <table:table-cell table:style-name="ce51" office:value-type="float" office:value="0.15997181490165" calcext:value-type="float">
            <text:p>0.15997181490165</text:p>
          </table:table-cell>
          <table:table-cell table:style-name="ce51" office:value-type="float" office:value="0.094200645685196" calcext:value-type="float">
            <text:p>0.094200645685196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51" office:value-type="float" office:value="0.016220025727899" calcext:value-type="float">
            <text:p>0.016220025727899</text:p>
          </table:table-cell>
          <table:table-cell table:style-name="ce51" office:value-type="float" office:value="0.051624702329628" calcext:value-type="float">
            <text:p>0.051624702329628</text:p>
          </table:table-cell>
          <table:table-cell table:style-name="ce51" office:value-type="float" office:value="0.016898365766373" calcext:value-type="float">
            <text:p>0.016898365766373</text:p>
          </table:table-cell>
          <table:table-cell table:style-name="ce51" office:value-type="float" office:value="0.09025202835273" calcext:value-type="float">
            <text:p>0.09025202835273</text:p>
          </table:table-cell>
          <table:table-cell table:style-name="ce51" office:value-type="float" office:value="0.158715607058524" calcext:value-type="float">
            <text:p>0.158715607058524</text:p>
          </table:table-cell>
          <table:table-cell table:style-name="ce51" office:value-type="float" office:value="0.097568308463713" calcext:value-type="float">
            <text:p>0.09756830846371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51" office:value-type="float" office:value="0.017322529072664" calcext:value-type="float">
            <text:p>0.017322529072664</text:p>
          </table:table-cell>
          <table:table-cell table:style-name="ce51" office:value-type="float" office:value="0.051548684486727" calcext:value-type="float">
            <text:p>0.051548684486727</text:p>
          </table:table-cell>
          <table:table-cell table:style-name="ce51" office:value-type="float" office:value="0.016608445968758" calcext:value-type="float">
            <text:p>0.016608445968758</text:p>
          </table:table-cell>
          <table:table-cell table:style-name="ce51" office:value-type="float" office:value="0.100261922955513" calcext:value-type="float">
            <text:p>0.100261922955513</text:p>
          </table:table-cell>
          <table:table-cell table:style-name="ce51" office:value-type="float" office:value="0.168003813607352" calcext:value-type="float">
            <text:p>0.168003813607352</text:p>
          </table:table-cell>
          <table:table-cell table:style-name="ce51" office:value-type="float" office:value="0.089987439937332" calcext:value-type="float">
            <text:p>0.089987439937332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style-name="ce51" office:value-type="float" office:value="0.019074249581976" calcext:value-type="float">
            <text:p>0.019074249581976</text:p>
          </table:table-cell>
          <table:table-cell table:style-name="ce51" office:value-type="float" office:value="0.045797308078928" calcext:value-type="float">
            <text:p>0.045797308078928</text:p>
          </table:table-cell>
          <table:table-cell table:style-name="ce51" office:value-type="float" office:value="0.019855953529204" calcext:value-type="float">
            <text:p>0.019855953529204</text:p>
          </table:table-cell>
          <table:table-cell table:style-name="ce51" office:value-type="float" office:value="0.092873644248033" calcext:value-type="float">
            <text:p>0.092873644248033</text:p>
          </table:table-cell>
          <table:table-cell table:style-name="ce51" office:value-type="float" office:value="0.162688778927662" calcext:value-type="float">
            <text:p>0.162688778927662</text:p>
          </table:table-cell>
          <table:table-cell table:style-name="ce51" office:value-type="float" office:value="0.099476694784384" calcext:value-type="float">
            <text:p>0.09947669478438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51" office:value-type="float" office:value="0.022081050122676" calcext:value-type="float">
            <text:p>0.022081050122676</text:p>
          </table:table-cell>
          <table:table-cell table:style-name="ce51" office:value-type="float" office:value="0.044811459785822" calcext:value-type="float">
            <text:p>0.044811459785822</text:p>
          </table:table-cell>
          <table:table-cell table:style-name="ce51" office:value-type="float" office:value="0.015897767558998" calcext:value-type="float">
            <text:p>0.015897767558998</text:p>
          </table:table-cell>
          <table:table-cell table:style-name="ce51" office:value-type="float" office:value="0.104172593851884" calcext:value-type="float">
            <text:p>0.104172593851884</text:p>
          </table:table-cell>
          <table:table-cell table:style-name="ce51" office:value-type="float" office:value="0.173659456279002" calcext:value-type="float">
            <text:p>0.173659456279002</text:p>
          </table:table-cell>
          <table:table-cell table:style-name="ce51" office:value-type="float" office:value="0.091554521553371" calcext:value-type="float">
            <text:p>0.091554521553371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style-name="ce51" office:value-type="float" office:value="0.021911748031797" calcext:value-type="float">
            <text:p>0.021911748031797</text:p>
          </table:table-cell>
          <table:table-cell table:style-name="ce51" office:value-type="float" office:value="0.050374877580041" calcext:value-type="float">
            <text:p>0.050374877580041</text:p>
          </table:table-cell>
          <table:table-cell table:style-name="ce51" office:value-type="float" office:value="0.018277711887706" calcext:value-type="float">
            <text:p>0.018277711887706</text:p>
          </table:table-cell>
          <table:table-cell table:style-name="ce51" office:value-type="float" office:value="0.097157782683695" calcext:value-type="float">
            <text:p>0.097157782683695</text:p>
          </table:table-cell>
          <table:table-cell table:style-name="ce51" office:value-type="float" office:value="0.170465495665783" calcext:value-type="float">
            <text:p>0.170465495665783</text:p>
          </table:table-cell>
          <table:table-cell table:style-name="ce51" office:value-type="float" office:value="0.091898371847223" calcext:value-type="float">
            <text:p>0.091898371847223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table:style-name="ce51" office:value-type="float" office:value="0.023711856097149" calcext:value-type="float">
            <text:p>0.023711856097149</text:p>
          </table:table-cell>
          <table:table-cell table:style-name="ce51" office:value-type="float" office:value="0.051108198180638" calcext:value-type="float">
            <text:p>0.051108198180638</text:p>
          </table:table-cell>
          <table:table-cell table:style-name="ce51" office:value-type="float" office:value="0.017080834135644" calcext:value-type="float">
            <text:p>0.017080834135644</text:p>
          </table:table-cell>
          <table:table-cell table:style-name="ce51" office:value-type="float" office:value="0.08944197235538" calcext:value-type="float">
            <text:p>0.08944197235538</text:p>
          </table:table-cell>
          <table:table-cell table:style-name="ce51" office:value-type="float" office:value="0.172686105844926" calcext:value-type="float">
            <text:p>0.172686105844926</text:p>
          </table:table-cell>
          <table:table-cell table:style-name="ce51" office:value-type="float" office:value="0.086215893670815" calcext:value-type="float">
            <text:p>0.086215893670815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table:style-name="ce51" office:value-type="float" office:value="0.026595861487378" calcext:value-type="float">
            <text:p>0.026595861487378</text:p>
          </table:table-cell>
          <table:table-cell table:style-name="ce51" office:value-type="float" office:value="0.049466871842235" calcext:value-type="float">
            <text:p>0.049466871842235</text:p>
          </table:table-cell>
          <table:table-cell table:style-name="ce51" office:value-type="float" office:value="0.019165443875521" calcext:value-type="float">
            <text:p>0.019165443875521</text:p>
          </table:table-cell>
          <table:table-cell table:style-name="ce51" office:value-type="float" office:value="0.107991041626249" calcext:value-type="float">
            <text:p>0.107991041626249</text:p>
          </table:table-cell>
          <table:table-cell table:style-name="ce51" office:value-type="float" office:value="0.172725388446903" calcext:value-type="float">
            <text:p>0.172725388446903</text:p>
          </table:table-cell>
          <table:table-cell table:style-name="ce51" office:value-type="float" office:value="0.084875577847366" calcext:value-type="float">
            <text:p>0.08487557784736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51" office:value-type="float" office:value="0.025074837037171" calcext:value-type="float">
            <text:p>0.025074837037171</text:p>
          </table:table-cell>
          <table:table-cell table:style-name="ce51" office:value-type="float" office:value="0.047992824507733" calcext:value-type="float">
            <text:p>0.047992824507733</text:p>
          </table:table-cell>
          <table:table-cell table:style-name="ce51" office:value-type="float" office:value="0.017687126248872" calcext:value-type="float">
            <text:p>0.017687126248872</text:p>
          </table:table-cell>
          <table:table-cell table:style-name="ce51" office:value-type="float" office:value="0.096592777465639" calcext:value-type="float">
            <text:p>0.096592777465639</text:p>
          </table:table-cell>
          <table:table-cell table:style-name="ce51" office:value-type="float" office:value="0.169203631176592" calcext:value-type="float">
            <text:p>0.169203631176592</text:p>
          </table:table-cell>
          <table:table-cell table:style-name="ce51" office:value-type="float" office:value="0.0826855959842" calcext:value-type="float">
            <text:p>0.0826855959842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table:style-name="ce51" office:value-type="float" office:value="0.026085087824378" calcext:value-type="float">
            <text:p>0.026085087824378</text:p>
          </table:table-cell>
          <table:table-cell table:style-name="ce51" office:value-type="float" office:value="0.045984171463287" calcext:value-type="float">
            <text:p>0.045984171463287</text:p>
          </table:table-cell>
          <table:table-cell table:style-name="ce51" office:value-type="float" office:value="0.017205390197861" calcext:value-type="float">
            <text:p>0.017205390197861</text:p>
          </table:table-cell>
          <table:table-cell table:style-name="ce51" office:value-type="float" office:value="0.091019946184983" calcext:value-type="float">
            <text:p>0.091019946184983</text:p>
          </table:table-cell>
          <table:table-cell table:style-name="ce51" office:value-type="float" office:value="0.172818759291698" calcext:value-type="float">
            <text:p>0.172818759291698</text:p>
          </table:table-cell>
          <table:table-cell table:style-name="ce51" office:value-type="float" office:value="0.084701223045559" calcext:value-type="float">
            <text:p>0.084701223045559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table:style-name="ce51" office:value-type="float" office:value="0.024049246070141" calcext:value-type="float">
            <text:p>0.024049246070141</text:p>
          </table:table-cell>
          <table:table-cell table:style-name="ce51" office:value-type="float" office:value="0.049222832133226" calcext:value-type="float">
            <text:p>0.049222832133226</text:p>
          </table:table-cell>
          <table:table-cell table:style-name="ce51" office:value-type="float" office:value="0.018837261842138" calcext:value-type="float">
            <text:p>0.018837261842138</text:p>
          </table:table-cell>
          <table:table-cell table:style-name="ce51" office:value-type="float" office:value="0.097630045436342" calcext:value-type="float">
            <text:p>0.097630045436342</text:p>
          </table:table-cell>
          <table:table-cell table:style-name="ce51" office:value-type="float" office:value="0.174230477147166" calcext:value-type="float">
            <text:p>0.174230477147166</text:p>
          </table:table-cell>
          <table:table-cell table:style-name="ce51" office:value-type="float" office:value="0.089553675373311" calcext:value-type="float">
            <text:p>0.089553675373311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style-name="ce51" office:value-type="float" office:value="0.02682744075706" calcext:value-type="float">
            <text:p>0.02682744075706</text:p>
          </table:table-cell>
          <table:table-cell table:style-name="ce51" office:value-type="float" office:value="0.045607388725627" calcext:value-type="float">
            <text:p>0.045607388725627</text:p>
          </table:table-cell>
          <table:table-cell table:style-name="ce51" office:value-type="float" office:value="0.020429874074027" calcext:value-type="float">
            <text:p>0.020429874074027</text:p>
          </table:table-cell>
          <table:table-cell table:style-name="ce51" office:value-type="float" office:value="0.095817338583421" calcext:value-type="float">
            <text:p>0.095817338583421</text:p>
          </table:table-cell>
          <table:table-cell table:style-name="ce51" office:value-type="float" office:value="0.170182255959024" calcext:value-type="float">
            <text:p>0.170182255959024</text:p>
          </table:table-cell>
          <table:table-cell table:style-name="ce51" office:value-type="float" office:value="0.079504779610234" calcext:value-type="float">
            <text:p>0.079504779610234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table:style-name="ce51" office:value-type="float" office:value="0.02593524627108" calcext:value-type="float">
            <text:p>0.02593524627108</text:p>
          </table:table-cell>
          <table:table-cell table:style-name="ce51" office:value-type="float" office:value="0.047566341339875" calcext:value-type="float">
            <text:p>0.047566341339875</text:p>
          </table:table-cell>
          <table:table-cell table:style-name="ce51" office:value-type="float" office:value="0.017494732987496" calcext:value-type="float">
            <text:p>0.017494732987496</text:p>
          </table:table-cell>
          <table:table-cell table:style-name="ce51" office:value-type="float" office:value="0.10055126684602" calcext:value-type="float">
            <text:p>0.10055126684602</text:p>
          </table:table-cell>
          <table:table-cell table:style-name="ce51" office:value-type="float" office:value="0.162704864629193" calcext:value-type="float">
            <text:p>0.162704864629193</text:p>
          </table:table-cell>
          <table:table-cell table:style-name="ce51" office:value-type="float" office:value="0.083163029800022" calcext:value-type="float">
            <text:p>0.083163029800022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table:style-name="ce51" office:value-type="float" office:value="0.029584679288738" calcext:value-type="float">
            <text:p>0.029584679288738</text:p>
          </table:table-cell>
          <table:table-cell table:style-name="ce51" office:value-type="float" office:value="0.049262842500434" calcext:value-type="float">
            <text:p>0.049262842500434</text:p>
          </table:table-cell>
          <table:table-cell table:style-name="ce51" office:value-type="float" office:value="0.022048125460583" calcext:value-type="float">
            <text:p>0.022048125460583</text:p>
          </table:table-cell>
          <table:table-cell table:style-name="ce51" office:value-type="float" office:value="0.097991172284448" calcext:value-type="float">
            <text:p>0.097991172284448</text:p>
          </table:table-cell>
          <table:table-cell table:style-name="ce51" office:value-type="float" office:value="0.172538715254168" calcext:value-type="float">
            <text:p>0.172538715254168</text:p>
          </table:table-cell>
          <table:table-cell table:style-name="ce51" office:value-type="float" office:value="0.080134661166179" calcext:value-type="float">
            <text:p>0.080134661166179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table:style-name="ce51" office:value-type="float" office:value="0.027142901414106" calcext:value-type="float">
            <text:p>0.027142901414106</text:p>
          </table:table-cell>
          <table:table-cell table:style-name="ce51" office:value-type="float" office:value="0.046466236655752" calcext:value-type="float">
            <text:p>0.046466236655752</text:p>
          </table:table-cell>
          <table:table-cell table:style-name="ce51" office:value-type="float" office:value="0.020780080705736" calcext:value-type="float">
            <text:p>0.020780080705736</text:p>
          </table:table-cell>
          <table:table-cell table:style-name="ce51" office:value-type="float" office:value="0.096436691574962" calcext:value-type="float">
            <text:p>0.096436691574962</text:p>
          </table:table-cell>
          <table:table-cell table:style-name="ce51" office:value-type="float" office:value="0.171034432369488" calcext:value-type="float">
            <text:p>0.171034432369488</text:p>
          </table:table-cell>
          <table:table-cell table:style-name="ce51" office:value-type="float" office:value="0.08084295075512" calcext:value-type="float">
            <text:p>0.08084295075512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table:style-name="ce51" office:value-type="float" office:value="0.029181072749204" calcext:value-type="float">
            <text:p>0.029181072749204</text:p>
          </table:table-cell>
          <table:table-cell table:style-name="ce51" office:value-type="float" office:value="0.047466242867898" calcext:value-type="float">
            <text:p>0.047466242867898</text:p>
          </table:table-cell>
          <table:table-cell table:style-name="ce51" office:value-type="float" office:value="0.021069363138434" calcext:value-type="float">
            <text:p>0.021069363138434</text:p>
          </table:table-cell>
          <table:table-cell table:style-name="ce51" office:value-type="float" office:value="0.098466506369698" calcext:value-type="float">
            <text:p>0.098466506369698</text:p>
          </table:table-cell>
          <table:table-cell table:style-name="ce51" office:value-type="float" office:value="0.168469188021789" calcext:value-type="float">
            <text:p>0.168469188021789</text:p>
          </table:table-cell>
          <table:table-cell table:style-name="ce51" office:value-type="float" office:value="0.080354457681046" calcext:value-type="float">
            <text:p>0.080354457681046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style-name="ce51" office:value-type="float" office:value="0.029035855564941" calcext:value-type="float">
            <text:p>0.029035855564941</text:p>
          </table:table-cell>
          <table:table-cell table:style-name="ce51" office:value-type="float" office:value="0.049052112039255" calcext:value-type="float">
            <text:p>0.049052112039255</text:p>
          </table:table-cell>
          <table:table-cell table:style-name="ce51" office:value-type="float" office:value="0.024499627238026" calcext:value-type="float">
            <text:p>0.024499627238026</text:p>
          </table:table-cell>
          <table:table-cell table:style-name="ce51" office:value-type="float" office:value="0.098469620456501" calcext:value-type="float">
            <text:p>0.098469620456501</text:p>
          </table:table-cell>
          <table:table-cell table:style-name="ce51" office:value-type="float" office:value="0.168127550189998" calcext:value-type="float">
            <text:p>0.168127550189998</text:p>
          </table:table-cell>
          <table:table-cell table:style-name="ce51" office:value-type="float" office:value="0.076434255235556" calcext:value-type="float">
            <text:p>0.076434255235556</text:p>
          </table:table-cell>
        </table:table-row>
        <table:table-row table:style-name="ro1">
          <table:covered-table-cell/>
          <table:table-cell office:value-type="float" office:value="43" calcext:value-type="float">
            <text:p>43</text:p>
          </table:table-cell>
          <table:table-cell table:style-name="ce51" office:value-type="float" office:value="0.028185080618935" calcext:value-type="float">
            <text:p>0.028185080618935</text:p>
          </table:table-cell>
          <table:table-cell table:style-name="ce51" office:value-type="float" office:value="0.046213475157049" calcext:value-type="float">
            <text:p>0.046213475157049</text:p>
          </table:table-cell>
          <table:table-cell table:style-name="ce51" office:value-type="float" office:value="0.021147568935534" calcext:value-type="float">
            <text:p>0.021147568935534</text:p>
          </table:table-cell>
          <table:table-cell table:style-name="ce51" office:value-type="float" office:value="0.101545055988864" calcext:value-type="float">
            <text:p>0.101545055988864</text:p>
          </table:table-cell>
          <table:table-cell table:style-name="ce51" office:value-type="float" office:value="0.1693904016486" calcext:value-type="float">
            <text:p>0.1693904016486</text:p>
          </table:table-cell>
          <table:table-cell table:style-name="ce51" office:value-type="float" office:value="0.076404723425093" calcext:value-type="float">
            <text:p>0.076404723425093</text:p>
          </table:table-cell>
        </table:table-row>
        <table:table-row table:style-name="ro1">
          <table:covered-table-cell/>
          <table:table-cell office:value-type="float" office:value="46" calcext:value-type="float">
            <text:p>46</text:p>
          </table:table-cell>
          <table:table-cell table:style-name="ce51" office:value-type="float" office:value="0.03078959256155" calcext:value-type="float">
            <text:p>0.03078959256155</text:p>
          </table:table-cell>
          <table:table-cell table:style-name="ce51" office:value-type="float" office:value="0.047049665183085" calcext:value-type="float">
            <text:p>0.047049665183085</text:p>
          </table:table-cell>
          <table:table-cell table:style-name="ce51" office:value-type="float" office:value="0.021737357396781" calcext:value-type="float">
            <text:p>0.021737357396781</text:p>
          </table:table-cell>
          <table:table-cell table:style-name="ce51" office:value-type="float" office:value="0.104100952110799" calcext:value-type="float">
            <text:p>0.104100952110799</text:p>
          </table:table-cell>
          <table:table-cell table:style-name="ce51" office:value-type="float" office:value="0.17338599323768" calcext:value-type="float">
            <text:p>0.17338599323768</text:p>
          </table:table-cell>
          <table:table-cell table:style-name="ce51" office:value-type="float" office:value="0.07648024355623" calcext:value-type="float">
            <text:p>0.07648024355623</text:p>
          </table:table-cell>
        </table:table-row>
        <table:table-row table:style-name="ro1">
          <table:covered-table-cell/>
          <table:table-cell office:value-type="float" office:value="49" calcext:value-type="float">
            <text:p>49</text:p>
          </table:table-cell>
          <table:table-cell table:style-name="ce51" office:value-type="float" office:value="0.02984838358217" calcext:value-type="float">
            <text:p>0.02984838358217</text:p>
          </table:table-cell>
          <table:table-cell table:style-name="ce51" office:value-type="float" office:value="0.048258973390017" calcext:value-type="float">
            <text:p>0.048258973390017</text:p>
          </table:table-cell>
          <table:table-cell table:style-name="ce51" office:value-type="float" office:value="0.023774579560758" calcext:value-type="float">
            <text:p>0.023774579560758</text:p>
          </table:table-cell>
          <table:table-cell table:style-name="ce51" office:value-type="float" office:value="0.09517854901034" calcext:value-type="float">
            <text:p>0.09517854901034</text:p>
          </table:table-cell>
          <table:table-cell table:style-name="ce51" office:value-type="float" office:value="0.157316772437635" calcext:value-type="float">
            <text:p>0.157316772437635</text:p>
          </table:table-cell>
          <table:table-cell table:style-name="ce51" office:value-type="float" office:value="0.075828558407475" calcext:value-type="float">
            <text:p>0.075828558407475</text:p>
          </table:table-cell>
        </table:table-row>
        <table:table-row table:style-name="ro1">
          <table:covered-table-cell table:style-name="ce7"/>
          <table:table-cell table:style-name="ce12" office:value-type="float" office:value="50" calcext:value-type="float">
            <text:p>50</text:p>
          </table:table-cell>
          <table:table-cell table:style-name="ce52" office:value-type="float" office:value="0.028787600312265" calcext:value-type="float">
            <text:p>0.028787600312265</text:p>
          </table:table-cell>
          <table:table-cell table:style-name="ce52" office:value-type="float" office:value="0.048128897992608" calcext:value-type="float">
            <text:p>0.048128897992608</text:p>
          </table:table-cell>
          <table:table-cell table:style-name="ce52" office:value-type="float" office:value="0.024507543425009" calcext:value-type="float">
            <text:p>0.024507543425009</text:p>
          </table:table-cell>
          <table:table-cell table:style-name="ce52" office:value-type="float" office:value="0.093612773473003" calcext:value-type="float">
            <text:p>0.093612773473003</text:p>
          </table:table-cell>
          <table:table-cell table:style-name="ce52" office:value-type="float" office:value="0.16485439776985" calcext:value-type="float">
            <text:p>0.16485439776985</text:p>
          </table:table-cell>
          <table:table-cell table:style-name="ce52" office:value-type="float" office:value="0.073543700901505" calcext:value-type="float">
            <text:p>0.073543700901505</text:p>
          </table:table-cell>
        </table:table-row>
        <calcext:conditional-formats>
          <calcext:conditional-format calcext:target-range-address="'Another version_taking_avg_of_all_embedding'.C3:'Another version_taking_avg_of_all_embedding'.H24">
            <calcext:condition calcext:apply-style-name="Good" calcext:value="=MAX([.$C$3:.$H$24])" calcext:base-cell-address="'Another version_taking_avg_of_all_embedding'.C3"/>
          </calcext:conditional-format>
          <calcext:conditional-format calcext:target-range-address="'Another version_taking_avg_of_all_embedding'.C25:'Another version_taking_avg_of_all_embedding'.H46">
            <calcext:condition calcext:apply-style-name="Good" calcext:value="=MAX([.$C$25:.$H$46])" calcext:base-cell-address="'Another version_taking_avg_of_all_embedding'.I25"/>
          </calcext:conditional-format>
        </calcext:conditional-formats>
      </table:table>
      <table:table table:name="bilingual" table:style-name="ta1">
        <office:forms form:automatic-focus="false" form:apply-design-mode="false"/>
        <table:shapes>
          <draw:frame draw:z-index="0" draw:style-name="gr1" draw:text-style-name="P1" svg:width="669.09pt" svg:height="376.36pt" svg:x="229.86pt" svg:y="424.49pt">
            <draw:object draw:notify-on-update-of-ranges="bilingual.A2:bilingual.A23 bilingual.B1:bilingual.B1 bilingual.B2:bilingual.B23 bilingual.C1:bilingual.C1 bilingual.C2:bilingual.C23 bilingual.D1:bilingual.D1 bilingual.D2:bilingual.D23 bilingual.E1:bilingual.E1 bilingual.E2:bilingual.E2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Number of clusters</text:p>
          </table:table-cell>
          <table:table-cell table:style-name="ce57" office:value-type="string" calcext:value-type="string">
            <text:p>Average coherence score for w2v based MUSE when source EN and target DE</text:p>
          </table:table-cell>
          <table:table-cell table:style-name="ce57" office:value-type="string" calcext:value-type="string">
            <text:p>Average coherence score for w2v based MUSE when source DE and target EN</text:p>
          </table:table-cell>
          <table:table-cell table:style-name="ce57" office:value-type="string" calcext:value-type="string">
            <text:p>Average coherence score for fasttext based MUSE when source EN and target DE</text:p>
          </table:table-cell>
          <table:table-cell table:style-name="ce57" office:value-type="string" calcext:value-type="string">
            <text:p>Average coherence score for fasttext based MUSE when source DE and target 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5921777219188" calcext:value-type="float">
            <text:p>0.105921777219188</text:p>
          </table:table-cell>
          <table:table-cell office:value-type="float" office:value="0.112473145420975" calcext:value-type="float">
            <text:p>0.112473145420975</text:p>
          </table:table-cell>
          <table:table-cell office:value-type="float" office:value="0.135676237501139" calcext:value-type="float">
            <text:p>0.135676237501139</text:p>
          </table:table-cell>
          <table:table-cell office:value-type="float" office:value="0.13285048504265" calcext:value-type="float">
            <text:p>0.132850485042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1022177715691" calcext:value-type="float">
            <text:p>0.121022177715691</text:p>
          </table:table-cell>
          <table:table-cell office:value-type="float" office:value="0.0999853990515884" calcext:value-type="float">
            <text:p>0.099985399051588</text:p>
          </table:table-cell>
          <table:table-cell office:value-type="float" office:value="0.132634538922991" calcext:value-type="float">
            <text:p>0.132634538922991</text:p>
          </table:table-cell>
          <table:table-cell office:value-type="float" office:value="0.132284502301897" calcext:value-type="float">
            <text:p>0.132284502301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7765064196251" calcext:value-type="float">
            <text:p>0.117765064196251</text:p>
          </table:table-cell>
          <table:table-cell office:value-type="float" office:value="0.107212215778238" calcext:value-type="float">
            <text:p>0.107212215778238</text:p>
          </table:table-cell>
          <table:table-cell office:value-type="float" office:value="0.137863681646161" calcext:value-type="float">
            <text:p>0.137863681646161</text:p>
          </table:table-cell>
          <table:table-cell office:value-type="float" office:value="0.129691548250159" calcext:value-type="float">
            <text:p>0.129691548250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8913959736727" calcext:value-type="float">
            <text:p>0.128913959736727</text:p>
          </table:table-cell>
          <table:table-cell office:value-type="float" office:value="0.118303231686962" calcext:value-type="float">
            <text:p>0.118303231686962</text:p>
          </table:table-cell>
          <table:table-cell office:value-type="float" office:value="0.138600241524833" calcext:value-type="float">
            <text:p>0.138600241524833</text:p>
          </table:table-cell>
          <table:table-cell office:value-type="float" office:value="0.129961004763233" calcext:value-type="float">
            <text:p>0.1299610047632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9746385990544" calcext:value-type="float">
            <text:p>0.109746385990544</text:p>
          </table:table-cell>
          <table:table-cell office:value-type="float" office:value="0.119118778821625" calcext:value-type="float">
            <text:p>0.119118778821625</text:p>
          </table:table-cell>
          <table:table-cell office:value-type="float" office:value="0.136975930781342" calcext:value-type="float">
            <text:p>0.136975930781342</text:p>
          </table:table-cell>
          <table:table-cell office:value-type="float" office:value="0.114360825854531" calcext:value-type="float">
            <text:p>0.1143608258545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3970543219119" calcext:value-type="float">
            <text:p>0.123970543219119</text:p>
          </table:table-cell>
          <table:table-cell office:value-type="float" office:value="0.117225216067567" calcext:value-type="float">
            <text:p>0.117225216067567</text:p>
          </table:table-cell>
          <table:table-cell office:value-type="float" office:value="0.126504156540851" calcext:value-type="float">
            <text:p>0.126504156540851</text:p>
          </table:table-cell>
          <table:table-cell office:value-type="float" office:value="0.128674279427042" calcext:value-type="float">
            <text:p>0.1286742794270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09709727351827" calcext:value-type="float">
            <text:p>0.109709727351827</text:p>
          </table:table-cell>
          <table:table-cell office:value-type="float" office:value="0.128325937764857" calcext:value-type="float">
            <text:p>0.128325937764857</text:p>
          </table:table-cell>
          <table:table-cell office:value-type="float" office:value="0.131805808685008" calcext:value-type="float">
            <text:p>0.131805808685008</text:p>
          </table:table-cell>
          <table:table-cell office:value-type="float" office:value="0.1286811538516" calcext:value-type="float">
            <text:p>0.12868115385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5362379537664" calcext:value-type="float">
            <text:p>0.125362379537664</text:p>
          </table:table-cell>
          <table:table-cell office:value-type="float" office:value="0.117453124094098" calcext:value-type="float">
            <text:p>0.117453124094098</text:p>
          </table:table-cell>
          <table:table-cell office:value-type="float" office:value="0.146838510828248" calcext:value-type="float">
            <text:p>0.146838510828248</text:p>
          </table:table-cell>
          <table:table-cell office:value-type="float" office:value="0.133436497845765" calcext:value-type="float">
            <text:p>0.1334364978457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7593210959921" calcext:value-type="float">
            <text:p>0.127593210959921</text:p>
          </table:table-cell>
          <table:table-cell office:value-type="float" office:value="0.127143587903912" calcext:value-type="float">
            <text:p>0.127143587903912</text:p>
          </table:table-cell>
          <table:table-cell office:value-type="float" office:value="0.138316705145803" calcext:value-type="float">
            <text:p>0.138316705145803</text:p>
          </table:table-cell>
          <table:table-cell office:value-type="float" office:value="0.133632044110979" calcext:value-type="float">
            <text:p>0.1336320441109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15986206802057" calcext:value-type="float">
            <text:p>0.115986206802057</text:p>
          </table:table-cell>
          <table:table-cell office:value-type="float" office:value="0.122921365667849" calcext:value-type="float">
            <text:p>0.122921365667849</text:p>
          </table:table-cell>
          <table:table-cell office:value-type="float" office:value="0.128905068658323" calcext:value-type="float">
            <text:p>0.128905068658323</text:p>
          </table:table-cell>
          <table:table-cell office:value-type="float" office:value="0.140432274643256" calcext:value-type="float">
            <text:p>0.1404322746432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2371622869642" calcext:value-type="float">
            <text:p>0.122371622869642</text:p>
          </table:table-cell>
          <table:table-cell office:value-type="float" office:value="0.122092514149302" calcext:value-type="float">
            <text:p>0.122092514149302</text:p>
          </table:table-cell>
          <table:table-cell office:value-type="float" office:value="0.126927232214035" calcext:value-type="float">
            <text:p>0.126927232214035</text:p>
          </table:table-cell>
          <table:table-cell office:value-type="float" office:value="0.133903029639241" calcext:value-type="float">
            <text:p>0.1339030296392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2596535840394" calcext:value-type="float">
            <text:p>0.122596535840394</text:p>
          </table:table-cell>
          <table:table-cell office:value-type="float" office:value="0.125871237339393" calcext:value-type="float">
            <text:p>0.125871237339393</text:p>
          </table:table-cell>
          <table:table-cell office:value-type="float" office:value="0.121097805659424" calcext:value-type="float">
            <text:p>0.121097805659424</text:p>
          </table:table-cell>
          <table:table-cell office:value-type="float" office:value="0.145467517592385" calcext:value-type="float">
            <text:p>0.1454675175923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3894765218099" calcext:value-type="float">
            <text:p>0.133894765218099</text:p>
          </table:table-cell>
          <table:table-cell office:value-type="float" office:value="0.129786518330477" calcext:value-type="float">
            <text:p>0.129786518330477</text:p>
          </table:table-cell>
          <table:table-cell office:value-type="float" office:value="0.135665716884899" calcext:value-type="float">
            <text:p>0.135665716884899</text:p>
          </table:table-cell>
          <table:table-cell office:value-type="float" office:value="0.130033951428472" calcext:value-type="float">
            <text:p>0.1300339514284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3125656961688" calcext:value-type="float">
            <text:p>0.123125656961688</text:p>
          </table:table-cell>
          <table:table-cell office:value-type="float" office:value="0.124141662477113" calcext:value-type="float">
            <text:p>0.124141662477113</text:p>
          </table:table-cell>
          <table:table-cell office:value-type="float" office:value="0.135422610194374" calcext:value-type="float">
            <text:p>0.135422610194374</text:p>
          </table:table-cell>
          <table:table-cell office:value-type="float" office:value="0.137714841540037" calcext:value-type="float">
            <text:p>0.137714841540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22113835219146" calcext:value-type="float">
            <text:p>0.122113835219146</text:p>
          </table:table-cell>
          <table:table-cell office:value-type="float" office:value="0.120936392592926" calcext:value-type="float">
            <text:p>0.120936392592926</text:p>
          </table:table-cell>
          <table:table-cell office:value-type="float" office:value="0.144111437849065" calcext:value-type="float">
            <text:p>0.144111437849065</text:p>
          </table:table-cell>
          <table:table-cell office:value-type="float" office:value="0.136665041077466" calcext:value-type="float">
            <text:p>0.136665041077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4289385292342" calcext:value-type="float">
            <text:p>0.134289385292342</text:p>
          </table:table-cell>
          <table:table-cell office:value-type="float" office:value="0.124718707293185" calcext:value-type="float">
            <text:p>0.124718707293185</text:p>
          </table:table-cell>
          <table:table-cell office:value-type="float" office:value="0.142286534078615" calcext:value-type="float">
            <text:p>0.142286534078615</text:p>
          </table:table-cell>
          <table:table-cell office:value-type="float" office:value="0.123966256455847" calcext:value-type="float">
            <text:p>0.1239662564558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8047623126729" calcext:value-type="float">
            <text:p>0.128047623126729</text:p>
          </table:table-cell>
          <table:table-cell office:value-type="float" office:value="0.126840120411287" calcext:value-type="float">
            <text:p>0.126840120411287</text:p>
          </table:table-cell>
          <table:table-cell office:value-type="float" office:value="0.128317006569308" calcext:value-type="float">
            <text:p>0.128317006569308</text:p>
          </table:table-cell>
          <table:table-cell office:value-type="float" office:value="0.143495435004595" calcext:value-type="float">
            <text:p>0.1434954350045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7604824144013" calcext:value-type="float">
            <text:p>0.127604824144013</text:p>
          </table:table-cell>
          <table:table-cell office:value-type="float" office:value="0.135509596377003" calcext:value-type="float">
            <text:p>0.135509596377003</text:p>
          </table:table-cell>
          <table:table-cell office:value-type="float" office:value="0.134873639165139" calcext:value-type="float">
            <text:p>0.134873639165139</text:p>
          </table:table-cell>
          <table:table-cell office:value-type="float" office:value="0.138357429737947" calcext:value-type="float">
            <text:p>0.1383574297379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31226873845923" calcext:value-type="float">
            <text:p>0.131226873845923</text:p>
          </table:table-cell>
          <table:table-cell office:value-type="float" office:value="0.127370909485819" calcext:value-type="float">
            <text:p>0.127370909485819</text:p>
          </table:table-cell>
          <table:table-cell office:value-type="float" office:value="0.1383719847561" calcext:value-type="float">
            <text:p>0.1383719847561</text:p>
          </table:table-cell>
          <table:table-cell office:value-type="float" office:value="0.130626860457005" calcext:value-type="float">
            <text:p>0.1306268604570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33039978013804" calcext:value-type="float">
            <text:p>0.133039978013804</text:p>
          </table:table-cell>
          <table:table-cell office:value-type="float" office:value="0.133628688158985" calcext:value-type="float">
            <text:p>0.133628688158985</text:p>
          </table:table-cell>
          <table:table-cell office:value-type="float" office:value="0.132805065503666" calcext:value-type="float">
            <text:p>0.132805065503666</text:p>
          </table:table-cell>
          <table:table-cell office:value-type="float" office:value="0.132342902236844" calcext:value-type="float">
            <text:p>0.1323429022368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27900263902695" calcext:value-type="float">
            <text:p>0.127900263902695</text:p>
          </table:table-cell>
          <table:table-cell office:value-type="float" office:value="0.132449527726179" calcext:value-type="float">
            <text:p>0.132449527726179</text:p>
          </table:table-cell>
          <table:table-cell office:value-type="float" office:value="0.134876395610411" calcext:value-type="float">
            <text:p>0.134876395610411</text:p>
          </table:table-cell>
          <table:table-cell office:value-type="float" office:value="0.127114439443567" calcext:value-type="float">
            <text:p>0.1271144394435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36976248604911" calcext:value-type="float">
            <text:p>0.136976248604911</text:p>
          </table:table-cell>
          <table:table-cell office:value-type="float" office:value="0.130488137443698" calcext:value-type="float">
            <text:p>0.130488137443698</text:p>
          </table:table-cell>
          <table:table-cell office:value-type="float" office:value="0.123368351652184" calcext:value-type="float">
            <text:p>0.123368351652184</text:p>
          </table:table-cell>
          <table:table-cell office:value-type="float" office:value="0.137348070043447" calcext:value-type="float">
            <text:p>0.137348070043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15:36:58.672535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05T21:24:16.052351148</meta:creation-date>
    <meta:generator>LibreOffice/6.3.0.4$Linux_X86_64 LibreOffice_project/30$Build-4</meta:generator>
    <dc:date>2019-09-05T15:54:15.832761340</dc:date>
    <meta:editing-duration>PT17H9M12S</meta:editing-duration>
    <meta:editing-cycles>104</meta:editing-cycles>
    <meta:document-statistic meta:table-count="9" meta:cell-count="1560" meta:object-count="1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88cm" svg:height="9.537cm" xlink:href=".." xlink:type="simple" chart:class="chart:bar" chart:style-name="ch1">
        <chart:title svg:x="5.179cm" svg:y="0.326cm" chart:style-name="ch2">
          <text:p>Coherence score Vs Number of clusters</text:p>
        </chart:title>
        <chart:subtitle svg:x="4.557cm" svg:y="1.295cm" chart:style-name="ch3">
          <text:p>Word Vector method, Epoch 15, Glove Embedding ref</text:p>
        </chart:subtitle>
        <chart:legend chart:legend-position="end" svg:x="12.468cm" svg:y="4.22cm" style:legend-expansion="high" chart:style-name="ch4"/>
        <chart:plot-area chart:style-name="ch5" table:cell-range-address="Glove.A2:Glove.B23 Glove.A1:Glove.B1 Glove.D1:Glove.D23" chart:data-source-has-labels="both" svg:x="1.38cm" svg:y="2.168cm" svg:width="10.719cm" svg:height="6.198cm">
          <chartooo:coordinate-region svg:x="2.292cm" svg:y="2.367cm" svg:width="9.807cm" svg:height="5.352cm"/>
          <chart:axis chart:dimension="x" chart:name="primary-x" chart:style-name="ch6" chartooo:axis-type="auto">
            <chartooo:date-scale/>
            <chart:title svg:x="5.332cm" svg:y="8.556cm" chart:style-name="ch7">
              <text:p>Number of clusters</text:p>
            </chart:title>
            <chart:categories table:cell-range-address="Glove.A2:Glove.A23"/>
          </chart:axis>
          <chart:axis chart:dimension="y" chart:name="primary-y" chart:style-name="ch8">
            <chart:title svg:x="0.451cm" svg:y="6.568cm" chart:style-name="ch9">
              <text:p>Coherence score</text:p>
            </chart:title>
            <chart:grid chart:style-name="ch10" chart:class="major"/>
          </chart:axis>
          <chart:series chart:style-name="ch11" chart:values-cell-range-address="Glove.B2:Glove.B23" chart:label-cell-address="Glove.B1:Glove.B1" chart:class="chart:bar">
            <chart:data-point chart:repeated="20"/>
            <chart:data-point chart:style-name="ch12"/>
            <chart:data-point/>
          </chart:series>
          <chart:series chart:style-name="ch13" chart:values-cell-range-address="Glove.D2:Glove.D23" chart:label-cell-address="Glove.D1:Glove.D1" chart:class="chart:ba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_tuned_glove_mean</text:p>
                <draw:g>
                  <svg:desc>Glove.B1:Glove.B1</svg:desc>
                </draw:g>
              </table:table-cell>
              <table:table-cell office:value-type="string">
                <text:p>glove_trained_from_scratch_mean</text:p>
                <draw:g>
                  <svg:desc>Glove.D1:Glove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Glove.A2:Glove.A23</svg:desc>
                </draw:g>
              </table:table-cell>
              <table:table-cell office:value-type="float" office:value="0.129869789590641">
                <text:p>0.129869789590641</text:p>
                <draw:g>
                  <svg:desc>Glove.B2:Glove.B23</svg:desc>
                </draw:g>
              </table:table-cell>
              <table:table-cell office:value-type="float" office:value="0.0498190966013917">
                <text:p>0.0498190966013917</text:p>
                <draw:g>
                  <svg:desc>Glove.D2:Glove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6184806045221">
                <text:p>0.136184806045221</text:p>
              </table:table-cell>
              <table:table-cell office:value-type="float" office:value="0.0485417652130127">
                <text:p>0.04854176521301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6817850817899">
                <text:p>0.116817850817899</text:p>
              </table:table-cell>
              <table:table-cell office:value-type="float" office:value="0.0461722578537437">
                <text:p>0.04617225785374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352964471311">
                <text:p>0.12352964471311</text:p>
              </table:table-cell>
              <table:table-cell office:value-type="float" office:value="0.0449922043158084">
                <text:p>0.04499220431580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45418032372204">
                <text:p>0.145418032372204</text:p>
              </table:table-cell>
              <table:table-cell office:value-type="float" office:value="0.0542519897269304">
                <text:p>0.05425198972693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2934806590178">
                <text:p>0.142934806590178</text:p>
              </table:table-cell>
              <table:table-cell office:value-type="float" office:value="0.0509887382935505">
                <text:p>0.050988738293550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5345098083693">
                <text:p>0.135345098083693</text:p>
              </table:table-cell>
              <table:table-cell office:value-type="float" office:value="0.0553530393737727">
                <text:p>0.055353039373772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40542525395834">
                <text:p>0.140542525395834</text:p>
              </table:table-cell>
              <table:table-cell office:value-type="float" office:value="0.0537478821706683">
                <text:p>0.05374788217066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40130965369088">
                <text:p>0.140130965369088</text:p>
              </table:table-cell>
              <table:table-cell office:value-type="float" office:value="0.0567526123150676">
                <text:p>0.05675261231506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43495356843909">
                <text:p>0.143495356843909</text:p>
              </table:table-cell>
              <table:table-cell office:value-type="float" office:value="0.0563489165636958">
                <text:p>0.05634891656369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38655885079164">
                <text:p>0.138655885079164</text:p>
              </table:table-cell>
              <table:table-cell office:value-type="float" office:value="0.0525047429588029">
                <text:p>0.05250474295880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43806933430531">
                <text:p>0.143806933430531</text:p>
              </table:table-cell>
              <table:table-cell office:value-type="float" office:value="0.0573001616744405">
                <text:p>0.05730016167444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9824593135289">
                <text:p>0.139824593135289</text:p>
              </table:table-cell>
              <table:table-cell office:value-type="float" office:value="0.0582599332121765">
                <text:p>0.05825993321217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41926489924819">
                <text:p>0.141926489924819</text:p>
              </table:table-cell>
              <table:table-cell office:value-type="float" office:value="0.0558325857799096">
                <text:p>0.05583258577990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395249101838">
                <text:p>0.1395249101838</text:p>
              </table:table-cell>
              <table:table-cell office:value-type="float" office:value="0.0571931100320988">
                <text:p>0.05719311003209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39706002816514">
                <text:p>0.139706002816514</text:p>
              </table:table-cell>
              <table:table-cell office:value-type="float" office:value="0.0571204991465755">
                <text:p>0.05712049914657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38769228599115">
                <text:p>0.138769228599115</text:p>
              </table:table-cell>
              <table:table-cell office:value-type="float" office:value="0.0551776373011594">
                <text:p>0.05517763730115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44481937642">
                <text:p>0.1444481937642</text:p>
              </table:table-cell>
              <table:table-cell office:value-type="float" office:value="0.0579306796326929">
                <text:p>0.057930679632692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46340059082147">
                <text:p>0.146340059082147</text:p>
              </table:table-cell>
              <table:table-cell office:value-type="float" office:value="0.054929604043766">
                <text:p>0.0549296040437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47483838816713">
                <text:p>0.147483838816713</text:p>
              </table:table-cell>
              <table:table-cell office:value-type="float" office:value="0.0552218146269154">
                <text:p>0.05522181462691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49848039397494">
                <text:p>0.149848039397494</text:p>
              </table:table-cell>
              <table:table-cell office:value-type="float" office:value="0.0593083868062481">
                <text:p>0.05930838680624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5194508704361">
                <text:p>0.145194508704361</text:p>
              </table:table-cell>
              <table:table-cell office:value-type="float" office:value="0.0576050844153579">
                <text:p>0.0576050844153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10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426cm" svg:height="10.365cm" xlink:href=".." xlink:type="simple" chart:class="chart:bar" chart:style-name="ch1">
        <chart:title svg:x="5.148cm" svg:y="0.343cm" chart:style-name="ch2">
          <text:p>Coherence score Vs Number of clusters</text:p>
        </chart:title>
        <chart:subtitle svg:x="5.24cm" svg:y="1.329cm" chart:style-name="ch3">
          <text:p>German filtered data, Epoch 15, Emb dim 300</text:p>
        </chart:subtitle>
        <chart:legend chart:legend-position="end" svg:x="12.273cm" svg:y="2.447cm" style:legend-expansion="high" chart:style-name="ch4"/>
        <chart:plot-area chart:style-name="ch5" table:cell-range-address="combine_all.B25:combine_all.H46" chart:data-source-has-labels="both" svg:x="1.379cm" svg:y="2.219cm" svg:width="10.526cm" svg:height="6.958cm">
          <chartooo:coordinate-region svg:x="2.397cm" svg:y="2.419cm" svg:width="9.508cm" svg:height="6.559cm"/>
          <chart:axis chart:dimension="x" chart:name="primary-x" chart:style-name="ch6" chartooo:axis-type="auto">
            <chartooo:date-scale/>
            <chart:title svg:x="5.235cm" svg:y="9.384cm" chart:style-name="ch7">
              <text:p>Number of clusters</text:p>
            </chart:title>
            <chart:categories table:cell-range-address="combine_all.B25:combine_all.B46"/>
          </chart:axis>
          <chart:axis chart:dimension="y" chart:name="primary-y" chart:style-name="ch8">
            <chart:title svg:x="0.451cm" svg:y="6.999cm" chart:style-name="ch9">
              <text:p>Coherence score</text:p>
            </chart:title>
            <chart:grid chart:style-name="ch10" chart:class="major"/>
          </chart:axis>
          <chart:series chart:style-name="ch11" chart:values-cell-range-address="combine_all.C25:combine_all.C46" loext:label-string="avg_coherence_score_glove_embedding_trained_from_scratch" chart:class="chart:bar">
            <chart:data-point chart:repeated="22"/>
          </chart:series>
          <chart:series chart:style-name="ch12" chart:values-cell-range-address="combine_all.D25:combine_all.D46" loext:label-string="avg_coherence_score_w2v_embedding_trained_from_scratch" chart:class="chart:bar">
            <chart:data-point chart:repeated="22"/>
          </chart:series>
          <chart:series chart:style-name="ch13" chart:values-cell-range-address="combine_all.E25:combine_all.E46" loext:label-string="avg_coherence_score_fasttext_embedding_trained_from_scratch" chart:class="chart:bar">
            <chart:data-point chart:repeated="22"/>
          </chart:series>
          <chart:series chart:style-name="ch14" chart:values-cell-range-address="combine_all.F25:combine_all.F46" loext:label-string="avg_coherence_score_glove_embedding_pretrained_fine_tuned" chart:class="chart:bar">
            <chart:data-point chart:repeated="22"/>
          </chart:series>
          <chart:series chart:style-name="ch15" chart:values-cell-range-address="combine_all.G25:combine_all.G46" loext:label-string="avg_coherence_score_w2v_embedding_pretrained_fine_tuned" chart:class="chart:bar">
            <chart:data-point chart:repeated="22"/>
          </chart:series>
          <chart:series chart:style-name="ch16" chart:values-cell-range-address="combine_all.H25:combine_all.H46" loext:label-string="avg_coherence_score_fasttext_embedding_pretrained_fine_tuned" chart:class="chart:bar">
            <chart:data-point chart:repeated="22"/>
          </chart:series>
          <chart:series chart:style-name="ch17" chart:values-cell-range-address="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oherence_score_glove_embedding_trained_from_scratch</text:p>
              </table:table-cell>
              <table:table-cell office:value-type="string">
                <text:p>avg_coherence_score_w2v_embedding_trained_from_scratch</text:p>
              </table:table-cell>
              <table:table-cell office:value-type="string">
                <text:p>avg_coherence_score_fasttext_embedding_trained_from_scratch</text:p>
              </table:table-cell>
              <table:table-cell office:value-type="string">
                <text:p>avg_coherence_score_glove_embedding_pretrained_fine_tuned</text:p>
              </table:table-cell>
              <table:table-cell office:value-type="string">
                <text:p>avg_coherence_score_w2v_embedding_pretrained_fine_tuned</text:p>
              </table:table-cell>
              <table:table-cell office:value-type="string">
                <text:p>avg_coherence_score_fasttext_embedding_pretrained_fine_tuned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combine_all.B25:combine_all.B46</svg:desc>
                </draw:g>
              </table:table-cell>
              <table:table-cell office:value-type="float" office:value="-0.00416866702866624">
                <text:p>-0.00416866702866624</text:p>
                <draw:g>
                  <svg:desc>combine_all.C25:combine_all.C46</svg:desc>
                </draw:g>
              </table:table-cell>
              <table:table-cell office:value-type="float" office:value="0.0270687120509912">
                <text:p>0.0270687120509912</text:p>
                <draw:g>
                  <svg:desc>combine_all.D25:combine_all.D46</svg:desc>
                </draw:g>
              </table:table-cell>
              <table:table-cell office:value-type="float" office:value="0.0347977735002256">
                <text:p>0.0347977735002256</text:p>
                <draw:g>
                  <svg:desc>combine_all.E25:combine_all.E46</svg:desc>
                </draw:g>
              </table:table-cell>
              <table:table-cell office:value-type="float" office:value="0.115361622179215">
                <text:p>0.115361622179215</text:p>
                <draw:g>
                  <svg:desc>combine_all.F25:combine_all.F46</svg:desc>
                </draw:g>
              </table:table-cell>
              <table:table-cell office:value-type="float" office:value="0.228124491077123">
                <text:p>0.228124491077123</text:p>
                <draw:g>
                  <svg:desc>combine_all.G25:combine_all.G46</svg:desc>
                </draw:g>
              </table:table-cell>
              <table:table-cell office:value-type="float" office:value="0.191226690976335">
                <text:p>0.191226690976335</text:p>
                <draw:g>
                  <svg:desc>combine_all.H25:combine_all.H4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0417643686946558">
                <text:p>-0.00417643686946558</text:p>
              </table:table-cell>
              <table:table-cell office:value-type="float" office:value="0.0302181513455449">
                <text:p>0.0302181513455449</text:p>
              </table:table-cell>
              <table:table-cell office:value-type="float" office:value="0.0466895104427727">
                <text:p>0.0466895104427727</text:p>
              </table:table-cell>
              <table:table-cell office:value-type="float" office:value="0.0870773426853881">
                <text:p>0.0870773426853881</text:p>
              </table:table-cell>
              <table:table-cell office:value-type="float" office:value="0.196935917601293">
                <text:p>0.196935917601293</text:p>
              </table:table-cell>
              <table:table-cell office:value-type="float" office:value="0.186210576271524">
                <text:p>0.1862105762715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0295710676111061">
                <text:p>-0.00295710676111061</text:p>
              </table:table-cell>
              <table:table-cell office:value-type="float" office:value="0.0369287724830126">
                <text:p>0.0369287724830126</text:p>
              </table:table-cell>
              <table:table-cell office:value-type="float" office:value="0.0429594973263557">
                <text:p>0.0429594973263557</text:p>
              </table:table-cell>
              <table:table-cell office:value-type="float" office:value="0.0877030539891076">
                <text:p>0.0877030539891076</text:p>
              </table:table-cell>
              <table:table-cell office:value-type="float" office:value="0.21064141029133">
                <text:p>0.21064141029133</text:p>
              </table:table-cell>
              <table:table-cell office:value-type="float" office:value="0.185928574473409">
                <text:p>0.1859285744734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0218241539779974">
                <text:p>-0.00218241539779974</text:p>
              </table:table-cell>
              <table:table-cell office:value-type="float" office:value="0.0320000087387708">
                <text:p>0.0320000087387708</text:p>
              </table:table-cell>
              <table:table-cell office:value-type="float" office:value="0.0522146608002332">
                <text:p>0.0522146608002332</text:p>
              </table:table-cell>
              <table:table-cell office:value-type="float" office:value="0.0958552590243671">
                <text:p>0.0958552590243671</text:p>
              </table:table-cell>
              <table:table-cell office:value-type="float" office:value="0.203212363729672">
                <text:p>0.203212363729672</text:p>
              </table:table-cell>
              <table:table-cell office:value-type="float" office:value="0.186929808324697">
                <text:p>0.1869298083246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0257100180142341">
                <text:p>-0.00257100180142341</text:p>
              </table:table-cell>
              <table:table-cell office:value-type="float" office:value="0.0262865661788773">
                <text:p>0.0262865661788773</text:p>
              </table:table-cell>
              <table:table-cell office:value-type="float" office:value="0.0549819802264778">
                <text:p>0.0549819802264778</text:p>
              </table:table-cell>
              <table:table-cell office:value-type="float" office:value="0.0858609723520803">
                <text:p>0.0858609723520803</text:p>
              </table:table-cell>
              <table:table-cell office:value-type="float" office:value="0.199513316970418">
                <text:p>0.199513316970418</text:p>
              </table:table-cell>
              <table:table-cell office:value-type="float" office:value="0.19834113056656">
                <text:p>0.198341130566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0107493968642488">
                <text:p>-0.00107493968642488</text:p>
              </table:table-cell>
              <table:table-cell office:value-type="float" office:value="0.022016439085104">
                <text:p>0.022016439085104</text:p>
              </table:table-cell>
              <table:table-cell office:value-type="float" office:value="0.0526534030875381">
                <text:p>0.0526534030875381</text:p>
              </table:table-cell>
              <table:table-cell office:value-type="float" office:value="0.097313654763358">
                <text:p>0.097313654763358</text:p>
              </table:table-cell>
              <table:table-cell office:value-type="float" office:value="0.214888935478366">
                <text:p>0.214888935478366</text:p>
              </table:table-cell>
              <table:table-cell office:value-type="float" office:value="0.188941105433873">
                <text:p>0.1889411054338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00441148678034896">
                <text:p>-0.000441148678034896</text:p>
              </table:table-cell>
              <table:table-cell office:value-type="float" office:value="0.0312198378320155">
                <text:p>0.0312198378320155</text:p>
              </table:table-cell>
              <table:table-cell office:value-type="float" office:value="0.0542552067052921">
                <text:p>0.0542552067052921</text:p>
              </table:table-cell>
              <table:table-cell office:value-type="float" office:value="0.0914831211794844">
                <text:p>0.0914831211794844</text:p>
              </table:table-cell>
              <table:table-cell office:value-type="float" office:value="0.210592856565941">
                <text:p>0.210592856565941</text:p>
              </table:table-cell>
              <table:table-cell office:value-type="float" office:value="0.189847403586743">
                <text:p>0.1898474035867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308762065554815">
                <text:p>0.000308762065554815</text:p>
              </table:table-cell>
              <table:table-cell office:value-type="float" office:value="0.0307082371897512">
                <text:p>0.0307082371897512</text:p>
              </table:table-cell>
              <table:table-cell office:value-type="float" office:value="0.0511300701289982">
                <text:p>0.0511300701289982</text:p>
              </table:table-cell>
              <table:table-cell office:value-type="float" office:value="0.0857214468352649">
                <text:p>0.0857214468352649</text:p>
              </table:table-cell>
              <table:table-cell office:value-type="float" office:value="0.213447987515763">
                <text:p>0.213447987515763</text:p>
              </table:table-cell>
              <table:table-cell office:value-type="float" office:value="0.182339606063928">
                <text:p>0.1823396060639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83667169460634">
                <text:p>0.00283667169460634</text:p>
              </table:table-cell>
              <table:table-cell office:value-type="float" office:value="0.0284935621501637">
                <text:p>0.0284935621501637</text:p>
              </table:table-cell>
              <table:table-cell office:value-type="float" office:value="0.0516278067575831">
                <text:p>0.0516278067575831</text:p>
              </table:table-cell>
              <table:table-cell office:value-type="float" office:value="0.0987236093015087">
                <text:p>0.0987236093015087</text:p>
              </table:table-cell>
              <table:table-cell office:value-type="float" office:value="0.213852879011712">
                <text:p>0.213852879011712</text:p>
              </table:table-cell>
              <table:table-cell office:value-type="float" office:value="0.178158501086592">
                <text:p>0.1781585010865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165290494646345">
                <text:p>0.00165290494646345</text:p>
              </table:table-cell>
              <table:table-cell office:value-type="float" office:value="0.0277283966375857">
                <text:p>0.0277283966375857</text:p>
              </table:table-cell>
              <table:table-cell office:value-type="float" office:value="0.0521398944776885">
                <text:p>0.0521398944776885</text:p>
              </table:table-cell>
              <table:table-cell office:value-type="float" office:value="0.0895714309945399">
                <text:p>0.0895714309945399</text:p>
              </table:table-cell>
              <table:table-cell office:value-type="float" office:value="0.206812696308992">
                <text:p>0.206812696308992</text:p>
              </table:table-cell>
              <table:table-cell office:value-type="float" office:value="0.18120926438935">
                <text:p>0.181209264389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175140747175967">
                <text:p>0.00175140747175967</text:p>
              </table:table-cell>
              <table:table-cell office:value-type="float" office:value="0.0283310617302319">
                <text:p>0.0283310617302319</text:p>
              </table:table-cell>
              <table:table-cell office:value-type="float" office:value="0.0536306926738416">
                <text:p>0.0536306926738416</text:p>
              </table:table-cell>
              <table:table-cell office:value-type="float" office:value="0.0827367455862006">
                <text:p>0.0827367455862006</text:p>
              </table:table-cell>
              <table:table-cell office:value-type="float" office:value="0.211678870287303">
                <text:p>0.211678870287303</text:p>
              </table:table-cell>
              <table:table-cell office:value-type="float" office:value="0.18348122243631">
                <text:p>0.183481222436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763107315911784">
                <text:p>0.000763107315911784</text:p>
              </table:table-cell>
              <table:table-cell office:value-type="float" office:value="0.030740021484826">
                <text:p>0.030740021484826</text:p>
              </table:table-cell>
              <table:table-cell office:value-type="float" office:value="0.0531114205904698">
                <text:p>0.0531114205904698</text:p>
              </table:table-cell>
              <table:table-cell office:value-type="float" office:value="0.0890628934409902">
                <text:p>0.0890628934409902</text:p>
              </table:table-cell>
              <table:table-cell office:value-type="float" office:value="0.211336106817794">
                <text:p>0.211336106817794</text:p>
              </table:table-cell>
              <table:table-cell office:value-type="float" office:value="0.181262099006325">
                <text:p>0.1812620990063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48793104392331">
                <text:p>0.00248793104392331</text:p>
              </table:table-cell>
              <table:table-cell office:value-type="float" office:value="0.0263264484405518">
                <text:p>0.0263264484405518</text:p>
              </table:table-cell>
              <table:table-cell office:value-type="float" office:value="0.058034707672742">
                <text:p>0.058034707672742</text:p>
              </table:table-cell>
              <table:table-cell office:value-type="float" office:value="0.0858922188752362">
                <text:p>0.0858922188752362</text:p>
              </table:table-cell>
              <table:table-cell office:value-type="float" office:value="0.208620070684524">
                <text:p>0.208620070684524</text:p>
              </table:table-cell>
              <table:table-cell office:value-type="float" office:value="0.168101285142963">
                <text:p>0.16810128514296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30018694201451">
                <text:p>0.00230018694201451</text:p>
              </table:table-cell>
              <table:table-cell office:value-type="float" office:value="0.0280560330610043">
                <text:p>0.0280560330610043</text:p>
              </table:table-cell>
              <table:table-cell office:value-type="float" office:value="0.053492088832692">
                <text:p>0.053492088832692</text:p>
              </table:table-cell>
              <table:table-cell office:value-type="float" office:value="0.0923821135364605">
                <text:p>0.0923821135364605</text:p>
              </table:table-cell>
              <table:table-cell office:value-type="float" office:value="0.19620263989306">
                <text:p>0.19620263989306</text:p>
              </table:table-cell>
              <table:table-cell office:value-type="float" office:value="0.18040882464692">
                <text:p>0.180408824646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518012417750914">
                <text:p>0.00518012417750914</text:p>
              </table:table-cell>
              <table:table-cell office:value-type="float" office:value="0.0305388771299841">
                <text:p>0.0305388771299841</text:p>
              </table:table-cell>
              <table:table-cell office:value-type="float" office:value="0.0597719275736723">
                <text:p>0.0597719275736723</text:p>
              </table:table-cell>
              <table:table-cell office:value-type="float" office:value="0.0869820610035797">
                <text:p>0.0869820610035797</text:p>
              </table:table-cell>
              <table:table-cell office:value-type="float" office:value="0.210573164080085">
                <text:p>0.210573164080085</text:p>
              </table:table-cell>
              <table:table-cell office:value-type="float" office:value="0.172112550952998">
                <text:p>0.17211255095299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94428708601971">
                <text:p>0.00294428708601971</text:p>
              </table:table-cell>
              <table:table-cell office:value-type="float" office:value="0.0276260241516825">
                <text:p>0.0276260241516825</text:p>
              </table:table-cell>
              <table:table-cell office:value-type="float" office:value="0.060488188585109">
                <text:p>0.060488188585109</text:p>
              </table:table-cell>
              <table:table-cell office:value-type="float" office:value="0.0879842304808058">
                <text:p>0.0879842304808058</text:p>
              </table:table-cell>
              <table:table-cell office:value-type="float" office:value="0.209204142489864">
                <text:p>0.209204142489864</text:p>
              </table:table-cell>
              <table:table-cell office:value-type="float" office:value="0.17218660849524">
                <text:p>0.1721866084952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24520940722778">
                <text:p>0.00424520940722778</text:p>
              </table:table-cell>
              <table:table-cell office:value-type="float" office:value="0.0284333446100806">
                <text:p>0.0284333446100806</text:p>
              </table:table-cell>
              <table:table-cell office:value-type="float" office:value="0.0639942648288498">
                <text:p>0.0639942648288498</text:p>
              </table:table-cell>
              <table:table-cell office:value-type="float" office:value="0.0891493134543308">
                <text:p>0.0891493134543308</text:p>
              </table:table-cell>
              <table:table-cell office:value-type="float" office:value="0.202531205696489">
                <text:p>0.202531205696489</text:p>
              </table:table-cell>
              <table:table-cell office:value-type="float" office:value="0.17384710531766">
                <text:p>0.173847105317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54976979810364">
                <text:p>0.00354976979810364</text:p>
              </table:table-cell>
              <table:table-cell office:value-type="float" office:value="0.0297174047645257">
                <text:p>0.0297174047645257</text:p>
              </table:table-cell>
              <table:table-cell office:value-type="float" office:value="0.0659755824682664">
                <text:p>0.0659755824682664</text:p>
              </table:table-cell>
              <table:table-cell office:value-type="float" office:value="0.0874377910677268">
                <text:p>0.0874377910677268</text:p>
              </table:table-cell>
              <table:table-cell office:value-type="float" office:value="0.20340069650144">
                <text:p>0.20340069650144</text:p>
              </table:table-cell>
              <table:table-cell office:value-type="float" office:value="0.166299044706384">
                <text:p>0.1662990447063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01204560093819">
                <text:p>0.00301204560093819</text:p>
              </table:table-cell>
              <table:table-cell office:value-type="float" office:value="0.0274497668280328">
                <text:p>0.0274497668280328</text:p>
              </table:table-cell>
              <table:table-cell office:value-type="float" office:value="0.0577041853283274">
                <text:p>0.0577041853283274</text:p>
              </table:table-cell>
              <table:table-cell office:value-type="float" office:value="0.0921510026570344">
                <text:p>0.0921510026570344</text:p>
              </table:table-cell>
              <table:table-cell office:value-type="float" office:value="0.203107190596079">
                <text:p>0.203107190596079</text:p>
              </table:table-cell>
              <table:table-cell office:value-type="float" office:value="0.171764914680557">
                <text:p>0.17176491468055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52573323397903">
                <text:p>0.0052573323397903</text:p>
              </table:table-cell>
              <table:table-cell office:value-type="float" office:value="0.0275625342781182">
                <text:p>0.0275625342781182</text:p>
              </table:table-cell>
              <table:table-cell office:value-type="float" office:value="0.0614665658725715">
                <text:p>0.0614665658725715</text:p>
              </table:table-cell>
              <table:table-cell office:value-type="float" office:value="0.0935445430784915">
                <text:p>0.0935445430784915</text:p>
              </table:table-cell>
              <table:table-cell office:value-type="float" office:value="0.205914976700492">
                <text:p>0.205914976700492</text:p>
              </table:table-cell>
              <table:table-cell office:value-type="float" office:value="0.167512114151664">
                <text:p>0.16751211415166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448243087949677">
                <text:p>0.00448243087949677</text:p>
              </table:table-cell>
              <table:table-cell office:value-type="float" office:value="0.0286041538718342">
                <text:p>0.0286041538718342</text:p>
              </table:table-cell>
              <table:table-cell office:value-type="float" office:value="0.0628838360622395">
                <text:p>0.0628838360622395</text:p>
              </table:table-cell>
              <table:table-cell office:value-type="float" office:value="0.0855882131244083">
                <text:p>0.0855882131244083</text:p>
              </table:table-cell>
              <table:table-cell office:value-type="float" office:value="0.190420978741564">
                <text:p>0.190420978741564</text:p>
              </table:table-cell>
              <table:table-cell office:value-type="float" office:value="0.16882212113361">
                <text:p>0.168822121133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89996425083705">
                <text:p>0.00389996425083705</text:p>
              </table:table-cell>
              <table:table-cell office:value-type="float" office:value="0.029736976934939">
                <text:p>0.029736976934939</text:p>
              </table:table-cell>
              <table:table-cell office:value-type="float" office:value="0.0682017781160316">
                <text:p>0.0682017781160316</text:p>
              </table:table-cell>
              <table:table-cell office:value-type="float" office:value="0.0834166731931725">
                <text:p>0.0834166731931725</text:p>
              </table:table-cell>
              <table:table-cell office:value-type="float" office:value="0.19957684338628">
                <text:p>0.19957684338628</text:p>
              </table:table-cell>
              <table:table-cell office:value-type="float" office:value="0.163491029077647">
                <text:p>0.16349102907764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1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426cm" svg:height="10.365cm" xlink:href=".." xlink:type="simple" chart:class="chart:bar" chart:style-name="ch1">
        <chart:title svg:x="5.148cm" svg:y="0.343cm" chart:style-name="ch2">
          <text:p>Coherence score Vs Number of clusters</text:p>
        </chart:title>
        <chart:subtitle svg:x="5.24cm" svg:y="1.329cm" chart:style-name="ch3">
          <text:p>German filtered data, Epoch 15, Emb dim 300</text:p>
        </chart:subtitle>
        <chart:legend chart:legend-position="end" svg:x="12.273cm" svg:y="2.447cm" style:legend-expansion="high" chart:style-name="ch4"/>
        <chart:plot-area chart:style-name="ch5" table:cell-range-address="'Another version_taking_avg_of_all_embedding'.B25:'Another version_taking_avg_of_all_embedding'.H46" chart:data-source-has-labels="both" svg:x="1.379cm" svg:y="2.219cm" svg:width="10.526cm" svg:height="6.958cm">
          <chartooo:coordinate-region svg:x="2.291cm" svg:y="2.419cm" svg:width="9.614cm" svg:height="6.111cm"/>
          <chart:axis chart:dimension="x" chart:name="primary-x" chart:style-name="ch6" chartooo:axis-type="auto">
            <chartooo:date-scale/>
            <chart:title svg:x="5.235cm" svg:y="9.384cm" chart:style-name="ch7">
              <text:p>Number of clusters</text:p>
            </chart:title>
            <chart:categories table:cell-range-address="'Another version_taking_avg_of_all_embedding'.B25:'Another version_taking_avg_of_all_embedding'.B46"/>
          </chart:axis>
          <chart:axis chart:dimension="y" chart:name="primary-y" chart:style-name="ch8">
            <chart:title svg:x="0.451cm" svg:y="6.999cm" chart:style-name="ch9">
              <text:p>Coherence score</text:p>
            </chart:title>
            <chart:grid chart:style-name="ch10" chart:class="major"/>
          </chart:axis>
          <chart:series chart:style-name="ch11" chart:values-cell-range-address="'Another version_taking_avg_of_all_embedding'.C25:'Another version_taking_avg_of_all_embedding'.C46" loext:label-string="avg_coherence_score_glove_embedding_trained_from_scratch" chart:class="chart:bar">
            <chart:data-point chart:repeated="22"/>
          </chart:series>
          <chart:series chart:style-name="ch12" chart:values-cell-range-address="'Another version_taking_avg_of_all_embedding'.D25:'Another version_taking_avg_of_all_embedding'.D46" loext:label-string="avg_coherence_score_w2v_embedding_trained_from_scratch" chart:class="chart:bar">
            <chart:data-point chart:repeated="22"/>
          </chart:series>
          <chart:series chart:style-name="ch13" chart:values-cell-range-address="'Another version_taking_avg_of_all_embedding'.E25:'Another version_taking_avg_of_all_embedding'.E46" loext:label-string="avg_coherence_score_fasttext_embedding_trained_from_scratch" chart:class="chart:bar">
            <chart:data-point chart:repeated="22"/>
          </chart:series>
          <chart:series chart:style-name="ch14" chart:values-cell-range-address="'Another version_taking_avg_of_all_embedding'.F25:'Another version_taking_avg_of_all_embedding'.F46" loext:label-string="avg_coherence_score_glove_embedding_pretrained_fine_tuned" chart:class="chart:bar">
            <chart:data-point chart:repeated="22"/>
          </chart:series>
          <chart:series chart:style-name="ch15" chart:values-cell-range-address="'Another version_taking_avg_of_all_embedding'.G25:'Another version_taking_avg_of_all_embedding'.G46" loext:label-string="avg_coherence_score_w2v_embedding_pretrained_fine_tuned" chart:class="chart:bar">
            <chart:data-point chart:repeated="22"/>
          </chart:series>
          <chart:series chart:style-name="ch16" chart:values-cell-range-address="'Another version_taking_avg_of_all_embedding'.H25:'Another version_taking_avg_of_all_embedding'.H46" loext:label-string="avg_coherence_score_fasttext_embedding_pretrained_fine_tuned" chart:class="chart:bar">
            <chart:data-point chart:repeated="22"/>
          </chart:series>
          <chart:series chart:style-name="ch17" chart:values-cell-range-address="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oherence_score_glove_embedding_trained_from_scratch</text:p>
              </table:table-cell>
              <table:table-cell office:value-type="string">
                <text:p>avg_coherence_score_w2v_embedding_trained_from_scratch</text:p>
              </table:table-cell>
              <table:table-cell office:value-type="string">
                <text:p>avg_coherence_score_fasttext_embedding_trained_from_scratch</text:p>
              </table:table-cell>
              <table:table-cell office:value-type="string">
                <text:p>avg_coherence_score_glove_embedding_pretrained_fine_tuned</text:p>
              </table:table-cell>
              <table:table-cell office:value-type="string">
                <text:p>avg_coherence_score_w2v_embedding_pretrained_fine_tuned</text:p>
              </table:table-cell>
              <table:table-cell office:value-type="string">
                <text:p>avg_coherence_score_fasttext_embedding_pretrained_fine_tuned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Another version_taking_avg_of_all_embedding'.B25:'Another version_taking_avg_of_all_embedding'.B46</svg:desc>
                </draw:g>
              </table:table-cell>
              <table:table-cell office:value-type="float" office:value="0.013838592497786">
                <text:p>0.013838592497786</text:p>
                <draw:g>
                  <svg:desc>'Another version_taking_avg_of_all_embedding'.C25:'Another version_taking_avg_of_all_embedding'.C46</svg:desc>
                </draw:g>
              </table:table-cell>
              <table:table-cell office:value-type="float" office:value="0.049558631389088">
                <text:p>0.049558631389088</text:p>
                <draw:g>
                  <svg:desc>'Another version_taking_avg_of_all_embedding'.D25:'Another version_taking_avg_of_all_embedding'.D46</svg:desc>
                </draw:g>
              </table:table-cell>
              <table:table-cell office:value-type="float" office:value="0.009635557651056">
                <text:p>0.009635557651056</text:p>
                <draw:g>
                  <svg:desc>'Another version_taking_avg_of_all_embedding'.E25:'Another version_taking_avg_of_all_embedding'.E46</svg:desc>
                </draw:g>
              </table:table-cell>
              <table:table-cell office:value-type="float" office:value="0.115391208099091">
                <text:p>0.115391208099091</text:p>
                <draw:g>
                  <svg:desc>'Another version_taking_avg_of_all_embedding'.F25:'Another version_taking_avg_of_all_embedding'.F46</svg:desc>
                </draw:g>
              </table:table-cell>
              <table:table-cell office:value-type="float" office:value="0.185120730682759">
                <text:p>0.185120730682759</text:p>
                <draw:g>
                  <svg:desc>'Another version_taking_avg_of_all_embedding'.G25:'Another version_taking_avg_of_all_embedding'.G46</svg:desc>
                </draw:g>
              </table:table-cell>
              <table:table-cell office:value-type="float" office:value="0.099344672684072">
                <text:p>0.099344672684072</text:p>
                <draw:g>
                  <svg:desc>'Another version_taking_avg_of_all_embedding'.H25:'Another version_taking_avg_of_all_embedding'.H4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3954276750688">
                <text:p>0.013954276750688</text:p>
              </table:table-cell>
              <table:table-cell office:value-type="float" office:value="0.051777733296764">
                <text:p>0.051777733296764</text:p>
              </table:table-cell>
              <table:table-cell office:value-type="float" office:value="0.013235620189281">
                <text:p>0.013235620189281</text:p>
              </table:table-cell>
              <table:table-cell office:value-type="float" office:value="0.094236111062116">
                <text:p>0.094236111062116</text:p>
              </table:table-cell>
              <table:table-cell office:value-type="float" office:value="0.15997181490165">
                <text:p>0.15997181490165</text:p>
              </table:table-cell>
              <table:table-cell office:value-type="float" office:value="0.094200645685196">
                <text:p>0.0942006456851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6220025727899">
                <text:p>0.016220025727899</text:p>
              </table:table-cell>
              <table:table-cell office:value-type="float" office:value="0.051624702329628">
                <text:p>0.051624702329628</text:p>
              </table:table-cell>
              <table:table-cell office:value-type="float" office:value="0.016898365766373">
                <text:p>0.016898365766373</text:p>
              </table:table-cell>
              <table:table-cell office:value-type="float" office:value="0.09025202835273">
                <text:p>0.09025202835273</text:p>
              </table:table-cell>
              <table:table-cell office:value-type="float" office:value="0.158715607058524">
                <text:p>0.158715607058524</text:p>
              </table:table-cell>
              <table:table-cell office:value-type="float" office:value="0.097568308463713">
                <text:p>0.0975683084637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7322529072664">
                <text:p>0.017322529072664</text:p>
              </table:table-cell>
              <table:table-cell office:value-type="float" office:value="0.051548684486727">
                <text:p>0.051548684486727</text:p>
              </table:table-cell>
              <table:table-cell office:value-type="float" office:value="0.016608445968758">
                <text:p>0.016608445968758</text:p>
              </table:table-cell>
              <table:table-cell office:value-type="float" office:value="0.100261922955513">
                <text:p>0.100261922955513</text:p>
              </table:table-cell>
              <table:table-cell office:value-type="float" office:value="0.168003813607352">
                <text:p>0.168003813607352</text:p>
              </table:table-cell>
              <table:table-cell office:value-type="float" office:value="0.089987439937332">
                <text:p>0.0899874399373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9074249581976">
                <text:p>0.019074249581976</text:p>
              </table:table-cell>
              <table:table-cell office:value-type="float" office:value="0.045797308078928">
                <text:p>0.045797308078928</text:p>
              </table:table-cell>
              <table:table-cell office:value-type="float" office:value="0.019855953529204">
                <text:p>0.019855953529204</text:p>
              </table:table-cell>
              <table:table-cell office:value-type="float" office:value="0.092873644248033">
                <text:p>0.092873644248033</text:p>
              </table:table-cell>
              <table:table-cell office:value-type="float" office:value="0.162688778927662">
                <text:p>0.162688778927662</text:p>
              </table:table-cell>
              <table:table-cell office:value-type="float" office:value="0.099476694784384">
                <text:p>0.0994766947843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2081050122676">
                <text:p>0.022081050122676</text:p>
              </table:table-cell>
              <table:table-cell office:value-type="float" office:value="0.044811459785822">
                <text:p>0.044811459785822</text:p>
              </table:table-cell>
              <table:table-cell office:value-type="float" office:value="0.015897767558998">
                <text:p>0.015897767558998</text:p>
              </table:table-cell>
              <table:table-cell office:value-type="float" office:value="0.104172593851884">
                <text:p>0.104172593851884</text:p>
              </table:table-cell>
              <table:table-cell office:value-type="float" office:value="0.173659456279002">
                <text:p>0.173659456279002</text:p>
              </table:table-cell>
              <table:table-cell office:value-type="float" office:value="0.091554521553371">
                <text:p>0.09155452155337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1911748031797">
                <text:p>0.021911748031797</text:p>
              </table:table-cell>
              <table:table-cell office:value-type="float" office:value="0.050374877580041">
                <text:p>0.050374877580041</text:p>
              </table:table-cell>
              <table:table-cell office:value-type="float" office:value="0.018277711887706">
                <text:p>0.018277711887706</text:p>
              </table:table-cell>
              <table:table-cell office:value-type="float" office:value="0.097157782683695">
                <text:p>0.097157782683695</text:p>
              </table:table-cell>
              <table:table-cell office:value-type="float" office:value="0.170465495665783">
                <text:p>0.170465495665783</text:p>
              </table:table-cell>
              <table:table-cell office:value-type="float" office:value="0.091898371847223">
                <text:p>0.0918983718472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23711856097149">
                <text:p>0.023711856097149</text:p>
              </table:table-cell>
              <table:table-cell office:value-type="float" office:value="0.051108198180638">
                <text:p>0.051108198180638</text:p>
              </table:table-cell>
              <table:table-cell office:value-type="float" office:value="0.017080834135644">
                <text:p>0.017080834135644</text:p>
              </table:table-cell>
              <table:table-cell office:value-type="float" office:value="0.08944197235538">
                <text:p>0.08944197235538</text:p>
              </table:table-cell>
              <table:table-cell office:value-type="float" office:value="0.172686105844926">
                <text:p>0.172686105844926</text:p>
              </table:table-cell>
              <table:table-cell office:value-type="float" office:value="0.086215893670815">
                <text:p>0.0862158936708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6595861487378">
                <text:p>0.026595861487378</text:p>
              </table:table-cell>
              <table:table-cell office:value-type="float" office:value="0.049466871842235">
                <text:p>0.049466871842235</text:p>
              </table:table-cell>
              <table:table-cell office:value-type="float" office:value="0.019165443875521">
                <text:p>0.019165443875521</text:p>
              </table:table-cell>
              <table:table-cell office:value-type="float" office:value="0.107991041626249">
                <text:p>0.107991041626249</text:p>
              </table:table-cell>
              <table:table-cell office:value-type="float" office:value="0.172725388446903">
                <text:p>0.172725388446903</text:p>
              </table:table-cell>
              <table:table-cell office:value-type="float" office:value="0.084875577847366">
                <text:p>0.0848755778473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5074837037171">
                <text:p>0.025074837037171</text:p>
              </table:table-cell>
              <table:table-cell office:value-type="float" office:value="0.047992824507733">
                <text:p>0.047992824507733</text:p>
              </table:table-cell>
              <table:table-cell office:value-type="float" office:value="0.017687126248872">
                <text:p>0.017687126248872</text:p>
              </table:table-cell>
              <table:table-cell office:value-type="float" office:value="0.096592777465639">
                <text:p>0.096592777465639</text:p>
              </table:table-cell>
              <table:table-cell office:value-type="float" office:value="0.169203631176592">
                <text:p>0.169203631176592</text:p>
              </table:table-cell>
              <table:table-cell office:value-type="float" office:value="0.0826855959842">
                <text:p>0.08268559598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6085087824378">
                <text:p>0.026085087824378</text:p>
              </table:table-cell>
              <table:table-cell office:value-type="float" office:value="0.045984171463287">
                <text:p>0.045984171463287</text:p>
              </table:table-cell>
              <table:table-cell office:value-type="float" office:value="0.017205390197861">
                <text:p>0.017205390197861</text:p>
              </table:table-cell>
              <table:table-cell office:value-type="float" office:value="0.091019946184983">
                <text:p>0.091019946184983</text:p>
              </table:table-cell>
              <table:table-cell office:value-type="float" office:value="0.172818759291698">
                <text:p>0.172818759291698</text:p>
              </table:table-cell>
              <table:table-cell office:value-type="float" office:value="0.084701223045559">
                <text:p>0.08470122304555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24049246070141">
                <text:p>0.024049246070141</text:p>
              </table:table-cell>
              <table:table-cell office:value-type="float" office:value="0.049222832133226">
                <text:p>0.049222832133226</text:p>
              </table:table-cell>
              <table:table-cell office:value-type="float" office:value="0.018837261842138">
                <text:p>0.018837261842138</text:p>
              </table:table-cell>
              <table:table-cell office:value-type="float" office:value="0.097630045436342">
                <text:p>0.097630045436342</text:p>
              </table:table-cell>
              <table:table-cell office:value-type="float" office:value="0.174230477147166">
                <text:p>0.174230477147166</text:p>
              </table:table-cell>
              <table:table-cell office:value-type="float" office:value="0.089553675373311">
                <text:p>0.0895536753733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682744075706">
                <text:p>0.02682744075706</text:p>
              </table:table-cell>
              <table:table-cell office:value-type="float" office:value="0.045607388725627">
                <text:p>0.045607388725627</text:p>
              </table:table-cell>
              <table:table-cell office:value-type="float" office:value="0.020429874074027">
                <text:p>0.020429874074027</text:p>
              </table:table-cell>
              <table:table-cell office:value-type="float" office:value="0.095817338583421">
                <text:p>0.095817338583421</text:p>
              </table:table-cell>
              <table:table-cell office:value-type="float" office:value="0.170182255959024">
                <text:p>0.170182255959024</text:p>
              </table:table-cell>
              <table:table-cell office:value-type="float" office:value="0.079504779610234">
                <text:p>0.0795047796102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2593524627108">
                <text:p>0.02593524627108</text:p>
              </table:table-cell>
              <table:table-cell office:value-type="float" office:value="0.047566341339875">
                <text:p>0.047566341339875</text:p>
              </table:table-cell>
              <table:table-cell office:value-type="float" office:value="0.017494732987496">
                <text:p>0.017494732987496</text:p>
              </table:table-cell>
              <table:table-cell office:value-type="float" office:value="0.10055126684602">
                <text:p>0.10055126684602</text:p>
              </table:table-cell>
              <table:table-cell office:value-type="float" office:value="0.162704864629193">
                <text:p>0.162704864629193</text:p>
              </table:table-cell>
              <table:table-cell office:value-type="float" office:value="0.083163029800022">
                <text:p>0.08316302980002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29584679288738">
                <text:p>0.029584679288738</text:p>
              </table:table-cell>
              <table:table-cell office:value-type="float" office:value="0.049262842500434">
                <text:p>0.049262842500434</text:p>
              </table:table-cell>
              <table:table-cell office:value-type="float" office:value="0.022048125460583">
                <text:p>0.022048125460583</text:p>
              </table:table-cell>
              <table:table-cell office:value-type="float" office:value="0.097991172284448">
                <text:p>0.097991172284448</text:p>
              </table:table-cell>
              <table:table-cell office:value-type="float" office:value="0.172538715254168">
                <text:p>0.172538715254168</text:p>
              </table:table-cell>
              <table:table-cell office:value-type="float" office:value="0.080134661166179">
                <text:p>0.08013466116617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7142901414106">
                <text:p>0.027142901414106</text:p>
              </table:table-cell>
              <table:table-cell office:value-type="float" office:value="0.046466236655752">
                <text:p>0.046466236655752</text:p>
              </table:table-cell>
              <table:table-cell office:value-type="float" office:value="0.020780080705736">
                <text:p>0.020780080705736</text:p>
              </table:table-cell>
              <table:table-cell office:value-type="float" office:value="0.096436691574962">
                <text:p>0.096436691574962</text:p>
              </table:table-cell>
              <table:table-cell office:value-type="float" office:value="0.171034432369488">
                <text:p>0.171034432369488</text:p>
              </table:table-cell>
              <table:table-cell office:value-type="float" office:value="0.08084295075512">
                <text:p>0.080842950755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29181072749204">
                <text:p>0.029181072749204</text:p>
              </table:table-cell>
              <table:table-cell office:value-type="float" office:value="0.047466242867898">
                <text:p>0.047466242867898</text:p>
              </table:table-cell>
              <table:table-cell office:value-type="float" office:value="0.021069363138434">
                <text:p>0.021069363138434</text:p>
              </table:table-cell>
              <table:table-cell office:value-type="float" office:value="0.098466506369698">
                <text:p>0.098466506369698</text:p>
              </table:table-cell>
              <table:table-cell office:value-type="float" office:value="0.168469188021789">
                <text:p>0.168469188021789</text:p>
              </table:table-cell>
              <table:table-cell office:value-type="float" office:value="0.080354457681046">
                <text:p>0.0803544576810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9035855564941">
                <text:p>0.029035855564941</text:p>
              </table:table-cell>
              <table:table-cell office:value-type="float" office:value="0.049052112039255">
                <text:p>0.049052112039255</text:p>
              </table:table-cell>
              <table:table-cell office:value-type="float" office:value="0.024499627238026">
                <text:p>0.024499627238026</text:p>
              </table:table-cell>
              <table:table-cell office:value-type="float" office:value="0.098469620456501">
                <text:p>0.098469620456501</text:p>
              </table:table-cell>
              <table:table-cell office:value-type="float" office:value="0.168127550189998">
                <text:p>0.168127550189998</text:p>
              </table:table-cell>
              <table:table-cell office:value-type="float" office:value="0.076434255235556">
                <text:p>0.0764342552355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8185080618935">
                <text:p>0.028185080618935</text:p>
              </table:table-cell>
              <table:table-cell office:value-type="float" office:value="0.046213475157049">
                <text:p>0.046213475157049</text:p>
              </table:table-cell>
              <table:table-cell office:value-type="float" office:value="0.021147568935534">
                <text:p>0.021147568935534</text:p>
              </table:table-cell>
              <table:table-cell office:value-type="float" office:value="0.101545055988864">
                <text:p>0.101545055988864</text:p>
              </table:table-cell>
              <table:table-cell office:value-type="float" office:value="0.1693904016486">
                <text:p>0.1693904016486</text:p>
              </table:table-cell>
              <table:table-cell office:value-type="float" office:value="0.076404723425093">
                <text:p>0.07640472342509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3078959256155">
                <text:p>0.03078959256155</text:p>
              </table:table-cell>
              <table:table-cell office:value-type="float" office:value="0.047049665183085">
                <text:p>0.047049665183085</text:p>
              </table:table-cell>
              <table:table-cell office:value-type="float" office:value="0.021737357396781">
                <text:p>0.021737357396781</text:p>
              </table:table-cell>
              <table:table-cell office:value-type="float" office:value="0.104100952110799">
                <text:p>0.104100952110799</text:p>
              </table:table-cell>
              <table:table-cell office:value-type="float" office:value="0.17338599323768">
                <text:p>0.17338599323768</text:p>
              </table:table-cell>
              <table:table-cell office:value-type="float" office:value="0.07648024355623">
                <text:p>0.0764802435562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2984838358217">
                <text:p>0.02984838358217</text:p>
              </table:table-cell>
              <table:table-cell office:value-type="float" office:value="0.048258973390017">
                <text:p>0.048258973390017</text:p>
              </table:table-cell>
              <table:table-cell office:value-type="float" office:value="0.023774579560758">
                <text:p>0.023774579560758</text:p>
              </table:table-cell>
              <table:table-cell office:value-type="float" office:value="0.09517854901034">
                <text:p>0.09517854901034</text:p>
              </table:table-cell>
              <table:table-cell office:value-type="float" office:value="0.157316772437635">
                <text:p>0.157316772437635</text:p>
              </table:table-cell>
              <table:table-cell office:value-type="float" office:value="0.075828558407475">
                <text:p>0.0758285584074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8787600312265">
                <text:p>0.028787600312265</text:p>
              </table:table-cell>
              <table:table-cell office:value-type="float" office:value="0.048128897992608">
                <text:p>0.048128897992608</text:p>
              </table:table-cell>
              <table:table-cell office:value-type="float" office:value="0.024507543425009">
                <text:p>0.024507543425009</text:p>
              </table:table-cell>
              <table:table-cell office:value-type="float" office:value="0.093612773473003">
                <text:p>0.093612773473003</text:p>
              </table:table-cell>
              <table:table-cell office:value-type="float" office:value="0.16485439776985">
                <text:p>0.16485439776985</text:p>
              </table:table-cell>
              <table:table-cell office:value-type="float" office:value="0.073543700901505">
                <text:p>0.0735437009015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1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605cm" svg:height="13.278cm" xlink:href=".." xlink:type="simple" chart:class="chart:bar" chart:column-mapping="0 1 2 3" chart:style-name="ch1">
        <chart:title svg:x="7.737cm" svg:y="0.401cm" chart:style-name="ch2">
          <text:p>Coherence score Vs Number of clusters</text:p>
        </chart:title>
        <chart:subtitle svg:x="7.697cm" svg:y="1.445cm" chart:style-name="ch3">
          <text:p>MUSE Embedding, Used word vector similairty</text:p>
        </chart:subtitle>
        <chart:legend chart:legend-position="end" svg:x="16.13cm" svg:y="4.799cm" style:legend-expansion="high" chart:style-name="ch4"/>
        <chart:plot-area chart:style-name="ch5" table:cell-range-address="bilingual.A1:bilingual.E23" chart:data-source-has-labels="both" svg:x="1.483cm" svg:y="2.393cm" svg:width="14.175cm" svg:height="9.639cm">
          <chartooo:coordinate-region svg:x="2.395cm" svg:y="2.592cm" svg:width="13.263cm" svg:height="8.793cm"/>
          <chart:axis chart:dimension="x" chart:name="primary-x" chart:style-name="ch6" chartooo:axis-type="auto">
            <chartooo:date-scale/>
            <chart:title svg:x="7.163cm" svg:y="12.297cm" chart:style-name="ch7">
              <text:p>Number of clusters</text:p>
            </chart:title>
            <chart:categories table:cell-range-address="bilingual.A2:bilingual.A23"/>
          </chart:axis>
          <chart:axis chart:dimension="y" chart:name="primary-y" chart:style-name="ch8">
            <chart:title svg:x="0.451cm" svg:y="8.513cm" chart:style-name="ch9">
              <text:p>Coherence score</text:p>
            </chart:title>
            <chart:grid chart:style-name="ch10" chart:class="major"/>
          </chart:axis>
          <chart:series chart:style-name="ch11" chart:values-cell-range-address="bilingual.B2:bilingual.B23" chart:label-cell-address="bilingual.B1:bilingual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bilingual.C2:bilingual.C23" chart:label-cell-address="bilingual.C1:bilingual.C1" chart:class="chart:bar">
            <chart:data-point chart:repeated="22"/>
          </chart:series>
          <chart:series chart:style-name="ch14" chart:values-cell-range-address="bilingual.D2:bilingual.D23" chart:label-cell-address="bilingual.D1:bilingual.D1" chart:class="chart:bar">
            <chart:data-point chart:repeated="22"/>
          </chart:series>
          <chart:series chart:style-name="ch15" chart:values-cell-range-address="bilingual.E2:bilingual.E23" chart:label-cell-address="bilingual.E1:bilingual.E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coherence score for w2v based MUSE when source EN and target DE</text:p>
                <draw:g>
                  <svg:desc>bilingual.B1:bilingual.B1</svg:desc>
                </draw:g>
              </table:table-cell>
              <table:table-cell office:value-type="string">
                <text:p>Average coherence score for w2v based MUSE when source DE and target EN</text:p>
                <draw:g>
                  <svg:desc>bilingual.C1:bilingual.C1</svg:desc>
                </draw:g>
              </table:table-cell>
              <table:table-cell office:value-type="string">
                <text:p>Average coherence score for fasttext based MUSE when source EN and target DE</text:p>
                <draw:g>
                  <svg:desc>bilingual.D1:bilingual.D1</svg:desc>
                </draw:g>
              </table:table-cell>
              <table:table-cell office:value-type="string">
                <text:p>Average coherence score for fasttext based MUSE when source DE and target EN</text:p>
                <draw:g>
                  <svg:desc>bilingual.E1:bilingual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bilingual.A2:bilingual.A23</svg:desc>
                </draw:g>
              </table:table-cell>
              <table:table-cell office:value-type="float" office:value="0.105921777219188">
                <text:p>0.105921777219188</text:p>
                <draw:g>
                  <svg:desc>bilingual.B2:bilingual.B23</svg:desc>
                </draw:g>
              </table:table-cell>
              <table:table-cell office:value-type="float" office:value="0.112473145420975">
                <text:p>0.112473145420975</text:p>
                <draw:g>
                  <svg:desc>bilingual.C2:bilingual.C23</svg:desc>
                </draw:g>
              </table:table-cell>
              <table:table-cell office:value-type="float" office:value="0.135676237501139">
                <text:p>0.135676237501139</text:p>
                <draw:g>
                  <svg:desc>bilingual.D2:bilingual.D23</svg:desc>
                </draw:g>
              </table:table-cell>
              <table:table-cell office:value-type="float" office:value="0.13285048504265">
                <text:p>0.13285048504265</text:p>
                <draw:g>
                  <svg:desc>bilingual.E2:bilingual.E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1022177715691">
                <text:p>0.121022177715691</text:p>
              </table:table-cell>
              <table:table-cell office:value-type="float" office:value="0.0999853990515884">
                <text:p>0.0999853990515884</text:p>
              </table:table-cell>
              <table:table-cell office:value-type="float" office:value="0.132634538922991">
                <text:p>0.132634538922991</text:p>
              </table:table-cell>
              <table:table-cell office:value-type="float" office:value="0.132284502301897">
                <text:p>0.1322845023018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7765064196251">
                <text:p>0.117765064196251</text:p>
              </table:table-cell>
              <table:table-cell office:value-type="float" office:value="0.107212215778238">
                <text:p>0.107212215778238</text:p>
              </table:table-cell>
              <table:table-cell office:value-type="float" office:value="0.137863681646161">
                <text:p>0.137863681646161</text:p>
              </table:table-cell>
              <table:table-cell office:value-type="float" office:value="0.129691548250159">
                <text:p>0.1296915482501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8913959736727">
                <text:p>0.128913959736727</text:p>
              </table:table-cell>
              <table:table-cell office:value-type="float" office:value="0.118303231686962">
                <text:p>0.118303231686962</text:p>
              </table:table-cell>
              <table:table-cell office:value-type="float" office:value="0.138600241524833">
                <text:p>0.138600241524833</text:p>
              </table:table-cell>
              <table:table-cell office:value-type="float" office:value="0.129961004763233">
                <text:p>0.1299610047632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09746385990544">
                <text:p>0.109746385990544</text:p>
              </table:table-cell>
              <table:table-cell office:value-type="float" office:value="0.119118778821625">
                <text:p>0.119118778821625</text:p>
              </table:table-cell>
              <table:table-cell office:value-type="float" office:value="0.136975930781342">
                <text:p>0.136975930781342</text:p>
              </table:table-cell>
              <table:table-cell office:value-type="float" office:value="0.114360825854531">
                <text:p>0.1143608258545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23970543219119">
                <text:p>0.123970543219119</text:p>
              </table:table-cell>
              <table:table-cell office:value-type="float" office:value="0.117225216067567">
                <text:p>0.117225216067567</text:p>
              </table:table-cell>
              <table:table-cell office:value-type="float" office:value="0.126504156540851">
                <text:p>0.126504156540851</text:p>
              </table:table-cell>
              <table:table-cell office:value-type="float" office:value="0.128674279427042">
                <text:p>0.1286742794270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09709727351827">
                <text:p>0.109709727351827</text:p>
              </table:table-cell>
              <table:table-cell office:value-type="float" office:value="0.128325937764857">
                <text:p>0.128325937764857</text:p>
              </table:table-cell>
              <table:table-cell office:value-type="float" office:value="0.131805808685008">
                <text:p>0.131805808685008</text:p>
              </table:table-cell>
              <table:table-cell office:value-type="float" office:value="0.1286811538516">
                <text:p>0.12868115385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25362379537664">
                <text:p>0.125362379537664</text:p>
              </table:table-cell>
              <table:table-cell office:value-type="float" office:value="0.117453124094098">
                <text:p>0.117453124094098</text:p>
              </table:table-cell>
              <table:table-cell office:value-type="float" office:value="0.146838510828248">
                <text:p>0.146838510828248</text:p>
              </table:table-cell>
              <table:table-cell office:value-type="float" office:value="0.133436497845765">
                <text:p>0.1334364978457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7593210959921">
                <text:p>0.127593210959921</text:p>
              </table:table-cell>
              <table:table-cell office:value-type="float" office:value="0.127143587903912">
                <text:p>0.127143587903912</text:p>
              </table:table-cell>
              <table:table-cell office:value-type="float" office:value="0.138316705145803">
                <text:p>0.138316705145803</text:p>
              </table:table-cell>
              <table:table-cell office:value-type="float" office:value="0.133632044110979">
                <text:p>0.1336320441109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15986206802057">
                <text:p>0.115986206802057</text:p>
              </table:table-cell>
              <table:table-cell office:value-type="float" office:value="0.122921365667849">
                <text:p>0.122921365667849</text:p>
              </table:table-cell>
              <table:table-cell office:value-type="float" office:value="0.128905068658323">
                <text:p>0.128905068658323</text:p>
              </table:table-cell>
              <table:table-cell office:value-type="float" office:value="0.140432274643256">
                <text:p>0.1404322746432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22371622869642">
                <text:p>0.122371622869642</text:p>
              </table:table-cell>
              <table:table-cell office:value-type="float" office:value="0.122092514149302">
                <text:p>0.122092514149302</text:p>
              </table:table-cell>
              <table:table-cell office:value-type="float" office:value="0.126927232214035">
                <text:p>0.126927232214035</text:p>
              </table:table-cell>
              <table:table-cell office:value-type="float" office:value="0.133903029639241">
                <text:p>0.13390302963924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22596535840394">
                <text:p>0.122596535840394</text:p>
              </table:table-cell>
              <table:table-cell office:value-type="float" office:value="0.125871237339393">
                <text:p>0.125871237339393</text:p>
              </table:table-cell>
              <table:table-cell office:value-type="float" office:value="0.121097805659424">
                <text:p>0.121097805659424</text:p>
              </table:table-cell>
              <table:table-cell office:value-type="float" office:value="0.145467517592385">
                <text:p>0.1454675175923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3894765218099">
                <text:p>0.133894765218099</text:p>
              </table:table-cell>
              <table:table-cell office:value-type="float" office:value="0.129786518330477">
                <text:p>0.129786518330477</text:p>
              </table:table-cell>
              <table:table-cell office:value-type="float" office:value="0.135665716884899">
                <text:p>0.135665716884899</text:p>
              </table:table-cell>
              <table:table-cell office:value-type="float" office:value="0.130033951428472">
                <text:p>0.1300339514284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23125656961688">
                <text:p>0.123125656961688</text:p>
              </table:table-cell>
              <table:table-cell office:value-type="float" office:value="0.124141662477113">
                <text:p>0.124141662477113</text:p>
              </table:table-cell>
              <table:table-cell office:value-type="float" office:value="0.135422610194374">
                <text:p>0.135422610194374</text:p>
              </table:table-cell>
              <table:table-cell office:value-type="float" office:value="0.137714841540037">
                <text:p>0.13771484154003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22113835219146">
                <text:p>0.122113835219146</text:p>
              </table:table-cell>
              <table:table-cell office:value-type="float" office:value="0.120936392592926">
                <text:p>0.120936392592926</text:p>
              </table:table-cell>
              <table:table-cell office:value-type="float" office:value="0.144111437849065">
                <text:p>0.144111437849065</text:p>
              </table:table-cell>
              <table:table-cell office:value-type="float" office:value="0.136665041077466">
                <text:p>0.1366650410774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34289385292342">
                <text:p>0.134289385292342</text:p>
              </table:table-cell>
              <table:table-cell office:value-type="float" office:value="0.124718707293185">
                <text:p>0.124718707293185</text:p>
              </table:table-cell>
              <table:table-cell office:value-type="float" office:value="0.142286534078615">
                <text:p>0.142286534078615</text:p>
              </table:table-cell>
              <table:table-cell office:value-type="float" office:value="0.123966256455847">
                <text:p>0.12396625645584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28047623126729">
                <text:p>0.128047623126729</text:p>
              </table:table-cell>
              <table:table-cell office:value-type="float" office:value="0.126840120411287">
                <text:p>0.126840120411287</text:p>
              </table:table-cell>
              <table:table-cell office:value-type="float" office:value="0.128317006569308">
                <text:p>0.128317006569308</text:p>
              </table:table-cell>
              <table:table-cell office:value-type="float" office:value="0.143495435004595">
                <text:p>0.1434954350045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27604824144013">
                <text:p>0.127604824144013</text:p>
              </table:table-cell>
              <table:table-cell office:value-type="float" office:value="0.135509596377003">
                <text:p>0.135509596377003</text:p>
              </table:table-cell>
              <table:table-cell office:value-type="float" office:value="0.134873639165139">
                <text:p>0.134873639165139</text:p>
              </table:table-cell>
              <table:table-cell office:value-type="float" office:value="0.138357429737947">
                <text:p>0.13835742973794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31226873845923">
                <text:p>0.131226873845923</text:p>
              </table:table-cell>
              <table:table-cell office:value-type="float" office:value="0.127370909485819">
                <text:p>0.127370909485819</text:p>
              </table:table-cell>
              <table:table-cell office:value-type="float" office:value="0.1383719847561">
                <text:p>0.1383719847561</text:p>
              </table:table-cell>
              <table:table-cell office:value-type="float" office:value="0.130626860457005">
                <text:p>0.1306268604570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33039978013804">
                <text:p>0.133039978013804</text:p>
              </table:table-cell>
              <table:table-cell office:value-type="float" office:value="0.133628688158985">
                <text:p>0.133628688158985</text:p>
              </table:table-cell>
              <table:table-cell office:value-type="float" office:value="0.132805065503666">
                <text:p>0.132805065503666</text:p>
              </table:table-cell>
              <table:table-cell office:value-type="float" office:value="0.132342902236844">
                <text:p>0.13234290223684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27900263902695">
                <text:p>0.127900263902695</text:p>
              </table:table-cell>
              <table:table-cell office:value-type="float" office:value="0.132449527726179">
                <text:p>0.132449527726179</text:p>
              </table:table-cell>
              <table:table-cell office:value-type="float" office:value="0.134876395610411">
                <text:p>0.134876395610411</text:p>
              </table:table-cell>
              <table:table-cell office:value-type="float" office:value="0.127114439443567">
                <text:p>0.1271144394435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6976248604911">
                <text:p>0.136976248604911</text:p>
              </table:table-cell>
              <table:table-cell office:value-type="float" office:value="0.130488137443698">
                <text:p>0.130488137443698</text:p>
              </table:table-cell>
              <table:table-cell office:value-type="float" office:value="0.123368351652184">
                <text:p>0.123368351652184</text:p>
              </table:table-cell>
              <table:table-cell office:value-type="float" office:value="0.137348070043447">
                <text:p>0.13734807004344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525cm" svg:height="10.813cm" xlink:href=".." xlink:type="simple" chart:class="chart:bar" chart:column-mapping="0 1 2 3" chart:style-name="ch1">
        <chart:title svg:x="7.197cm" svg:y="0.352cm" chart:style-name="ch2">
          <text:p>Coherence score Vs Number of clusters</text:p>
        </chart:title>
        <chart:subtitle svg:x="8.546cm" svg:y="1.347cm" chart:style-name="ch3">
          <text:p>W2V Embedding ref, Epoch 15</text:p>
        </chart:subtitle>
        <chart:legend chart:legend-position="end" svg:x="15.341cm" svg:y="4.161cm" style:legend-expansion="high" chart:style-name="ch4"/>
        <chart:plot-area chart:style-name="ch5" table:cell-range-address="w2v.A2:w2v.A23 w2v.D1:w2v.G23" chart:data-source-has-labels="both" svg:x="1.461cm" svg:y="2.246cm" svg:width="13.43cm" svg:height="7.37cm">
          <chartooo:coordinate-region svg:x="2.373cm" svg:y="2.445cm" svg:width="12.518cm" svg:height="6.524cm"/>
          <chart:axis chart:dimension="x" chart:name="primary-x" chart:style-name="ch6" chartooo:axis-type="auto">
            <chartooo:date-scale/>
            <chart:title svg:x="6.769cm" svg:y="9.832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232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D2:w2v.D23" chart:label-cell-address="w2v.D1:w2v.D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w2v.E2:w2v.E23" chart:label-cell-address="w2v.E1:w2v.E1" chart:class="chart:bar">
            <chart:data-point chart:repeated="22"/>
          </chart:series>
          <chart:series chart:style-name="ch14" chart:values-cell-range-address="w2v.F2:w2v.F23" chart:label-cell-address="w2v.F1:w2v.F1" chart:class="chart:bar">
            <chart:data-point chart:repeated="22"/>
          </chart:series>
          <chart:series chart:style-name="ch15" chart:values-cell-range-address="w2v.G2:w2v.G23" chart:label-cell-address="w2v.G1:w2v.G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for w2v fine tune ortho_pro_crustes</text:p>
                <draw:g>
                  <svg:desc>w2v.D1:w2v.D1</svg:desc>
                </draw:g>
              </table:table-cell>
              <table:table-cell office:value-type="string">
                <text:p>w2v_fine_tune_ortho_pro_crustes_median</text:p>
                <draw:g>
                  <svg:desc>w2v.E1:w2v.E1</svg:desc>
                </draw:g>
              </table:table-cell>
              <table:table-cell office:value-type="string">
                <text:p>Average score for w2v fine tune cca</text:p>
                <draw:g>
                  <svg:desc>w2v.F1:w2v.F1</svg:desc>
                </draw:g>
              </table:table-cell>
              <table:table-cell office:value-type="string">
                <text:p>w2v_fine_tune_cca_median</text:p>
                <draw:g>
                  <svg:desc>w2v.G1:w2v.G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185478640186543">
                <text:p>0.185478640186543</text:p>
                <draw:g>
                  <svg:desc>w2v.D2:w2v.D23</svg:desc>
                </draw:g>
              </table:table-cell>
              <table:table-cell office:value-type="float" office:value="0.162340411750638">
                <text:p>0.162340411750638</text:p>
                <draw:g>
                  <svg:desc>w2v.E2:w2v.E23</svg:desc>
                </draw:g>
              </table:table-cell>
              <table:table-cell office:value-type="float" office:value="0.0984224796573206">
                <text:p>0.0984224796573206</text:p>
                <draw:g>
                  <svg:desc>w2v.F2:w2v.F23</svg:desc>
                </draw:g>
              </table:table-cell>
              <table:table-cell office:value-type="float" office:value="0.10641854422433">
                <text:p>0.10641854422433</text:p>
                <draw:g>
                  <svg:desc>w2v.G2:w2v.G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672521630112">
                <text:p>0.15672521630112</text:p>
              </table:table-cell>
              <table:table-cell office:value-type="float" office:value="0.148102890326052">
                <text:p>0.148102890326052</text:p>
              </table:table-cell>
              <table:table-cell office:value-type="float" office:value="0.0974177099733937">
                <text:p>0.0974177099733937</text:p>
              </table:table-cell>
              <table:table-cell office:value-type="float" office:value="0.0936454928651148">
                <text:p>0.09364549286511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3798273826132">
                <text:p>0.163798273826132</text:p>
              </table:table-cell>
              <table:table-cell office:value-type="float" office:value="0.184926359215561">
                <text:p>0.184926359215561</text:p>
              </table:table-cell>
              <table:table-cell office:value-type="float" office:value="0.101763191482648">
                <text:p>0.101763191482648</text:p>
              </table:table-cell>
              <table:table-cell office:value-type="float" office:value="0.0949288255341199">
                <text:p>0.09492882553411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4294598014987">
                <text:p>0.164294598014987</text:p>
              </table:table-cell>
              <table:table-cell office:value-type="float" office:value="0.173346862792969">
                <text:p>0.173346862792969</text:p>
              </table:table-cell>
              <table:table-cell office:value-type="float" office:value="0.109396831901706">
                <text:p>0.109396831901706</text:p>
              </table:table-cell>
              <table:table-cell office:value-type="float" office:value="0.10306847397162">
                <text:p>0.103068473971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57542597652417">
                <text:p>0.157542597652417</text:p>
              </table:table-cell>
              <table:table-cell office:value-type="float" office:value="0.159990284199617">
                <text:p>0.159990284199617</text:p>
              </table:table-cell>
              <table:table-cell office:value-type="float" office:value="0.117131355321576">
                <text:p>0.117131355321576</text:p>
              </table:table-cell>
              <table:table-cell office:value-type="float" office:value="0.0998830865353954">
                <text:p>0.09988308653539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040124776412">
                <text:p>0.15040124776412</text:p>
              </table:table-cell>
              <table:table-cell office:value-type="float" office:value="0.156202878368144">
                <text:p>0.156202878368144</text:p>
              </table:table-cell>
              <table:table-cell office:value-type="float" office:value="0.129620496010294">
                <text:p>0.129620496010294</text:p>
              </table:table-cell>
              <table:table-cell office:value-type="float" office:value="0.124240068708147">
                <text:p>0.1242400687081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1293659804331">
                <text:p>0.151293659804331</text:p>
              </table:table-cell>
              <table:table-cell office:value-type="float" office:value="0.124964998206314">
                <text:p>0.124964998206314</text:p>
              </table:table-cell>
              <table:table-cell office:value-type="float" office:value="0.129607836664939">
                <text:p>0.129607836664939</text:p>
              </table:table-cell>
              <table:table-cell office:value-type="float" office:value="0.118997304488202">
                <text:p>0.1189973044882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47641319600461">
                <text:p>0.147641319600461</text:p>
              </table:table-cell>
              <table:table-cell office:value-type="float" office:value="0.13401433205118">
                <text:p>0.13401433205118</text:p>
              </table:table-cell>
              <table:table-cell office:value-type="float" office:value="0.133748130727566">
                <text:p>0.133748130727566</text:p>
              </table:table-cell>
              <table:table-cell office:value-type="float" office:value="0.128095192422672">
                <text:p>0.1280951924226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57449458375269">
                <text:p>0.157449458375269</text:p>
              </table:table-cell>
              <table:table-cell office:value-type="float" office:value="0.146557031748246">
                <text:p>0.146557031748246</text:p>
              </table:table-cell>
              <table:table-cell office:value-type="float" office:value="0.117418963633427">
                <text:p>0.117418963633427</text:p>
              </table:table-cell>
              <table:table-cell office:value-type="float" office:value="0.108906605000399">
                <text:p>0.1089066050003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50690092374841">
                <text:p>0.150690092374841</text:p>
              </table:table-cell>
              <table:table-cell office:value-type="float" office:value="0.131021379743304">
                <text:p>0.131021379743304</text:p>
              </table:table-cell>
              <table:table-cell office:value-type="float" office:value="0.121142338219467">
                <text:p>0.121142338219467</text:p>
              </table:table-cell>
              <table:table-cell office:value-type="float" office:value="0.110304453324298">
                <text:p>0.1103044533242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49231609867196">
                <text:p>0.149231609867196</text:p>
              </table:table-cell>
              <table:table-cell office:value-type="float" office:value="0.144174574248645">
                <text:p>0.144174574248645</text:p>
              </table:table-cell>
              <table:table-cell office:value-type="float" office:value="0.128914367631295">
                <text:p>0.128914367631295</text:p>
              </table:table-cell>
              <table:table-cell office:value-type="float" office:value="0.118220987125319">
                <text:p>0.1182209871253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61073162983539">
                <text:p>0.161073162983539</text:p>
              </table:table-cell>
              <table:table-cell office:value-type="float" office:value="0.153931934590242">
                <text:p>0.153931934590242</text:p>
              </table:table-cell>
              <table:table-cell office:value-type="float" office:value="0.12573092713648">
                <text:p>0.12573092713648</text:p>
              </table:table-cell>
              <table:table-cell office:value-type="float" office:value="0.119693827726403">
                <text:p>0.1196938277264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0502687622901">
                <text:p>0.150502687622901</text:p>
              </table:table-cell>
              <table:table-cell office:value-type="float" office:value="0.144151916503906">
                <text:p>0.144151916503906</text:p>
              </table:table-cell>
              <table:table-cell office:value-type="float" office:value="0.132264178840482">
                <text:p>0.132264178840482</text:p>
              </table:table-cell>
              <table:table-cell office:value-type="float" office:value="0.131555736308195">
                <text:p>0.1315557363081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51401950215885">
                <text:p>0.151401950215885</text:p>
              </table:table-cell>
              <table:table-cell office:value-type="float" office:value="0.143325618821747">
                <text:p>0.143325618821747</text:p>
              </table:table-cell>
              <table:table-cell office:value-type="float" office:value="0.12793706094065">
                <text:p>0.12793706094065</text:p>
              </table:table-cell>
              <table:table-cell office:value-type="float" office:value="0.118109703842474">
                <text:p>0.1181097038424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58497157468945">
                <text:p>0.158497157468945</text:p>
              </table:table-cell>
              <table:table-cell office:value-type="float" office:value="0.15993210150271">
                <text:p>0.15993210150271</text:p>
              </table:table-cell>
              <table:table-cell office:value-type="float" office:value="0.137516380758847">
                <text:p>0.137516380758847</text:p>
              </table:table-cell>
              <table:table-cell office:value-type="float" office:value="0.135830458037707">
                <text:p>0.1358304580377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60087479571907">
                <text:p>0.160087479571907</text:p>
              </table:table-cell>
              <table:table-cell office:value-type="float" office:value="0.147134000817124">
                <text:p>0.147134000817124</text:p>
              </table:table-cell>
              <table:table-cell office:value-type="float" office:value="0.12573171703461">
                <text:p>0.12573171703461</text:p>
              </table:table-cell>
              <table:table-cell office:value-type="float" office:value="0.120380186742666">
                <text:p>0.12038018674266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61701689781698">
                <text:p>0.161701689781698</text:p>
              </table:table-cell>
              <table:table-cell office:value-type="float" office:value="0.139312171157526">
                <text:p>0.139312171157526</text:p>
              </table:table-cell>
              <table:table-cell office:value-type="float" office:value="0.136830731837446">
                <text:p>0.136830731837446</text:p>
              </table:table-cell>
              <table:table-cell office:value-type="float" office:value="0.132789132254464">
                <text:p>0.1327891322544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54567915001694">
                <text:p>0.154567915001694</text:p>
              </table:table-cell>
              <table:table-cell office:value-type="float" office:value="0.140351437938457">
                <text:p>0.140351437938457</text:p>
              </table:table-cell>
              <table:table-cell office:value-type="float" office:value="0.130698727666115">
                <text:p>0.130698727666115</text:p>
              </table:table-cell>
              <table:table-cell office:value-type="float" office:value="0.126165503677057">
                <text:p>0.12616550367705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5992672725147">
                <text:p>0.15992672725147</text:p>
              </table:table-cell>
              <table:table-cell office:value-type="float" office:value="0.151522216796875">
                <text:p>0.151522216796875</text:p>
              </table:table-cell>
              <table:table-cell office:value-type="float" office:value="0.153512904633829">
                <text:p>0.153512904633829</text:p>
              </table:table-cell>
              <table:table-cell office:value-type="float" office:value="0.156990219427615">
                <text:p>0.1569902194276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61178989495021">
                <text:p>0.161178989495021</text:p>
              </table:table-cell>
              <table:table-cell office:value-type="float" office:value="0.151948690609056">
                <text:p>0.151948690609056</text:p>
              </table:table-cell>
              <table:table-cell office:value-type="float" office:value="0.147889187126532">
                <text:p>0.147889187126532</text:p>
              </table:table-cell>
              <table:table-cell office:value-type="float" office:value="0.144438414281728">
                <text:p>0.1444384142817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59753624512126">
                <text:p>0.159753624512126</text:p>
              </table:table-cell>
              <table:table-cell office:value-type="float" office:value="0.147926984514509">
                <text:p>0.147926984514509</text:p>
              </table:table-cell>
              <table:table-cell office:value-type="float" office:value="0.137940179522164">
                <text:p>0.137940179522164</text:p>
              </table:table-cell>
              <table:table-cell office:value-type="float" office:value="0.131057452766263">
                <text:p>0.1310574527662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9912606624681">
                <text:p>0.159912606624681</text:p>
              </table:table-cell>
              <table:table-cell office:value-type="float" office:value="0.149205951301419">
                <text:p>0.149205951301419</text:p>
              </table:table-cell>
              <table:table-cell office:value-type="float" office:value="0.152111134805485">
                <text:p>0.152111134805485</text:p>
              </table:table-cell>
              <table:table-cell office:value-type="float" office:value="0.148637614347497">
                <text:p>0.148637614347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71cm" svg:height="10.892cm" xlink:href=".." xlink:type="simple" chart:class="chart:bar" chart:style-name="ch1">
        <chart:title svg:x="5.32cm" svg:y="0.353cm" chart:style-name="ch2">
          <text:p>Coherence score Vs Number of clusters</text:p>
        </chart:title>
        <chart:subtitle svg:x="6.669cm" svg:y="1.349cm" chart:style-name="ch3">
          <text:p>W2V Embedding ref, Epoch 15</text:p>
        </chart:subtitle>
        <chart:legend chart:legend-position="end" svg:x="12.645cm" svg:y="4.501cm" style:legend-expansion="high" chart:style-name="ch4"/>
        <chart:plot-area chart:style-name="ch5" table:cell-range-address="w2v.A2:w2v.B23 w2v.A1:w2v.B1 w2v.D1:w2v.D23" chart:data-source-has-labels="both" svg:x="1.386cm" svg:y="2.249cm" svg:width="10.884cm" svg:height="7.445cm">
          <chartooo:coordinate-region svg:x="2.298cm" svg:y="2.448cm" svg:width="9.972cm" svg:height="6.599cm"/>
          <chart:axis chart:dimension="x" chart:name="primary-x" chart:style-name="ch6" chartooo:axis-type="auto">
            <chartooo:date-scale/>
            <chart:title svg:x="5.421cm" svg:y="9.911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272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B2:w2v.B23" chart:label-cell-address="w2v.B1:w2v.B1" chart:class="chart:bar">
            <chart:data-point chart:repeated="22"/>
          </chart:series>
          <chart:series chart:style-name="ch12" chart:values-cell-range-address="w2v.D2:w2v.D23" chart:label-cell-address="w2v.D1:w2v.D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for w2v trained from scratch</text:p>
                <draw:g>
                  <svg:desc>w2v.B1:w2v.B1</svg:desc>
                </draw:g>
              </table:table-cell>
              <table:table-cell office:value-type="string">
                <text:p>Average score for w2v fine tune ortho_pro_crustes</text:p>
                <draw:g>
                  <svg:desc>w2v.D1:w2v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0766743589351198">
                <text:p>0.0766743589351198</text:p>
                <draw:g>
                  <svg:desc>w2v.B2:w2v.B23</svg:desc>
                </draw:g>
              </table:table-cell>
              <table:table-cell office:value-type="float" office:value="0.185478640186543">
                <text:p>0.185478640186543</text:p>
                <draw:g>
                  <svg:desc>w2v.D2:w2v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7294134023238">
                <text:p>0.0847294134023238</text:p>
              </table:table-cell>
              <table:table-cell office:value-type="float" office:value="0.15672521630112">
                <text:p>0.156725216301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95533423737333">
                <text:p>0.0895533423737333</text:p>
              </table:table-cell>
              <table:table-cell office:value-type="float" office:value="0.163798273826132">
                <text:p>0.1637982738261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18283784827408">
                <text:p>0.0918283784827408</text:p>
              </table:table-cell>
              <table:table-cell office:value-type="float" office:value="0.164294598014987">
                <text:p>0.1642945980149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54652804819343">
                <text:p>0.0854652804819343</text:p>
              </table:table-cell>
              <table:table-cell office:value-type="float" office:value="0.157542597652417">
                <text:p>0.1575425976524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27549887676628">
                <text:p>0.0927549887676628</text:p>
              </table:table-cell>
              <table:table-cell office:value-type="float" office:value="0.15040124776412">
                <text:p>0.150401247764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54403506236993">
                <text:p>0.0854403506236993</text:p>
              </table:table-cell>
              <table:table-cell office:value-type="float" office:value="0.151293659804331">
                <text:p>0.1512936598043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99674622601171">
                <text:p>0.0899674622601171</text:p>
              </table:table-cell>
              <table:table-cell office:value-type="float" office:value="0.147641319600461">
                <text:p>0.1476413196004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11007617768787">
                <text:p>0.0911007617768787</text:p>
              </table:table-cell>
              <table:table-cell office:value-type="float" office:value="0.157449458375269">
                <text:p>0.1574494583752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924988561513473">
                <text:p>0.0924988561513473</text:p>
              </table:table-cell>
              <table:table-cell office:value-type="float" office:value="0.150690092374841">
                <text:p>0.15069009237484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86188015506845">
                <text:p>0.0886188015506845</text:p>
              </table:table-cell>
              <table:table-cell office:value-type="float" office:value="0.149231609867196">
                <text:p>0.1492316098671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920408725939864">
                <text:p>0.0920408725939864</text:p>
              </table:table-cell>
              <table:table-cell office:value-type="float" office:value="0.161073162983539">
                <text:p>0.1610731629835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33388901275842">
                <text:p>0.0933388901275842</text:p>
              </table:table-cell>
              <table:table-cell office:value-type="float" office:value="0.150502687622901">
                <text:p>0.1505026876229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901373219694096">
                <text:p>0.0901373219694096</text:p>
              </table:table-cell>
              <table:table-cell office:value-type="float" office:value="0.151401950215885">
                <text:p>0.1514019502158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59153495687826">
                <text:p>0.0859153495687826</text:p>
              </table:table-cell>
              <table:table-cell office:value-type="float" office:value="0.158497157468945">
                <text:p>0.1584971574689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83404430689687">
                <text:p>0.0883404430689687</text:p>
              </table:table-cell>
              <table:table-cell office:value-type="float" office:value="0.160087479571907">
                <text:p>0.1600874795719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875396476867642">
                <text:p>0.0875396476867642</text:p>
              </table:table-cell>
              <table:table-cell office:value-type="float" office:value="0.161701689781698">
                <text:p>0.1617016897816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916136343819755">
                <text:p>0.0916136343819755</text:p>
              </table:table-cell>
              <table:table-cell office:value-type="float" office:value="0.154567915001694">
                <text:p>0.15456791500169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849077584837419">
                <text:p>0.0849077584837419</text:p>
              </table:table-cell>
              <table:table-cell office:value-type="float" office:value="0.15992672725147">
                <text:p>0.159926727251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848486427638842">
                <text:p>0.0848486427638842</text:p>
              </table:table-cell>
              <table:table-cell office:value-type="float" office:value="0.161178989495021">
                <text:p>0.16117898949502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830546269224168">
                <text:p>0.0830546269224168</text:p>
              </table:table-cell>
              <table:table-cell office:value-type="float" office:value="0.159753624512126">
                <text:p>0.1597536245121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818978481993383">
                <text:p>0.0818978481993383</text:p>
              </table:table-cell>
              <table:table-cell office:value-type="float" office:value="0.159912606624681">
                <text:p>0.1599126066246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05cm" svg:height="9.457cm" xlink:href=".." xlink:type="simple" chart:class="chart:bar" chart:column-mapping="1 0" chart:style-name="ch1">
        <chart:title svg:x="5.587cm" svg:y="0.325cm" chart:style-name="ch2">
          <text:p>Coherence score Vs Number of clusters</text:p>
        </chart:title>
        <chart:subtitle svg:x="6.843cm" svg:y="1.293cm" chart:style-name="ch3">
          <text:p>Glove Embedding ref, Epoch 15</text:p>
        </chart:subtitle>
        <chart:legend chart:legend-position="end" svg:x="12.861cm" svg:y="3.981cm" style:legend-expansion="high" chart:style-name="ch4"/>
        <chart:plot-area chart:style-name="ch5" table:cell-range-address="fasttext.A1:fasttext.B23 fasttext.D1:fasttext.D23" chart:data-source-has-labels="both" svg:x="1.397cm" svg:y="2.165cm" svg:width="11.078cm" svg:height="6.122cm">
          <chartooo:coordinate-region svg:x="2.309cm" svg:y="2.365cm" svg:width="10.166cm" svg:height="5.275cm"/>
          <chart:axis chart:dimension="x" chart:name="primary-x" chart:style-name="ch6" chartooo:axis-type="auto">
            <chartooo:date-scale/>
            <chart:title svg:x="5.529cm" svg:y="8.476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6.527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D2:fasttext.D23" chart:label-cell-address="fasttext.D1:fasttext.D1" chart:class="chart:bar">
            <chart:data-point chart:repeated="22"/>
          </chart:series>
          <chart:series chart:style-name="ch12" chart:values-cell-range-address="fasttext.B2:fasttext.B23" chart:label-cell-address="fasttext.B1:fasttext.B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fine_tune_ortho_procrustes_mean</text:p>
                <draw:g>
                  <svg:desc>fasttext.D1:fasttext.D1</svg:desc>
                </draw:g>
              </table:table-cell>
              <table:table-cell office:value-type="string">
                <text:p>fasttext_trained_from_scratch_mean</text:p>
                <draw:g>
                  <svg:desc>fasttext.B1:fasttext.B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0.252034047296374">
                <text:p>0.252034047296374</text:p>
                <draw:g>
                  <svg:desc>fasttext.D2:fasttext.D23</svg:desc>
                </draw:g>
              </table:table-cell>
              <table:table-cell office:value-type="float" office:value="0.139780148875957">
                <text:p>0.139780148875957</text:p>
                <draw:g>
                  <svg:desc>fasttext.B2:fasttext.B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2748948700574">
                <text:p>0.252748948700574</text:p>
              </table:table-cell>
              <table:table-cell office:value-type="float" office:value="0.137468890754544">
                <text:p>0.1374688907545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9355333116319">
                <text:p>0.259355333116319</text:p>
              </table:table-cell>
              <table:table-cell office:value-type="float" office:value="0.137071224567301">
                <text:p>0.1370712245673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6817390286193">
                <text:p>0.256817390286193</text:p>
              </table:table-cell>
              <table:table-cell office:value-type="float" office:value="0.137411106654576">
                <text:p>0.1374111066545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50916497007457">
                <text:p>0.250916497007457</text:p>
              </table:table-cell>
              <table:table-cell office:value-type="float" office:value="0.138045604472258">
                <text:p>0.1380456044722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6771177175094">
                <text:p>0.246771177175094</text:p>
              </table:table-cell>
              <table:table-cell office:value-type="float" office:value="0.140255583938287">
                <text:p>0.1402555839382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2357868723147">
                <text:p>0.222357868723147</text:p>
              </table:table-cell>
              <table:table-cell office:value-type="float" office:value="0.136717381134197">
                <text:p>0.1367173811341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28426415721207">
                <text:p>0.228426415721207</text:p>
              </table:table-cell>
              <table:table-cell office:value-type="float" office:value="0.141353332293056">
                <text:p>0.1413533322930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22010197023145">
                <text:p>0.222010197023145</text:p>
              </table:table-cell>
              <table:table-cell office:value-type="float" office:value="0.14506021434758">
                <text:p>0.145060214347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2361625777264">
                <text:p>0.22361625777264</text:p>
              </table:table-cell>
              <table:table-cell office:value-type="float" office:value="0.145108562858737">
                <text:p>0.1451085628587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24782276654035">
                <text:p>0.224782276654035</text:p>
              </table:table-cell>
              <table:table-cell office:value-type="float" office:value="0.147637746160301">
                <text:p>0.1476377461603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42316599878772">
                <text:p>0.242316599878772</text:p>
              </table:table-cell>
              <table:table-cell office:value-type="float" office:value="0.143817735278715">
                <text:p>0.1438177352787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4313292211416">
                <text:p>0.244313292211416</text:p>
              </table:table-cell>
              <table:table-cell office:value-type="float" office:value="0.143251949388154">
                <text:p>0.1432519493881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29289771375725">
                <text:p>0.229289771375725</text:p>
              </table:table-cell>
              <table:table-cell office:value-type="float" office:value="0.144842947180762">
                <text:p>0.14484294718076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45387044588343">
                <text:p>0.245387044588343</text:p>
              </table:table-cell>
              <table:table-cell office:value-type="float" office:value="0.147333884725765">
                <text:p>0.1473338847257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41269650829082">
                <text:p>0.241269650829082</text:p>
              </table:table-cell>
              <table:table-cell office:value-type="float" office:value="0.143740302527959">
                <text:p>0.14374030252795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30946132451608">
                <text:p>0.230946132451608</text:p>
              </table:table-cell>
              <table:table-cell office:value-type="float" office:value="0.144520162507703">
                <text:p>0.14452016250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41450958251953">
                <text:p>0.241450958251953</text:p>
              </table:table-cell>
              <table:table-cell office:value-type="float" office:value="0.143186126086177">
                <text:p>0.1431861260861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30159978445639">
                <text:p>0.230159978445639</text:p>
              </table:table-cell>
              <table:table-cell office:value-type="float" office:value="0.145704327163733">
                <text:p>0.1457043271637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34277092460626">
                <text:p>0.234277092460626</text:p>
              </table:table-cell>
              <table:table-cell office:value-type="float" office:value="0.144375769438316">
                <text:p>0.1443757694383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31909443808813">
                <text:p>0.231909443808813</text:p>
              </table:table-cell>
              <table:table-cell office:value-type="float" office:value="0.144513259245822">
                <text:p>0.1445132592458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0892423419563">
                <text:p>0.230892423419563</text:p>
              </table:table-cell>
              <table:table-cell office:value-type="float" office:value="0.144206101771763">
                <text:p>0.1442061017717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5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11cm" svg:height="10.694cm" xlink:href=".." xlink:type="simple" chart:class="chart:bar" chart:column-mapping="0 1" chart:style-name="ch1">
        <chart:title svg:x="5.44cm" svg:y="0.349cm" chart:style-name="ch2">
          <text:p>Coherence score Vs Number of clusters</text:p>
        </chart:title>
        <chart:subtitle svg:x="7.53cm" svg:y="1.341cm" chart:style-name="ch3">
          <text:p>Fasttext ref, Epoch 15</text:p>
        </chart:subtitle>
        <chart:legend chart:legend-position="end" svg:x="12.567cm" svg:y="4.6cm" style:legend-expansion="high" chart:style-name="ch4"/>
        <chart:plot-area chart:style-name="ch5" table:cell-range-address="fasttext.A2:fasttext.A23 fasttext.D1:fasttext.D23 fasttext.F1:fasttext.F23" chart:data-source-has-labels="both" svg:x="1.391cm" svg:y="2.237cm" svg:width="10.796cm" svg:height="7.263cm">
          <chartooo:coordinate-region svg:x="2.303cm" svg:y="2.436cm" svg:width="9.884cm" svg:height="6.417cm"/>
          <chart:axis chart:dimension="x" chart:name="primary-x" chart:style-name="ch6" chartooo:axis-type="auto">
            <chartooo:date-scale/>
            <chart:title svg:x="5.382cm" svg:y="9.713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7.169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D2:fasttext.D23" chart:label-cell-address="fasttext.D1:fasttext.D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fasttext.F2:fasttext.F23" chart:label-cell-address="fasttext.F1:fasttext.F1" chart:class="chart:ba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fine_tune_ortho_procrustes_mean</text:p>
                <draw:g>
                  <svg:desc>fasttext.D1:fasttext.D1</svg:desc>
                </draw:g>
              </table:table-cell>
              <table:table-cell office:value-type="string">
                <text:p>fasttext_fine_tune_cca_mean</text:p>
                <draw:g>
                  <svg:desc>fasttext.F1:fasttext.F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0.252034047296374">
                <text:p>0.252034047296374</text:p>
                <draw:g>
                  <svg:desc>fasttext.D2:fasttext.D23</svg:desc>
                </draw:g>
              </table:table-cell>
              <table:table-cell office:value-type="float" office:value="0.251689212899166">
                <text:p>0.251689212899166</text:p>
                <draw:g>
                  <svg:desc>fasttext.F2:fasttext.F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2748948700574">
                <text:p>0.252748948700574</text:p>
              </table:table-cell>
              <table:table-cell office:value-type="float" office:value="0.251908559993822">
                <text:p>0.2519085599938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9355333116319">
                <text:p>0.259355333116319</text:p>
              </table:table-cell>
              <table:table-cell office:value-type="float" office:value="0.259200072688581">
                <text:p>0.2592000726885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6817390286193">
                <text:p>0.256817390286193</text:p>
              </table:table-cell>
              <table:table-cell office:value-type="float" office:value="0.256753815320073">
                <text:p>0.2567538153200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50916497007457">
                <text:p>0.250916497007457</text:p>
              </table:table-cell>
              <table:table-cell office:value-type="float" office:value="0.250402672975741">
                <text:p>0.2504026729757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6771177175094">
                <text:p>0.246771177175094</text:p>
              </table:table-cell>
              <table:table-cell office:value-type="float" office:value="0.247292596466687">
                <text:p>0.2472925964666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2357868723147">
                <text:p>0.222357868723147</text:p>
              </table:table-cell>
              <table:table-cell office:value-type="float" office:value="0.221585812676222">
                <text:p>0.2215858126762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28426415721207">
                <text:p>0.228426415721207</text:p>
              </table:table-cell>
              <table:table-cell office:value-type="float" office:value="0.228253913270742">
                <text:p>0.2282539132707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22010197023145">
                <text:p>0.222010197023145</text:p>
              </table:table-cell>
              <table:table-cell office:value-type="float" office:value="0.221944013842109">
                <text:p>0.22194401384210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2361625777264">
                <text:p>0.22361625777264</text:p>
              </table:table-cell>
              <table:table-cell office:value-type="float" office:value="0.223762515445631">
                <text:p>0.2237625154456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24782276654035">
                <text:p>0.224782276654035</text:p>
              </table:table-cell>
              <table:table-cell office:value-type="float" office:value="0.22499948885281">
                <text:p>0.224999488852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42316599878772">
                <text:p>0.242316599878772</text:p>
              </table:table-cell>
              <table:table-cell office:value-type="float" office:value="0.24073644177667">
                <text:p>0.24073644177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4313292211416">
                <text:p>0.244313292211416</text:p>
              </table:table-cell>
              <table:table-cell office:value-type="float" office:value="0.244624973426871">
                <text:p>0.24462497342687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29289771375725">
                <text:p>0.229289771375725</text:p>
              </table:table-cell>
              <table:table-cell office:value-type="float" office:value="0.229726100015044">
                <text:p>0.22972610001504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45387044588343">
                <text:p>0.245387044588343</text:p>
              </table:table-cell>
              <table:table-cell office:value-type="float" office:value="0.245248704706492">
                <text:p>0.2452487047064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41269650829082">
                <text:p>0.241269650829082</text:p>
              </table:table-cell>
              <table:table-cell office:value-type="float" office:value="0.241711783450825">
                <text:p>0.2417117834508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30946132451608">
                <text:p>0.230946132451608</text:p>
              </table:table-cell>
              <table:table-cell office:value-type="float" office:value="0.23148610842537">
                <text:p>0.231486108425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41450958251953">
                <text:p>0.241450958251953</text:p>
              </table:table-cell>
              <table:table-cell office:value-type="float" office:value="0.242299670783841">
                <text:p>0.24229967078384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30159978445639">
                <text:p>0.230159978445639</text:p>
              </table:table-cell>
              <table:table-cell office:value-type="float" office:value="0.230267526040894">
                <text:p>0.2302675260408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34277092460626">
                <text:p>0.234277092460626</text:p>
              </table:table-cell>
              <table:table-cell office:value-type="float" office:value="0.234040475623631">
                <text:p>0.2340404756236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31909443808813">
                <text:p>0.231909443808813</text:p>
              </table:table-cell>
              <table:table-cell office:value-type="float" office:value="0.231828233241439">
                <text:p>0.2318282332414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0892423419563">
                <text:p>0.230892423419563</text:p>
              </table:table-cell>
              <table:table-cell office:value-type="float" office:value="0.230618738789461">
                <text:p>0.2306187387894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6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858cm" svg:height="9.138cm" xlink:href=".." xlink:type="simple" chart:class="chart:bar" chart:column-mapping="0 1 2 3" chart:style-name="ch1">
        <chart:title svg:x="4.864cm" svg:y="0.318cm" chart:style-name="ch2">
          <text:p>Coherence score Vs Number of clusters</text:p>
        </chart:title>
        <chart:subtitle svg:x="6.12cm" svg:y="1.279cm" chart:style-name="ch3">
          <text:p>Glove Embedding ref, Epoch 15</text:p>
        </chart:subtitle>
        <chart:legend chart:legend-position="end" svg:x="11.758cm" svg:y="3.324cm" style:legend-expansion="high" chart:style-name="ch4"/>
        <chart:plot-area chart:style-name="ch5" table:cell-range-address="'German Glove'.A1:'German Glove'.E23" chart:data-source-has-labels="both" svg:x="1.368cm" svg:y="2.144cm" svg:width="10.033cm" svg:height="5.831cm">
          <chartooo:coordinate-region svg:x="2.386cm" svg:y="2.344cm" svg:width="9.015cm" svg:height="5.432cm"/>
          <chart:axis chart:dimension="x" chart:name="primary-x" chart:style-name="ch6" chartooo:axis-type="auto">
            <chartooo:date-scale/>
            <chart:title svg:x="4.977cm" svg:y="8.157cm" chart:style-name="ch7">
              <text:p>Number of clusters</text:p>
            </chart:title>
            <chart:categories table:cell-range-address="'German Glove'.A2:'German Glove'.A23"/>
          </chart:axis>
          <chart:axis chart:dimension="y" chart:name="primary-y" chart:style-name="ch8">
            <chart:title svg:x="0.451cm" svg:y="6.36cm" chart:style-name="ch9">
              <text:p>Coherence score</text:p>
            </chart:title>
            <chart:grid chart:style-name="ch10" chart:class="major"/>
          </chart:axis>
          <chart:series chart:style-name="ch11" chart:values-cell-range-address="'German Glove'.B2:'German Glove'.B23" chart:label-cell-address="'German Glove'.B1:'German Glove'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'German Glove'.C2:'German Glove'.C23" chart:label-cell-address="'German Glove'.C1:'German Glove'.C1" chart:class="chart:bar">
            <chart:data-point chart:repeated="22"/>
          </chart:series>
          <chart:series chart:style-name="ch14" chart:values-cell-range-address="'German Glove'.D2:'German Glove'.D23" chart:label-cell-address="'German Glove'.D1:'German Glove'.D1" chart:class="chart:bar">
            <chart:data-point chart:repeated="22"/>
          </chart:series>
          <chart:series chart:style-name="ch15" chart:values-cell-range-address="'German Glove'.E2:'German Glove'.E23" chart:label-cell-address="'German Glove'.E1:'German Glove'.E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_tuned_glove_mean</text:p>
                <draw:g>
                  <svg:desc>'German Glove'.B1:'German Glove'.B1</svg:desc>
                </draw:g>
              </table:table-cell>
              <table:table-cell office:value-type="string">
                <text:p>fine_tuned_glove_median</text:p>
                <draw:g>
                  <svg:desc>'German Glove'.C1:'German Glove'.C1</svg:desc>
                </draw:g>
              </table:table-cell>
              <table:table-cell office:value-type="string">
                <text:p>glove_trained_from_scratch_mean</text:p>
                <draw:g>
                  <svg:desc>'German Glove'.D1:'German Glove'.D1</svg:desc>
                </draw:g>
              </table:table-cell>
              <table:table-cell office:value-type="string">
                <text:p>glove_trained_from_scratch_median</text:p>
                <draw:g>
                  <svg:desc>'German Glove'.E1:'German Glove'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erman Glove'.A2:'German Glove'.A23</svg:desc>
                </draw:g>
              </table:table-cell>
              <table:table-cell office:value-type="float" office:value="0.115361622179215">
                <text:p>0.115361622179215</text:p>
                <draw:g>
                  <svg:desc>'German Glove'.B2:'German Glove'.B23</svg:desc>
                </draw:g>
              </table:table-cell>
              <table:table-cell office:value-type="float" office:value="0.153016033561862">
                <text:p>0.153016033561862</text:p>
                <draw:g>
                  <svg:desc>'German Glove'.C2:'German Glove'.C23</svg:desc>
                </draw:g>
              </table:table-cell>
              <table:table-cell office:value-type="float" office:value="-0.00416866702866624">
                <text:p>-0.00416866702866624</text:p>
                <draw:g>
                  <svg:desc>'German Glove'.D2:'German Glove'.D23</svg:desc>
                </draw:g>
              </table:table-cell>
              <table:table-cell office:value-type="float" office:value="-0.00528876946896923">
                <text:p>-0.00528876946896923</text:p>
                <draw:g>
                  <svg:desc>'German Glove'.E2:'German Glove'.E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70773426853881">
                <text:p>0.0870773426853881</text:p>
              </table:table-cell>
              <table:table-cell office:value-type="float" office:value="0.0519346400669643">
                <text:p>0.0519346400669643</text:p>
              </table:table-cell>
              <table:table-cell office:value-type="float" office:value="-0.00417643686946558">
                <text:p>-0.00417643686946558</text:p>
              </table:table-cell>
              <table:table-cell office:value-type="float" office:value="-0.00448879631198182">
                <text:p>-0.004488796311981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77030539891076">
                <text:p>0.0877030539891076</text:p>
              </table:table-cell>
              <table:table-cell office:value-type="float" office:value="0.0206403677804129">
                <text:p>0.0206403677804129</text:p>
              </table:table-cell>
              <table:table-cell office:value-type="float" office:value="-0.00295710676111061">
                <text:p>-0.00295710676111061</text:p>
              </table:table-cell>
              <table:table-cell office:value-type="float" office:value="-0.00381673812866211">
                <text:p>-0.003816738128662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58552590243671">
                <text:p>0.0958552590243671</text:p>
              </table:table-cell>
              <table:table-cell office:value-type="float" office:value="0.131419584313217">
                <text:p>0.131419584313217</text:p>
              </table:table-cell>
              <table:table-cell office:value-type="float" office:value="-0.00218241539779974">
                <text:p>-0.00218241539779974</text:p>
              </table:table-cell>
              <table:table-cell office:value-type="float" office:value="-0.00304729111340581">
                <text:p>-0.003047291113405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58609723520803">
                <text:p>0.0858609723520803</text:p>
              </table:table-cell>
              <table:table-cell office:value-type="float" office:value="0.0874281840421716">
                <text:p>0.0874281840421716</text:p>
              </table:table-cell>
              <table:table-cell office:value-type="float" office:value="-0.00257100180142341">
                <text:p>-0.00257100180142341</text:p>
              </table:table-cell>
              <table:table-cell office:value-type="float" office:value="-0.00348848148268096">
                <text:p>-0.003488481482680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7313654763358">
                <text:p>0.097313654763358</text:p>
              </table:table-cell>
              <table:table-cell office:value-type="float" office:value="0.122886551837532">
                <text:p>0.122886551837532</text:p>
              </table:table-cell>
              <table:table-cell office:value-type="float" office:value="-0.00107493968642488">
                <text:p>-0.00107493968642488</text:p>
              </table:table-cell>
              <table:table-cell office:value-type="float" office:value="-0.00343566699903838">
                <text:p>-0.003435666999038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914831211794844">
                <text:p>0.0914831211794844</text:p>
              </table:table-cell>
              <table:table-cell office:value-type="float" office:value="0.0994760941485969">
                <text:p>0.0994760941485969</text:p>
              </table:table-cell>
              <table:table-cell office:value-type="float" office:value="-0.000441148678034896">
                <text:p>-0.000441148678034896</text:p>
              </table:table-cell>
              <table:table-cell office:value-type="float" office:value="-0.000637842295121174">
                <text:p>-0.0006378422951211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57214468352649">
                <text:p>0.0857214468352649</text:p>
              </table:table-cell>
              <table:table-cell office:value-type="float" office:value="0.0802179359903141">
                <text:p>0.0802179359903141</text:p>
              </table:table-cell>
              <table:table-cell office:value-type="float" office:value="0.000308762065554815">
                <text:p>0.000308762065554815</text:p>
              </table:table-cell>
              <table:table-cell office:value-type="float" office:value="-0.00265911764028121">
                <text:p>-0.002659117640281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87236093015087">
                <text:p>0.0987236093015087</text:p>
              </table:table-cell>
              <table:table-cell office:value-type="float" office:value="0.1329568294603">
                <text:p>0.1329568294603</text:p>
              </table:table-cell>
              <table:table-cell office:value-type="float" office:value="0.00283667169460634">
                <text:p>0.00283667169460634</text:p>
              </table:table-cell>
              <table:table-cell office:value-type="float" office:value="0.00352755021075813">
                <text:p>0.003527550210758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895714309945399">
                <text:p>0.0895714309945399</text:p>
              </table:table-cell>
              <table:table-cell office:value-type="float" office:value="0.0954174306441326">
                <text:p>0.0954174306441326</text:p>
              </table:table-cell>
              <table:table-cell office:value-type="float" office:value="0.00165290494646345">
                <text:p>0.00165290494646345</text:p>
              </table:table-cell>
              <table:table-cell office:value-type="float" office:value="0.000899687007981904">
                <text:p>0.0008996870079819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27367455862006">
                <text:p>0.0827367455862006</text:p>
              </table:table-cell>
              <table:table-cell office:value-type="float" office:value="0.0849907263930963">
                <text:p>0.0849907263930963</text:p>
              </table:table-cell>
              <table:table-cell office:value-type="float" office:value="0.00175140747175967">
                <text:p>0.00175140747175967</text:p>
              </table:table-cell>
              <table:table-cell office:value-type="float" office:value="0.00179662120585539">
                <text:p>0.0017966212058553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890628934409902">
                <text:p>0.0890628934409902</text:p>
              </table:table-cell>
              <table:table-cell office:value-type="float" office:value="0.0979562440210459">
                <text:p>0.0979562440210459</text:p>
              </table:table-cell>
              <table:table-cell office:value-type="float" office:value="0.000763107315911784">
                <text:p>0.000763107315911784</text:p>
              </table:table-cell>
              <table:table-cell office:value-type="float" office:value="-0.00017975632025271">
                <text:p>-0.000179756320252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58922188752362">
                <text:p>0.0858922188752362</text:p>
              </table:table-cell>
              <table:table-cell office:value-type="float" office:value="0.0941539157166773">
                <text:p>0.0941539157166773</text:p>
              </table:table-cell>
              <table:table-cell office:value-type="float" office:value="0.00248793104392331">
                <text:p>0.00248793104392331</text:p>
              </table:table-cell>
              <table:table-cell office:value-type="float" office:value="0.000934933253696986">
                <text:p>0.0009349332536969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923821135364605">
                <text:p>0.0923821135364605</text:p>
              </table:table-cell>
              <table:table-cell office:value-type="float" office:value="0.0941292400749362">
                <text:p>0.0941292400749362</text:p>
              </table:table-cell>
              <table:table-cell office:value-type="float" office:value="0.00230018694201451">
                <text:p>0.00230018694201451</text:p>
              </table:table-cell>
              <table:table-cell office:value-type="float" office:value="0.000968146032216598">
                <text:p>0.0009681460322165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69820610035797">
                <text:p>0.0869820610035797</text:p>
              </table:table-cell>
              <table:table-cell office:value-type="float" office:value="0.0841632516043527">
                <text:p>0.0841632516043527</text:p>
              </table:table-cell>
              <table:table-cell office:value-type="float" office:value="0.00518012417750914">
                <text:p>0.00518012417750914</text:p>
              </table:table-cell>
              <table:table-cell office:value-type="float" office:value="0.00262431748059331">
                <text:p>0.002624317480593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79842304808058">
                <text:p>0.0879842304808058</text:p>
              </table:table-cell>
              <table:table-cell office:value-type="float" office:value="0.0812796830157844">
                <text:p>0.0812796830157844</text:p>
              </table:table-cell>
              <table:table-cell office:value-type="float" office:value="0.00294428708601971">
                <text:p>0.00294428708601971</text:p>
              </table:table-cell>
              <table:table-cell office:value-type="float" office:value="0.00161364029864876">
                <text:p>0.0016136402986487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891493134543308">
                <text:p>0.0891493134543308</text:p>
              </table:table-cell>
              <table:table-cell office:value-type="float" office:value="0.109512329101563">
                <text:p>0.109512329101563</text:p>
              </table:table-cell>
              <table:table-cell office:value-type="float" office:value="0.00424520940722778">
                <text:p>0.00424520940722778</text:p>
              </table:table-cell>
              <table:table-cell office:value-type="float" office:value="0.00234038683832908">
                <text:p>0.002340386838329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874377910677268">
                <text:p>0.0874377910677268</text:p>
              </table:table-cell>
              <table:table-cell office:value-type="float" office:value="0.115058500328842">
                <text:p>0.115058500328842</text:p>
              </table:table-cell>
              <table:table-cell office:value-type="float" office:value="0.00354976979810364">
                <text:p>0.00354976979810364</text:p>
              </table:table-cell>
              <table:table-cell office:value-type="float" office:value="0.00116883647685148">
                <text:p>0.0011688364768514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921510026570344">
                <text:p>0.0921510026570344</text:p>
              </table:table-cell>
              <table:table-cell office:value-type="float" office:value="0.0984949726961097">
                <text:p>0.0984949726961097</text:p>
              </table:table-cell>
              <table:table-cell office:value-type="float" office:value="0.00301204560093819">
                <text:p>0.00301204560093819</text:p>
              </table:table-cell>
              <table:table-cell office:value-type="float" office:value="0.00176253026845504">
                <text:p>0.0017625302684550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935445430784915">
                <text:p>0.0935445430784915</text:p>
              </table:table-cell>
              <table:table-cell office:value-type="float" office:value="0.114689816844707">
                <text:p>0.114689816844707</text:p>
              </table:table-cell>
              <table:table-cell office:value-type="float" office:value="0.0052573323397903">
                <text:p>0.0052573323397903</text:p>
              </table:table-cell>
              <table:table-cell office:value-type="float" office:value="0.00340297698974609">
                <text:p>0.0034029769897460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855882131244083">
                <text:p>0.0855882131244083</text:p>
              </table:table-cell>
              <table:table-cell office:value-type="float" office:value="0.0857685198102679">
                <text:p>0.0857685198102679</text:p>
              </table:table-cell>
              <table:table-cell office:value-type="float" office:value="0.00448243087949677">
                <text:p>0.00448243087949677</text:p>
              </table:table-cell>
              <table:table-cell office:value-type="float" office:value="0.00281347702960579">
                <text:p>0.002813477029605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834166731931725">
                <text:p>0.0834166731931725</text:p>
              </table:table-cell>
              <table:table-cell office:value-type="float" office:value="0.110196371273119">
                <text:p>0.110196371273119</text:p>
              </table:table-cell>
              <table:table-cell office:value-type="float" office:value="0.00389996425083705">
                <text:p>0.00389996425083705</text:p>
              </table:table-cell>
              <table:table-cell office:value-type="float" office:value="0.00241843554438377">
                <text:p>0.002418435544383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7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159cm" svg:height="9.989cm" xlink:href=".." xlink:type="simple" chart:class="chart:bar" chart:column-mapping="0 1 2" chart:style-name="ch1">
        <chart:title svg:x="5.014cm" svg:y="0.335cm" chart:style-name="ch2">
          <text:p>Coherence score Vs Number of clusters</text:p>
        </chart:title>
        <chart:subtitle svg:x="6.085cm" svg:y="1.313cm" chart:style-name="ch3">
          <text:p>Fasttext Embedding ref, Epoch 15</text:p>
        </chart:subtitle>
        <chart:legend chart:legend-position="end" svg:x="11.98cm" svg:y="3.8cm" style:legend-expansion="high" chart:style-name="ch4"/>
        <chart:plot-area chart:style-name="ch5" table:cell-range-address="'German Fasttext'.A1:'German Fasttext'.D23" chart:data-source-has-labels="both" svg:x="1.374cm" svg:y="2.195cm" svg:width="10.243cm" svg:height="6.614cm">
          <chartooo:coordinate-region svg:x="2.286cm" svg:y="2.394cm" svg:width="9.331cm" svg:height="5.768cm"/>
          <chart:axis chart:dimension="x" chart:name="primary-x" chart:style-name="ch6" chartooo:axis-type="auto">
            <chartooo:date-scale/>
            <chart:title svg:x="5.088cm" svg:y="9.008cm" chart:style-name="ch7">
              <text:p>Number of clusters</text:p>
            </chart:title>
            <chart:categories table:cell-range-address="'German Fasttext'.A2:'German Fasttext'.A23"/>
          </chart:axis>
          <chart:axis chart:dimension="y" chart:name="primary-y" chart:style-name="ch8">
            <chart:title svg:x="0.451cm" svg:y="6.803cm" chart:style-name="ch9">
              <text:p>Coherence score</text:p>
            </chart:title>
            <chart:grid chart:style-name="ch10" chart:class="major"/>
          </chart:axis>
          <chart:series chart:style-name="ch11" chart:values-cell-range-address="'German Fasttext'.B2:'German Fasttext'.B23" chart:label-cell-address="'German Fasttext'.B1:'German Fasttext'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'German Fasttext'.C2:'German Fasttext'.C23" chart:label-cell-address="'German Fasttext'.C1:'German Fasttext'.C1" chart:class="chart:bar">
            <chart:data-point chart:repeated="22"/>
          </chart:series>
          <chart:series chart:style-name="ch14" chart:values-cell-range-address="'German Fasttext'.D2:'German Fasttext'.D23" chart:label-cell-address="'German Fasttext'.D1:'German Fasttext'.D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trained_from_scratch_mean</text:p>
                <draw:g>
                  <svg:desc>'German Fasttext'.B1:'German Fasttext'.B1</svg:desc>
                </draw:g>
              </table:table-cell>
              <table:table-cell office:value-type="string">
                <text:p>fasttext_fine_tune_ortho_procrustes_mean</text:p>
                <draw:g>
                  <svg:desc>'German Fasttext'.C1:'German Fasttext'.C1</svg:desc>
                </draw:g>
              </table:table-cell>
              <table:table-cell office:value-type="string">
                <text:p>fasttext_fine_tune_cca_mean</text:p>
                <draw:g>
                  <svg:desc>'German Fasttext'.D1:'German Fasttext'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erman Fasttext'.A2:'German Fasttext'.A23</svg:desc>
                </draw:g>
              </table:table-cell>
              <table:table-cell office:value-type="float" office:value="0.0347977735002256">
                <text:p>0.0347977735002256</text:p>
                <draw:g>
                  <svg:desc>'German Fasttext'.B2:'German Fasttext'.B23</svg:desc>
                </draw:g>
              </table:table-cell>
              <table:table-cell office:value-type="float" office:value="0.191226690976335">
                <text:p>0.191226690976335</text:p>
                <draw:g>
                  <svg:desc>'German Fasttext'.C2:'German Fasttext'.C23</svg:desc>
                </draw:g>
              </table:table-cell>
              <table:table-cell office:value-type="float" office:value="0.143040608664643">
                <text:p>0.143040608664643</text:p>
                <draw:g>
                  <svg:desc>'German Fasttext'.D2:'German Fasttext'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66895104427727">
                <text:p>0.0466895104427727</text:p>
              </table:table-cell>
              <table:table-cell office:value-type="float" office:value="0.186210576271524">
                <text:p>0.186210576271524</text:p>
              </table:table-cell>
              <table:table-cell office:value-type="float" office:value="0.154159986534897">
                <text:p>0.1541599865348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29594973263557">
                <text:p>0.0429594973263557</text:p>
              </table:table-cell>
              <table:table-cell office:value-type="float" office:value="0.185928574473409">
                <text:p>0.185928574473409</text:p>
              </table:table-cell>
              <table:table-cell office:value-type="float" office:value="0.155062873131023">
                <text:p>0.1550628731310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22146608002332">
                <text:p>0.0522146608002332</text:p>
              </table:table-cell>
              <table:table-cell office:value-type="float" office:value="0.186929808324697">
                <text:p>0.186929808324697</text:p>
              </table:table-cell>
              <table:table-cell office:value-type="float" office:value="0.130243345299546">
                <text:p>0.13024334529954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49819802264778">
                <text:p>0.0549819802264778</text:p>
              </table:table-cell>
              <table:table-cell office:value-type="float" office:value="0.19834113056656">
                <text:p>0.19834113056656</text:p>
              </table:table-cell>
              <table:table-cell office:value-type="float" office:value="0.150677952070251">
                <text:p>0.1506779520702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26534030875381">
                <text:p>0.0526534030875381</text:p>
              </table:table-cell>
              <table:table-cell office:value-type="float" office:value="0.188941105433873">
                <text:p>0.188941105433873</text:p>
              </table:table-cell>
              <table:table-cell office:value-type="float" office:value="0.140093161135304">
                <text:p>0.1400931611353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42552067052921">
                <text:p>0.0542552067052921</text:p>
              </table:table-cell>
              <table:table-cell office:value-type="float" office:value="0.189847403586743">
                <text:p>0.189847403586743</text:p>
              </table:table-cell>
              <table:table-cell office:value-type="float" office:value="0.155554254943651">
                <text:p>0.1555542549436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511300701289982">
                <text:p>0.0511300701289982</text:p>
              </table:table-cell>
              <table:table-cell office:value-type="float" office:value="0.182339606063928">
                <text:p>0.182339606063928</text:p>
              </table:table-cell>
              <table:table-cell office:value-type="float" office:value="0.147680282451226">
                <text:p>0.1476802824512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516278067575831">
                <text:p>0.0516278067575831</text:p>
              </table:table-cell>
              <table:table-cell office:value-type="float" office:value="0.178158501086592">
                <text:p>0.178158501086592</text:p>
              </table:table-cell>
              <table:table-cell office:value-type="float" office:value="0.151372369130452">
                <text:p>0.1513723691304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521398944776885">
                <text:p>0.0521398944776885</text:p>
              </table:table-cell>
              <table:table-cell office:value-type="float" office:value="0.18120926438935">
                <text:p>0.18120926438935</text:p>
              </table:table-cell>
              <table:table-cell office:value-type="float" office:value="0.156759614656409">
                <text:p>0.15675961465640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536306926738416">
                <text:p>0.0536306926738416</text:p>
              </table:table-cell>
              <table:table-cell office:value-type="float" office:value="0.18348122243631">
                <text:p>0.18348122243631</text:p>
              </table:table-cell>
              <table:table-cell office:value-type="float" office:value="0.159439290216296">
                <text:p>0.1594392902162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531114205904698">
                <text:p>0.0531114205904698</text:p>
              </table:table-cell>
              <table:table-cell office:value-type="float" office:value="0.181262099006325">
                <text:p>0.181262099006325</text:p>
              </table:table-cell>
              <table:table-cell office:value-type="float" office:value="0.144148301212491">
                <text:p>0.1441483012124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8034707672742">
                <text:p>0.058034707672742</text:p>
              </table:table-cell>
              <table:table-cell office:value-type="float" office:value="0.168101285142963">
                <text:p>0.168101285142963</text:p>
              </table:table-cell>
              <table:table-cell office:value-type="float" office:value="0.14295581739776">
                <text:p>0.142955817397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53492088832692">
                <text:p>0.053492088832692</text:p>
              </table:table-cell>
              <table:table-cell office:value-type="float" office:value="0.18040882464692">
                <text:p>0.18040882464692</text:p>
              </table:table-cell>
              <table:table-cell office:value-type="float" office:value="0.161371237558311">
                <text:p>0.1613712375583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597719275736723">
                <text:p>0.0597719275736723</text:p>
              </table:table-cell>
              <table:table-cell office:value-type="float" office:value="0.172112550952998">
                <text:p>0.172112550952998</text:p>
              </table:table-cell>
              <table:table-cell office:value-type="float" office:value="0.160052643188623">
                <text:p>0.16005264318862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60488188585109">
                <text:p>0.060488188585109</text:p>
              </table:table-cell>
              <table:table-cell office:value-type="float" office:value="0.17218660849524">
                <text:p>0.17218660849524</text:p>
              </table:table-cell>
              <table:table-cell office:value-type="float" office:value="0.167011148436076">
                <text:p>0.16701114843607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639942648288498">
                <text:p>0.0639942648288498</text:p>
              </table:table-cell>
              <table:table-cell office:value-type="float" office:value="0.17384710531766">
                <text:p>0.17384710531766</text:p>
              </table:table-cell>
              <table:table-cell office:value-type="float" office:value="0.158516134019064">
                <text:p>0.1585161340190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659755824682664">
                <text:p>0.0659755824682664</text:p>
              </table:table-cell>
              <table:table-cell office:value-type="float" office:value="0.166299044706384">
                <text:p>0.166299044706384</text:p>
              </table:table-cell>
              <table:table-cell office:value-type="float" office:value="0.160955660450215">
                <text:p>0.1609556604502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577041853283274">
                <text:p>0.0577041853283274</text:p>
              </table:table-cell>
              <table:table-cell office:value-type="float" office:value="0.171764914680557">
                <text:p>0.171764914680557</text:p>
              </table:table-cell>
              <table:table-cell office:value-type="float" office:value="0.148617616860743">
                <text:p>0.1486176168607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614665658725715">
                <text:p>0.0614665658725715</text:p>
              </table:table-cell>
              <table:table-cell office:value-type="float" office:value="0.167512114151664">
                <text:p>0.167512114151664</text:p>
              </table:table-cell>
              <table:table-cell office:value-type="float" office:value="0.152754766943186">
                <text:p>0.15275476694318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628838360622395">
                <text:p>0.0628838360622395</text:p>
              </table:table-cell>
              <table:table-cell office:value-type="float" office:value="0.16882212113361">
                <text:p>0.16882212113361</text:p>
              </table:table-cell>
              <table:table-cell office:value-type="float" office:value="0.159822803451239">
                <text:p>0.1598228034512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682017781160316">
                <text:p>0.0682017781160316</text:p>
              </table:table-cell>
              <table:table-cell office:value-type="float" office:value="0.163491029077647">
                <text:p>0.163491029077647</text:p>
              </table:table-cell>
              <table:table-cell office:value-type="float" office:value="0.147203467668806">
                <text:p>0.1472034676688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8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61cm" svg:height="9.511cm" xlink:href=".." xlink:type="simple" chart:class="chart:bar" chart:column-mapping="0 1 2" chart:style-name="ch1">
        <chart:title svg:x="4.415cm" svg:y="0.326cm" chart:style-name="ch2">
          <text:p>Coherence score Vs Number of clusters</text:p>
        </chart:title>
        <chart:subtitle svg:x="5.685cm" svg:y="1.295cm" chart:style-name="ch3">
          <text:p>W2V Embedding Ref, Epoch 15</text:p>
        </chart:subtitle>
        <chart:legend chart:legend-position="end" svg:x="11.152cm" svg:y="3.759cm" style:legend-expansion="high" chart:style-name="ch4"/>
        <chart:plot-area chart:style-name="ch5" table:cell-range-address="'German W2v'.A2:'German W2v'.B23 'German W2v'.A1:'German W2v'.B1 'German W2v'.D1:'German W2v'.D23 'German W2v'.F1:'German W2v'.F23" chart:data-source-has-labels="both" svg:x="1.35cm" svg:y="2.168cm" svg:width="9.463cm" svg:height="6.172cm">
          <chartooo:coordinate-region svg:x="2.262cm" svg:y="2.367cm" svg:width="8.551cm" svg:height="5.326cm"/>
          <chart:axis chart:dimension="x" chart:name="primary-x" chart:style-name="ch6" chartooo:axis-type="auto">
            <chartooo:date-scale/>
            <chart:title svg:x="4.674cm" svg:y="8.53cm" chart:style-name="ch7">
              <text:p>Number of clusters</text:p>
            </chart:title>
            <chart:categories table:cell-range-address="'German W2v'.A2:'German W2v'.A23"/>
          </chart:axis>
          <chart:axis chart:dimension="y" chart:name="primary-y" chart:style-name="ch8">
            <chart:title svg:x="0.451cm" svg:y="6.555cm" chart:style-name="ch9">
              <text:p>Coherence score</text:p>
            </chart:title>
            <chart:grid chart:style-name="ch10" chart:class="major"/>
          </chart:axis>
          <chart:series chart:style-name="ch11" chart:values-cell-range-address="'German W2v'.B2:'German W2v'.B23" chart:label-cell-address="'German W2v'.B1:'German W2v'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'German W2v'.D2:'German W2v'.D23" chart:label-cell-address="'German W2v'.D1:'German W2v'.D1" chart:class="chart:bar">
            <chart:data-point chart:repeated="22"/>
          </chart:series>
          <chart:series chart:style-name="ch14" chart:values-cell-range-address="'German W2v'.F2:'German W2v'.F23" chart:label-cell-address="'German W2v'.F1:'German W2v'.F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tho_procrustes_fine_tuned_w2v_mean</text:p>
                <draw:g>
                  <svg:desc>'German W2v'.B1:'German W2v'.B1</svg:desc>
                </draw:g>
              </table:table-cell>
              <table:table-cell office:value-type="string">
                <text:p>cca_fine_tuned_w2v_mean</text:p>
                <draw:g>
                  <svg:desc>'German W2v'.D1:'German W2v'.D1</svg:desc>
                </draw:g>
              </table:table-cell>
              <table:table-cell office:value-type="string">
                <text:p>w2v_trained_from_scratch_mean</text:p>
                <draw:g>
                  <svg:desc>'German W2v'.F1:'German W2v'.F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erman W2v'.A2:'German W2v'.A23</svg:desc>
                </draw:g>
              </table:table-cell>
              <table:table-cell office:value-type="float" office:value="0.228124491077123">
                <text:p>0.228124491077123</text:p>
                <draw:g>
                  <svg:desc>'German W2v'.B2:'German W2v'.B23</svg:desc>
                </draw:g>
              </table:table-cell>
              <table:table-cell office:value-type="float" office:value="0.0103931653881907">
                <text:p>0.0103931653881907</text:p>
                <draw:g>
                  <svg:desc>'German W2v'.D2:'German W2v'.D23</svg:desc>
                </draw:g>
              </table:table-cell>
              <table:table-cell office:value-type="float" office:value="0.0270687120509912">
                <text:p>0.0270687120509912</text:p>
                <draw:g>
                  <svg:desc>'German W2v'.F2:'German W2v'.F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6935917601293">
                <text:p>0.196935917601293</text:p>
              </table:table-cell>
              <table:table-cell office:value-type="float" office:value="0.0194488151705995">
                <text:p>0.0194488151705995</text:p>
              </table:table-cell>
              <table:table-cell office:value-type="float" office:value="0.0302181513455449">
                <text:p>0.03021815134554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1064141029133">
                <text:p>0.21064141029133</text:p>
              </table:table-cell>
              <table:table-cell office:value-type="float" office:value="0.0233085931617927">
                <text:p>0.0233085931617927</text:p>
              </table:table-cell>
              <table:table-cell office:value-type="float" office:value="0.0369287724830126">
                <text:p>0.03692877248301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03212363729672">
                <text:p>0.203212363729672</text:p>
              </table:table-cell>
              <table:table-cell office:value-type="float" office:value="0.0244853504725865">
                <text:p>0.0244853504725865</text:p>
              </table:table-cell>
              <table:table-cell office:value-type="float" office:value="0.0320000087387708">
                <text:p>0.03200000873877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9513316970418">
                <text:p>0.199513316970418</text:p>
              </table:table-cell>
              <table:table-cell office:value-type="float" office:value="0.0209361928224189">
                <text:p>0.0209361928224189</text:p>
              </table:table-cell>
              <table:table-cell office:value-type="float" office:value="0.0262865661788773">
                <text:p>0.02628656617887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4888935478366">
                <text:p>0.214888935478366</text:p>
              </table:table-cell>
              <table:table-cell office:value-type="float" office:value="0.0290265798568726">
                <text:p>0.0290265798568726</text:p>
              </table:table-cell>
              <table:table-cell office:value-type="float" office:value="0.022016439085104">
                <text:p>0.0220164390851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10592856565941">
                <text:p>0.210592856565941</text:p>
              </table:table-cell>
              <table:table-cell office:value-type="float" office:value="0.0275382805485218">
                <text:p>0.0275382805485218</text:p>
              </table:table-cell>
              <table:table-cell office:value-type="float" office:value="0.0312198378320155">
                <text:p>0.03121983783201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13447987515763">
                <text:p>0.213447987515763</text:p>
              </table:table-cell>
              <table:table-cell office:value-type="float" office:value="0.0236449479791362">
                <text:p>0.0236449479791362</text:p>
              </table:table-cell>
              <table:table-cell office:value-type="float" office:value="0.0307082371897512">
                <text:p>0.03070823718975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13852879011712">
                <text:p>0.213852879011712</text:p>
              </table:table-cell>
              <table:table-cell office:value-type="float" office:value="0.0440000467884297">
                <text:p>0.0440000467884297</text:p>
              </table:table-cell>
              <table:table-cell office:value-type="float" office:value="0.0284935621501637">
                <text:p>0.02849356215016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06812696308992">
                <text:p>0.206812696308992</text:p>
              </table:table-cell>
              <table:table-cell office:value-type="float" office:value="0.0524297829141422">
                <text:p>0.0524297829141422</text:p>
              </table:table-cell>
              <table:table-cell office:value-type="float" office:value="0.0277283966375857">
                <text:p>0.02772839663758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11678870287303">
                <text:p>0.211678870287303</text:p>
              </table:table-cell>
              <table:table-cell office:value-type="float" office:value="0.0469009300432122">
                <text:p>0.0469009300432122</text:p>
              </table:table-cell>
              <table:table-cell office:value-type="float" office:value="0.0283310617302319">
                <text:p>0.02833106173023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11336106817794">
                <text:p>0.211336106817794</text:p>
              </table:table-cell>
              <table:table-cell office:value-type="float" office:value="0.0511351419082416">
                <text:p>0.0511351419082416</text:p>
              </table:table-cell>
              <table:table-cell office:value-type="float" office:value="0.030740021484826">
                <text:p>0.0307400214848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08620070684524">
                <text:p>0.208620070684524</text:p>
              </table:table-cell>
              <table:table-cell office:value-type="float" office:value="0.0414544907524472">
                <text:p>0.0414544907524472</text:p>
              </table:table-cell>
              <table:table-cell office:value-type="float" office:value="0.0263264484405518">
                <text:p>0.026326448440551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9620263989306">
                <text:p>0.19620263989306</text:p>
              </table:table-cell>
              <table:table-cell office:value-type="float" office:value="0.0490755996553422">
                <text:p>0.0490755996553422</text:p>
              </table:table-cell>
              <table:table-cell office:value-type="float" office:value="0.0280560330610043">
                <text:p>0.028056033061004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10573164080085">
                <text:p>0.210573164080085</text:p>
              </table:table-cell>
              <table:table-cell office:value-type="float" office:value="0.0515053972333562">
                <text:p>0.0515053972333562</text:p>
              </table:table-cell>
              <table:table-cell office:value-type="float" office:value="0.0305388771299841">
                <text:p>0.030538877129984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09204142489864">
                <text:p>0.209204142489864</text:p>
              </table:table-cell>
              <table:table-cell office:value-type="float" office:value="0.0591518189900123">
                <text:p>0.0591518189900123</text:p>
              </table:table-cell>
              <table:table-cell office:value-type="float" office:value="0.0276260241516825">
                <text:p>0.02762602415168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02531205696489">
                <text:p>0.202531205696489</text:p>
              </table:table-cell>
              <table:table-cell office:value-type="float" office:value="0.0520238478461222">
                <text:p>0.0520238478461222</text:p>
              </table:table-cell>
              <table:table-cell office:value-type="float" office:value="0.0284333446100806">
                <text:p>0.02843334461008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0340069650144">
                <text:p>0.20340069650144</text:p>
              </table:table-cell>
              <table:table-cell office:value-type="float" office:value="0.0614601448214784">
                <text:p>0.0614601448214784</text:p>
              </table:table-cell>
              <table:table-cell office:value-type="float" office:value="0.0297174047645257">
                <text:p>0.029717404764525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03107190596079">
                <text:p>0.203107190596079</text:p>
              </table:table-cell>
              <table:table-cell office:value-type="float" office:value="0.0457860315338265">
                <text:p>0.0457860315338265</text:p>
              </table:table-cell>
              <table:table-cell office:value-type="float" office:value="0.0274497668280328">
                <text:p>0.027449766828032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05914976700492">
                <text:p>0.205914976700492</text:p>
              </table:table-cell>
              <table:table-cell office:value-type="float" office:value="0.0518084894161681">
                <text:p>0.0518084894161681</text:p>
              </table:table-cell>
              <table:table-cell office:value-type="float" office:value="0.0275625342781182">
                <text:p>0.02756253427811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90420978741564">
                <text:p>0.190420978741564</text:p>
              </table:table-cell>
              <table:table-cell office:value-type="float" office:value="0.0699065964463253">
                <text:p>0.0699065964463253</text:p>
              </table:table-cell>
              <table:table-cell office:value-type="float" office:value="0.0286041538718342">
                <text:p>0.02860415387183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9957684338628">
                <text:p>0.19957684338628</text:p>
              </table:table-cell>
              <table:table-cell office:value-type="float" office:value="0.0724350220972178">
                <text:p>0.0724350220972178</text:p>
              </table:table-cell>
              <table:table-cell office:value-type="float" office:value="0.029736976934939">
                <text:p>0.0297369769349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9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823cm" svg:height="9.463cm" xlink:href=".." xlink:type="simple" chart:class="chart:bar" chart:style-name="ch1">
        <chart:title svg:x="4.346cm" svg:y="0.325cm" chart:style-name="ch2">
          <text:p>Coherence score Vs Number of clusters</text:p>
        </chart:title>
        <chart:subtitle svg:x="4.504cm" svg:y="1.293cm" chart:style-name="ch3">
          <text:p>English filtered data, Epoch 15, Emb dim 300</text:p>
        </chart:subtitle>
        <chart:legend chart:legend-position="end" svg:x="11.041cm" svg:y="1.996cm" style:legend-expansion="high" chart:style-name="ch4"/>
        <chart:plot-area chart:style-name="ch5" table:cell-range-address="combine_all.B3:combine_all.H24" chart:data-source-has-labels="both" svg:x="1.347cm" svg:y="2.165cm" svg:width="9.358cm" svg:height="6.128cm">
          <chartooo:coordinate-region svg:x="2.259cm" svg:y="2.364cm" svg:width="8.446cm" svg:height="5.282cm"/>
          <chart:axis chart:dimension="x" chart:name="primary-x" chart:style-name="ch6" chartooo:axis-type="auto">
            <chartooo:date-scale/>
            <chart:title svg:x="4.619cm" svg:y="8.482cm" chart:style-name="ch7">
              <text:p>Number of clusters</text:p>
            </chart:title>
            <chart:categories table:cell-range-address="combine_all.B3:combine_all.B24"/>
          </chart:axis>
          <chart:axis chart:dimension="y" chart:name="primary-y" chart:style-name="ch8">
            <chart:title svg:x="0.451cm" svg:y="6.53cm" chart:style-name="ch9">
              <text:p>Coherence score</text:p>
            </chart:title>
            <chart:grid chart:style-name="ch10" chart:class="major"/>
          </chart:axis>
          <chart:series chart:style-name="ch11" chart:values-cell-range-address="combine_all.C3:combine_all.C24" loext:label-string="avg_coherence_score_glove_trained_from_scratch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combine_all.D3:combine_all.D24" loext:label-string="avg_coherence_score_w2v_trained_from_scratch" chart:class="chart:bar">
            <chart:data-point chart:repeated="22"/>
          </chart:series>
          <chart:series chart:style-name="ch14" chart:values-cell-range-address="combine_all.E3:combine_all.E24" loext:label-string="avg_coherence_score_fasttext_trained_from_scratch" chart:class="chart:bar">
            <chart:data-point chart:repeated="22"/>
          </chart:series>
          <chart:series chart:style-name="ch15" chart:values-cell-range-address="combine_all.F3:combine_all.F24" loext:label-string="avg_coherence_score_glove_pretrained_fine_tuned" chart:class="chart:bar">
            <chart:data-point chart:repeated="22"/>
          </chart:series>
          <chart:series chart:style-name="ch16" chart:values-cell-range-address="combine_all.G3:combine_all.G24" loext:label-string="avg_coherence_score_w2v_pretrained_fine_tuned" chart:class="chart:bar">
            <chart:data-point chart:repeated="22"/>
          </chart:series>
          <chart:series chart:style-name="ch17" chart:values-cell-range-address="combine_all.H3:combine_all.H24" loext:label-string="avg_coherence_score_fasttext_pretrained_fine_tuned" chart:class="chart:bar">
            <chart:data-point chart:repeated="2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oherence_score_glove_trained_from_scratch</text:p>
              </table:table-cell>
              <table:table-cell office:value-type="string">
                <text:p>avg_coherence_score_w2v_trained_from_scratch</text:p>
              </table:table-cell>
              <table:table-cell office:value-type="string">
                <text:p>avg_coherence_score_fasttext_trained_from_scratch</text:p>
              </table:table-cell>
              <table:table-cell office:value-type="string">
                <text:p>avg_coherence_score_glove_pretrained_fine_tuned</text:p>
              </table:table-cell>
              <table:table-cell office:value-type="string">
                <text:p>avg_coherence_score_w2v_pretrained_fine_tuned</text:p>
              </table:table-cell>
              <table:table-cell office:value-type="string">
                <text:p>avg_coherence_score_fasttext_pretrained_fine_tuned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combine_all.B3:combine_all.B24</svg:desc>
                </draw:g>
              </table:table-cell>
              <table:table-cell office:value-type="float" office:value="0.0498190966013917">
                <text:p>0.0498190966013917</text:p>
                <draw:g>
                  <svg:desc>combine_all.C3:combine_all.C24</svg:desc>
                </draw:g>
              </table:table-cell>
              <table:table-cell office:value-type="float" office:value="0.0766743589351198">
                <text:p>0.0766743589351198</text:p>
                <draw:g>
                  <svg:desc>combine_all.D3:combine_all.D24</svg:desc>
                </draw:g>
              </table:table-cell>
              <table:table-cell office:value-type="float" office:value="0.139780148875957">
                <text:p>0.139780148875957</text:p>
                <draw:g>
                  <svg:desc>combine_all.E3:combine_all.E24</svg:desc>
                </draw:g>
              </table:table-cell>
              <table:table-cell office:value-type="float" office:value="0.129869789590641">
                <text:p>0.129869789590641</text:p>
                <draw:g>
                  <svg:desc>combine_all.F3:combine_all.F24</svg:desc>
                </draw:g>
              </table:table-cell>
              <table:table-cell office:value-type="float" office:value="0.185478640186543">
                <text:p>0.185478640186543</text:p>
                <draw:g>
                  <svg:desc>combine_all.G3:combine_all.G24</svg:desc>
                </draw:g>
              </table:table-cell>
              <table:table-cell office:value-type="float" office:value="0.252034047296374">
                <text:p>0.252034047296374</text:p>
                <draw:g>
                  <svg:desc>combine_all.H3:combine_all.H24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85417652130127">
                <text:p>0.0485417652130127</text:p>
              </table:table-cell>
              <table:table-cell office:value-type="float" office:value="0.0847294134023238">
                <text:p>0.0847294134023238</text:p>
              </table:table-cell>
              <table:table-cell office:value-type="float" office:value="0.137468890754544">
                <text:p>0.137468890754544</text:p>
              </table:table-cell>
              <table:table-cell office:value-type="float" office:value="0.136184806045221">
                <text:p>0.136184806045221</text:p>
              </table:table-cell>
              <table:table-cell office:value-type="float" office:value="0.15672521630112">
                <text:p>0.15672521630112</text:p>
              </table:table-cell>
              <table:table-cell office:value-type="float" office:value="0.252748948700574">
                <text:p>0.2527489487005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61722578537437">
                <text:p>0.0461722578537437</text:p>
              </table:table-cell>
              <table:table-cell office:value-type="float" office:value="0.0895533423737333">
                <text:p>0.0895533423737333</text:p>
              </table:table-cell>
              <table:table-cell office:value-type="float" office:value="0.137071224567301">
                <text:p>0.137071224567301</text:p>
              </table:table-cell>
              <table:table-cell office:value-type="float" office:value="0.116817850817899">
                <text:p>0.116817850817899</text:p>
              </table:table-cell>
              <table:table-cell office:value-type="float" office:value="0.163798273826132">
                <text:p>0.163798273826132</text:p>
              </table:table-cell>
              <table:table-cell office:value-type="float" office:value="0.259355333116319">
                <text:p>0.2593553331163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49922043158084">
                <text:p>0.0449922043158084</text:p>
              </table:table-cell>
              <table:table-cell office:value-type="float" office:value="0.0918283784827408">
                <text:p>0.0918283784827408</text:p>
              </table:table-cell>
              <table:table-cell office:value-type="float" office:value="0.137411106654576">
                <text:p>0.137411106654576</text:p>
              </table:table-cell>
              <table:table-cell office:value-type="float" office:value="0.12352964471311">
                <text:p>0.12352964471311</text:p>
              </table:table-cell>
              <table:table-cell office:value-type="float" office:value="0.164294598014987">
                <text:p>0.164294598014987</text:p>
              </table:table-cell>
              <table:table-cell office:value-type="float" office:value="0.256817390286193">
                <text:p>0.2568173902861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42519897269304">
                <text:p>0.0542519897269304</text:p>
              </table:table-cell>
              <table:table-cell office:value-type="float" office:value="0.0854652804819343">
                <text:p>0.0854652804819343</text:p>
              </table:table-cell>
              <table:table-cell office:value-type="float" office:value="0.138045604472258">
                <text:p>0.138045604472258</text:p>
              </table:table-cell>
              <table:table-cell office:value-type="float" office:value="0.145418032372204">
                <text:p>0.145418032372204</text:p>
              </table:table-cell>
              <table:table-cell office:value-type="float" office:value="0.157542597652417">
                <text:p>0.157542597652417</text:p>
              </table:table-cell>
              <table:table-cell office:value-type="float" office:value="0.250916497007457">
                <text:p>0.2509164970074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09887382935505">
                <text:p>0.0509887382935505</text:p>
              </table:table-cell>
              <table:table-cell office:value-type="float" office:value="0.0927549887676628">
                <text:p>0.0927549887676628</text:p>
              </table:table-cell>
              <table:table-cell office:value-type="float" office:value="0.140255583938287">
                <text:p>0.140255583938287</text:p>
              </table:table-cell>
              <table:table-cell office:value-type="float" office:value="0.142934806590178">
                <text:p>0.142934806590178</text:p>
              </table:table-cell>
              <table:table-cell office:value-type="float" office:value="0.15040124776412">
                <text:p>0.15040124776412</text:p>
              </table:table-cell>
              <table:table-cell office:value-type="float" office:value="0.246771177175094">
                <text:p>0.2467711771750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53530393737727">
                <text:p>0.0553530393737727</text:p>
              </table:table-cell>
              <table:table-cell office:value-type="float" office:value="0.0854403506236993">
                <text:p>0.0854403506236993</text:p>
              </table:table-cell>
              <table:table-cell office:value-type="float" office:value="0.136717381134197">
                <text:p>0.136717381134197</text:p>
              </table:table-cell>
              <table:table-cell office:value-type="float" office:value="0.135345098083693">
                <text:p>0.135345098083693</text:p>
              </table:table-cell>
              <table:table-cell office:value-type="float" office:value="0.151293659804331">
                <text:p>0.151293659804331</text:p>
              </table:table-cell>
              <table:table-cell office:value-type="float" office:value="0.222357868723147">
                <text:p>0.2223578687231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537478821706683">
                <text:p>0.0537478821706683</text:p>
              </table:table-cell>
              <table:table-cell office:value-type="float" office:value="0.0899674622601171">
                <text:p>0.0899674622601171</text:p>
              </table:table-cell>
              <table:table-cell office:value-type="float" office:value="0.141353332293056">
                <text:p>0.141353332293056</text:p>
              </table:table-cell>
              <table:table-cell office:value-type="float" office:value="0.140542525395834">
                <text:p>0.140542525395834</text:p>
              </table:table-cell>
              <table:table-cell office:value-type="float" office:value="0.147641319600461">
                <text:p>0.147641319600461</text:p>
              </table:table-cell>
              <table:table-cell office:value-type="float" office:value="0.228426415721207">
                <text:p>0.2284264157212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567526123150676">
                <text:p>0.0567526123150676</text:p>
              </table:table-cell>
              <table:table-cell office:value-type="float" office:value="0.0911007617768787">
                <text:p>0.0911007617768787</text:p>
              </table:table-cell>
              <table:table-cell office:value-type="float" office:value="0.14506021434758">
                <text:p>0.14506021434758</text:p>
              </table:table-cell>
              <table:table-cell office:value-type="float" office:value="0.140130965369088">
                <text:p>0.140130965369088</text:p>
              </table:table-cell>
              <table:table-cell office:value-type="float" office:value="0.157449458375269">
                <text:p>0.157449458375269</text:p>
              </table:table-cell>
              <table:table-cell office:value-type="float" office:value="0.222010197023145">
                <text:p>0.2220101970231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563489165636958">
                <text:p>0.0563489165636958</text:p>
              </table:table-cell>
              <table:table-cell office:value-type="float" office:value="0.0924988561513473">
                <text:p>0.0924988561513473</text:p>
              </table:table-cell>
              <table:table-cell office:value-type="float" office:value="0.145108562858737">
                <text:p>0.145108562858737</text:p>
              </table:table-cell>
              <table:table-cell office:value-type="float" office:value="0.143495356843909">
                <text:p>0.143495356843909</text:p>
              </table:table-cell>
              <table:table-cell office:value-type="float" office:value="0.150690092374841">
                <text:p>0.150690092374841</text:p>
              </table:table-cell>
              <table:table-cell office:value-type="float" office:value="0.22361625777264">
                <text:p>0.223616257772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525047429588029">
                <text:p>0.0525047429588029</text:p>
              </table:table-cell>
              <table:table-cell office:value-type="float" office:value="0.0886188015506845">
                <text:p>0.0886188015506845</text:p>
              </table:table-cell>
              <table:table-cell office:value-type="float" office:value="0.147637746160301">
                <text:p>0.147637746160301</text:p>
              </table:table-cell>
              <table:table-cell office:value-type="float" office:value="0.138655885079164">
                <text:p>0.138655885079164</text:p>
              </table:table-cell>
              <table:table-cell office:value-type="float" office:value="0.149231609867196">
                <text:p>0.149231609867196</text:p>
              </table:table-cell>
              <table:table-cell office:value-type="float" office:value="0.224782276654035">
                <text:p>0.2247822766540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573001616744405">
                <text:p>0.0573001616744405</text:p>
              </table:table-cell>
              <table:table-cell office:value-type="float" office:value="0.0920408725939864">
                <text:p>0.0920408725939864</text:p>
              </table:table-cell>
              <table:table-cell office:value-type="float" office:value="0.143817735278715">
                <text:p>0.143817735278715</text:p>
              </table:table-cell>
              <table:table-cell office:value-type="float" office:value="0.143806933430531">
                <text:p>0.143806933430531</text:p>
              </table:table-cell>
              <table:table-cell office:value-type="float" office:value="0.161073162983539">
                <text:p>0.161073162983539</text:p>
              </table:table-cell>
              <table:table-cell office:value-type="float" office:value="0.242316599878772">
                <text:p>0.2423165998787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82599332121765">
                <text:p>0.0582599332121765</text:p>
              </table:table-cell>
              <table:table-cell office:value-type="float" office:value="0.0933388901275842">
                <text:p>0.0933388901275842</text:p>
              </table:table-cell>
              <table:table-cell office:value-type="float" office:value="0.143251949388154">
                <text:p>0.143251949388154</text:p>
              </table:table-cell>
              <table:table-cell office:value-type="float" office:value="0.139824593135289">
                <text:p>0.139824593135289</text:p>
              </table:table-cell>
              <table:table-cell office:value-type="float" office:value="0.150502687622901">
                <text:p>0.150502687622901</text:p>
              </table:table-cell>
              <table:table-cell office:value-type="float" office:value="0.244313292211416">
                <text:p>0.24431329221141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558325857799096">
                <text:p>0.0558325857799096</text:p>
              </table:table-cell>
              <table:table-cell office:value-type="float" office:value="0.0901373219694096">
                <text:p>0.0901373219694096</text:p>
              </table:table-cell>
              <table:table-cell office:value-type="float" office:value="0.144842947180762">
                <text:p>0.144842947180762</text:p>
              </table:table-cell>
              <table:table-cell office:value-type="float" office:value="0.141926489924819">
                <text:p>0.141926489924819</text:p>
              </table:table-cell>
              <table:table-cell office:value-type="float" office:value="0.151401950215885">
                <text:p>0.151401950215885</text:p>
              </table:table-cell>
              <table:table-cell office:value-type="float" office:value="0.229289771375725">
                <text:p>0.2292897713757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571931100320988">
                <text:p>0.0571931100320988</text:p>
              </table:table-cell>
              <table:table-cell office:value-type="float" office:value="0.0859153495687826">
                <text:p>0.0859153495687826</text:p>
              </table:table-cell>
              <table:table-cell office:value-type="float" office:value="0.147333884725765">
                <text:p>0.147333884725765</text:p>
              </table:table-cell>
              <table:table-cell office:value-type="float" office:value="0.1395249101838">
                <text:p>0.1395249101838</text:p>
              </table:table-cell>
              <table:table-cell office:value-type="float" office:value="0.158497157468945">
                <text:p>0.158497157468945</text:p>
              </table:table-cell>
              <table:table-cell office:value-type="float" office:value="0.245387044588343">
                <text:p>0.24538704458834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571204991465755">
                <text:p>0.0571204991465755</text:p>
              </table:table-cell>
              <table:table-cell office:value-type="float" office:value="0.0883404430689687">
                <text:p>0.0883404430689687</text:p>
              </table:table-cell>
              <table:table-cell office:value-type="float" office:value="0.143740302527959">
                <text:p>0.143740302527959</text:p>
              </table:table-cell>
              <table:table-cell office:value-type="float" office:value="0.139706002816514">
                <text:p>0.139706002816514</text:p>
              </table:table-cell>
              <table:table-cell office:value-type="float" office:value="0.160087479571907">
                <text:p>0.160087479571907</text:p>
              </table:table-cell>
              <table:table-cell office:value-type="float" office:value="0.241269650829082">
                <text:p>0.2412696508290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551776373011594">
                <text:p>0.0551776373011594</text:p>
              </table:table-cell>
              <table:table-cell office:value-type="float" office:value="0.0875396476867642">
                <text:p>0.0875396476867642</text:p>
              </table:table-cell>
              <table:table-cell office:value-type="float" office:value="0.144520162507703">
                <text:p>0.144520162507703</text:p>
              </table:table-cell>
              <table:table-cell office:value-type="float" office:value="0.138769228599115">
                <text:p>0.138769228599115</text:p>
              </table:table-cell>
              <table:table-cell office:value-type="float" office:value="0.161701689781698">
                <text:p>0.161701689781698</text:p>
              </table:table-cell>
              <table:table-cell office:value-type="float" office:value="0.230946132451608">
                <text:p>0.2309461324516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579306796326929">
                <text:p>0.0579306796326929</text:p>
              </table:table-cell>
              <table:table-cell office:value-type="float" office:value="0.0916136343819755">
                <text:p>0.0916136343819755</text:p>
              </table:table-cell>
              <table:table-cell office:value-type="float" office:value="0.143186126086177">
                <text:p>0.143186126086177</text:p>
              </table:table-cell>
              <table:table-cell office:value-type="float" office:value="0.1444481937642">
                <text:p>0.1444481937642</text:p>
              </table:table-cell>
              <table:table-cell office:value-type="float" office:value="0.154567915001694">
                <text:p>0.154567915001694</text:p>
              </table:table-cell>
              <table:table-cell office:value-type="float" office:value="0.241450958251953">
                <text:p>0.24145095825195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54929604043766">
                <text:p>0.054929604043766</text:p>
              </table:table-cell>
              <table:table-cell office:value-type="float" office:value="0.0849077584837419">
                <text:p>0.0849077584837419</text:p>
              </table:table-cell>
              <table:table-cell office:value-type="float" office:value="0.145704327163733">
                <text:p>0.145704327163733</text:p>
              </table:table-cell>
              <table:table-cell office:value-type="float" office:value="0.146340059082147">
                <text:p>0.146340059082147</text:p>
              </table:table-cell>
              <table:table-cell office:value-type="float" office:value="0.15992672725147">
                <text:p>0.15992672725147</text:p>
              </table:table-cell>
              <table:table-cell office:value-type="float" office:value="0.230159978445639">
                <text:p>0.23015997844563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552218146269154">
                <text:p>0.0552218146269154</text:p>
              </table:table-cell>
              <table:table-cell office:value-type="float" office:value="0.0848486427638842">
                <text:p>0.0848486427638842</text:p>
              </table:table-cell>
              <table:table-cell office:value-type="float" office:value="0.144375769438316">
                <text:p>0.144375769438316</text:p>
              </table:table-cell>
              <table:table-cell office:value-type="float" office:value="0.147483838816713">
                <text:p>0.147483838816713</text:p>
              </table:table-cell>
              <table:table-cell office:value-type="float" office:value="0.161178989495021">
                <text:p>0.161178989495021</text:p>
              </table:table-cell>
              <table:table-cell office:value-type="float" office:value="0.234277092460626">
                <text:p>0.2342770924606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593083868062481">
                <text:p>0.0593083868062481</text:p>
              </table:table-cell>
              <table:table-cell office:value-type="float" office:value="0.0830546269224168">
                <text:p>0.0830546269224168</text:p>
              </table:table-cell>
              <table:table-cell office:value-type="float" office:value="0.144513259245822">
                <text:p>0.144513259245822</text:p>
              </table:table-cell>
              <table:table-cell office:value-type="float" office:value="0.149848039397494">
                <text:p>0.149848039397494</text:p>
              </table:table-cell>
              <table:table-cell office:value-type="float" office:value="0.159753624512126">
                <text:p>0.159753624512126</text:p>
              </table:table-cell>
              <table:table-cell office:value-type="float" office:value="0.231909443808813">
                <text:p>0.2319094438088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76050844153579">
                <text:p>0.0576050844153579</text:p>
              </table:table-cell>
              <table:table-cell office:value-type="float" office:value="0.0818978481993383">
                <text:p>0.0818978481993383</text:p>
              </table:table-cell>
              <table:table-cell office:value-type="float" office:value="0.144206101771763">
                <text:p>0.144206101771763</text:p>
              </table:table-cell>
              <table:table-cell office:value-type="float" office:value="0.145194508704361">
                <text:p>0.145194508704361</text:p>
              </table:table-cell>
              <table:table-cell office:value-type="float" office:value="0.159912606624681">
                <text:p>0.159912606624681</text:p>
              </table:table-cell>
              <table:table-cell office:value-type="float" office:value="0.230892423419563">
                <text:p>0.2308924234195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